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solid" style:text-underline-color="font-color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solid" style:text-underline-color="font-color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solid" style:text-underline-color="font-color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solid" style:text-underline-color="font-color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6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6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7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7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7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7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7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7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7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7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7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7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8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8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8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8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8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8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8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8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8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8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9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9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9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9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9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9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9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9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9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9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0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0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0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0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0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0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0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0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0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0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6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6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7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7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7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7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7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7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7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7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7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7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8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8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8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8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8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8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8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8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8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8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9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9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9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9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9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9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9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9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9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19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0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0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0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0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0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0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0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0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0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0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_2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6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6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7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7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7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7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7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7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7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7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7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7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8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8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8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8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8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8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8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8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8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8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9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9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9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9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9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9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9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9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9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9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0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0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0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0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0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0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0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0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0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0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6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6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7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7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7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7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7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7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7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7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7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7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8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8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8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8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8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8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8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8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_18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6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6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7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7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7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7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7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7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7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7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7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7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8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8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8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8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8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8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8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8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8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8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9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9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9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9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9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9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9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9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9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9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0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0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0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0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0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0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0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0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0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0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_1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_1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6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6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7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7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7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7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7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7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7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7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7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7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8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8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8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8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8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8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8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8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8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8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_9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6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6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7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7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7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7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7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7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7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7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7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7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8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_8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6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6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7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7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7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7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7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7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7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7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7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7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8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8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8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8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8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8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8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8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8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8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9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9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9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9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9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9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9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9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9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9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0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0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0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0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0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0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0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0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0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0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_1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_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2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2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2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2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2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2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2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2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2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2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3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3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3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3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3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3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3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3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3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3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4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4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4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4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4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4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4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4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4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4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5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5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5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5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5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5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5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5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5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5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6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6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6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6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6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6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6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6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6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6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7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7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7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7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7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7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7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7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7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7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8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8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8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8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8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8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8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8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8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8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9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9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9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9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9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9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9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9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9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9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0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0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0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0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0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0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0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0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0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0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1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1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1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1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1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1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1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1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1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1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2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2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2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2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2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2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2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2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2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2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3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3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3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3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3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3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_13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8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left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6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6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7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7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7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7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7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7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7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7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7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7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8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8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8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8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8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8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8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8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8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8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9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9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9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9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9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9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9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9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9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9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0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0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0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0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0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0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0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0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0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0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_1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1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1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1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2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2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2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2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2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2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6_2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5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5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5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5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5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5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6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6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6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6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6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6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6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7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7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7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7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7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7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7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7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7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7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8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8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8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8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8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8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8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8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8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8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9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9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9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9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9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9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9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9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9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9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0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0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0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0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0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0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0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0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0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0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4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4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4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4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4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4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8_15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1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30_1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3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2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4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3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2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2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2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2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2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2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2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2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2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2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3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3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3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3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3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3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3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3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3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3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4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4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4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4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6_4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3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2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2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2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3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3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3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3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3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3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3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3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3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3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4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4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4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4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4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4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4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38_4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0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0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0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0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0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0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0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0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0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40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_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2_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4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4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4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6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4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48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0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50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0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5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6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6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6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6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6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6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6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6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2_6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4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4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4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4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4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4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4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4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4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4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4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5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56_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6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2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2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2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2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2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2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3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3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3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3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3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3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3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3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3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3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4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4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4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4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56_4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8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8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8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8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8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8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8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8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8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8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8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58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0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60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60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0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6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6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2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6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6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4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4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4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4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4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4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4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4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6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6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2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2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2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2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2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2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3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3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3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3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3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3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3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3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3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3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4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4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4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4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66_4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8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68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68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68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68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68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68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68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68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68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68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68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0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70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70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0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7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7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4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4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5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5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5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5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5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5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5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5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5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5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6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6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6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6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6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6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6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6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6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6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2_7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4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74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74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74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74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74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74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74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74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74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74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74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7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7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6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7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7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2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2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2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2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2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2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3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3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3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3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3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3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3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3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3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3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4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4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4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4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4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4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4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4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4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4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5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5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5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5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5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5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5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5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5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5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6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6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6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6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6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6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6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6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6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6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7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7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7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7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7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7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7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7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7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7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8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8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8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8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8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8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8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8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8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8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9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9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9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9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9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9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9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97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98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99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00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01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02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0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0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0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78_106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0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1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1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1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2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2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2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2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2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2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2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2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2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2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3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3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3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3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3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3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3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3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3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3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4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4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4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4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4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4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4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4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80_4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8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8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2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2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2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2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8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8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6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6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7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7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7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7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7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7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7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7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7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7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8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8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8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8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8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8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8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8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8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8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9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9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9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9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9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9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9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9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9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9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0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0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0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0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0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0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0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0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0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0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4_1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8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8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6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6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6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6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6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6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8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8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88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0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1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1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1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2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2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2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2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2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2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2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2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2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2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3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3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3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3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0_3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9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9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9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9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4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4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4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4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4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4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4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4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6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1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1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1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2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2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2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2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2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2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96_2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9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9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8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8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9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0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00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00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0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2_1" style:family="text" style:parent-style-name="Default_20_Paragraph_20_Font">
      <style:text-properties style:text-line-through-style="none" fo:font-style="italic" style:font-style-asian="italic" style:font-style-complex="italic" fo:color="#ff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02_2" style:family="text" style:parent-style-name="Default_20_Paragraph_20_Font">
      <style:text-properties style:text-line-through-style="none" fo:font-style="italic" style:font-style-asian="italic" style:font-style-complex="italic" fo:color="#ff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02_3" style:family="text" style:parent-style-name="Default_20_Paragraph_20_Font">
      <style:text-properties style:text-line-through-style="none" fo:font-style="italic" style:font-style-asian="italic" style:font-style-complex="italic" fo:color="#ff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02_4" style:family="text" style:parent-style-name="Default_20_Paragraph_20_Font">
      <style:text-properties style:text-line-through-style="none" fo:font-style="italic" style:font-style-asian="italic" style:font-style-complex="italic" fo:color="#ff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02_5" style:family="text" style:parent-style-name="Default_20_Paragraph_20_Font">
      <style:text-properties style:text-line-through-style="none" fo:font-style="italic" style:font-style-asian="italic" style:font-style-complex="italic" fo:color="#ff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02_6" style:family="text" style:parent-style-name="Default_20_Paragraph_20_Font">
      <style:text-properties style:text-line-through-style="none" fo:font-style="italic" style:font-style-asian="italic" style:font-style-complex="italic" fo:color="#ff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02_7" style:family="text" style:parent-style-name="Default_20_Paragraph_20_Font">
      <style:text-properties style:text-line-through-style="none" fo:font-style="italic" style:font-style-asian="italic" style:font-style-complex="italic" fo:color="#ff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02_8" style:family="text" style:parent-style-name="Default_20_Paragraph_20_Font">
      <style:text-properties style:text-line-through-style="none" fo:font-style="italic" style:font-style-asian="italic" style:font-style-complex="italic" fo:color="#ff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02_9" style:family="text" style:parent-style-name="Default_20_Paragraph_20_Font">
      <style:text-properties style:text-line-through-style="none" fo:font-style="italic" style:font-style-asian="italic" style:font-style-complex="italic" fo:color="#ff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02_10" style:family="text" style:parent-style-name="Default_20_Paragraph_20_Font">
      <style:text-properties style:text-line-through-style="none" fo:font-style="italic" style:font-style-asian="italic" style:font-style-complex="italic" fo:color="#ff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02_11" style:family="text" style:parent-style-name="Default_20_Paragraph_20_Font">
      <style:text-properties style:text-line-through-style="none" fo:font-style="italic" style:font-style-asian="italic" style:font-style-complex="italic" fo:color="#ff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02_12" style:family="text" style:parent-style-name="Default_20_Paragraph_20_Font">
      <style:text-properties style:text-line-through-style="none" fo:font-style="italic" style:font-style-asian="italic" style:font-style-complex="italic" fo:color="#ff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02_13" style:family="text" style:parent-style-name="Default_20_Paragraph_20_Font">
      <style:text-properties style:text-line-through-style="none" fo:font-style="italic" style:font-style-asian="italic" style:font-style-complex="italic" fo:color="#ff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0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0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6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1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1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1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2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2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06_2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8_3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8_4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8_5" style:family="text" style:parent-style-name="Default_20_Paragraph_20_Font">
      <style:text-properties style:text-line-through-style="none" fo:font-style="italic" style:font-style-asian="italic" style:font-style-complex="italic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8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0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0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0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2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6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1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1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1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2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2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2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2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2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16_2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18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0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1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1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1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2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2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2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2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0_2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2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2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6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6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7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7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7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7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7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7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7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7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7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7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8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8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8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8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8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8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8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8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8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8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9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9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9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9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9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9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9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9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9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9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10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2_10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2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2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4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2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2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6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6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7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7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7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7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7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26_7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8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8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8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8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8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8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8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8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8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8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8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8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8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8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8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28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0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30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30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0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2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1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1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1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2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2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2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2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2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2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2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2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2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2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3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3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2_3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3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3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4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3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3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8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1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38_1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4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0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40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40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0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4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4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2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4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4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4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4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4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4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4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4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4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4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4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4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4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4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4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44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4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4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4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4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6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6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6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6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6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6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6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6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6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6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4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4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48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0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50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50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0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5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5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2_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4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1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1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1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2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2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2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2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2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2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2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2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2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2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3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3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3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3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3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3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3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3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3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3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4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4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4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4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4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4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4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4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4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4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5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5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5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5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5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5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5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5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5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5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6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6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6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6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6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6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6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6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6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6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7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7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7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7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7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7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7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7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7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7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54_8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5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5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5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5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6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6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6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6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6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6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5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5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58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0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60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60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0_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2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1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2_1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6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6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6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6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4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4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6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6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66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8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8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8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8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8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8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8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8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8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8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8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68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6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7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0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70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70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0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7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7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2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7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7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4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4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4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4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4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4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4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4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4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4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7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7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6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7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7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8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8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8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78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0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1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1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1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2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2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2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2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2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2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2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2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0_2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8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8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8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8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6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6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7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7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7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7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7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7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7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7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7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7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8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8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8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8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8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8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8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8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8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8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9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9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9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9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9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9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9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9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9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9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0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0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0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0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0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0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0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0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0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0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2_1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4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4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4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4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4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4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4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4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4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4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4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4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4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84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8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8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8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8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6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6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8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8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8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8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8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8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8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8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8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8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8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8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8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88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0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0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0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0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0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0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0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0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0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0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0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0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9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9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9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9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2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9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4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4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4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4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4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4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4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4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9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9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19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96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9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8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8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8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8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8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8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8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198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19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0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0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2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2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2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0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4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04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04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04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04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04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04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04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0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6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0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0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08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1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0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10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10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10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10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10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10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10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1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1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1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1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6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6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7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7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7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7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7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7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7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7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7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7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8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8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8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8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8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2_8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1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1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1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4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1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6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16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16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16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16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16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16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16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1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P21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1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1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18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0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20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20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0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2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2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2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2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2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2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2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2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2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2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2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2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2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2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2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2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4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4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4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4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4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4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4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4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4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4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6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1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26_1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2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2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2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2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3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3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4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4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4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4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4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4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4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4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4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4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5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5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5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5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5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5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5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5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5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5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6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6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6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6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6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6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6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6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6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6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7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7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7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7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7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7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7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7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7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7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8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8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8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8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8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8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8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8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8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8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9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9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9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9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9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9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9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9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9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9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0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0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0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0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0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0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0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0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0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0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28_1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0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30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30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0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2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32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32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2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2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3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3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3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3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3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3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8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38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38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38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38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38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38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38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38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38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3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P24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0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40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40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2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2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3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3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3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3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3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3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3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0_3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2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42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42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42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42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42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42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42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42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42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42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42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42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42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4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4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4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4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4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4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4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4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4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4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4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4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4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4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4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6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6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6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6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8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48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48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8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8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8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8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8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8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8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8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8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48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0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50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50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0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0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0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0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0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0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0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0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2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1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1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1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2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2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2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2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2_2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5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P25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4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54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54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1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1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1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1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1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1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1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1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1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2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2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2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2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2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2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2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4_2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6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56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solid" style:text-underline-color="font-color"/>
    </style:style>
    <style:style style:name="T256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6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256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258_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1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1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1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1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1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1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1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17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18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19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20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21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22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23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24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25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  <style:style style:name="T258_26" style:family="text" style:parent-style-name="Default_20_Paragraph_20_Font">
      <style:text-properties style:text-line-through-style="none" fo:font-style="normal" style:font-style-asian="normal" style:font-style-complex="normal" fo:color="#000080" style:font-name="Georgia" fo:font-size="11pt" style:font-name-asian="Georgia" style:font-size-asian="11pt" style:font-name-complex="Georgia" style:font-size-complex="11pt" fo:font-weight="bold" style:font-weight-asian="bold" style:font-weight-complex="bold" style:text-underline-style="none"/>
    </style:style>
  </office:automatic-styles>
  <office:body>
    <office:text>
      <text:p text:style-name="P1"><text:span text:style-name="T1_1">Characters</text:span><text:span text:style-name="T1_2">:</text:span></text:p>
      <text:p text:style-name="P2"/>
      <text:list text:style-name="LS1" xml:id="list0">
        <text:list-item>
          <text:p text:style-name="P3"><text:span text:style-name="T3_1">Computer</text:span><text:span text:style-name="T3_2"><text:s/></text:span><text:span text:style-name="T3_3">Science</text:span><text:span text:style-name="T3_4"><text:s/></text:span><text:span text:style-name="T3_5">Genius</text:span><text:span text:style-name="T3_6">—</text:span><text:span text:style-name="T3_7">Mark</text:span></text:p>
        </text:list-item>
        <text:list-item>
          <text:p text:style-name="P4"><text:span text:style-name="T4_1">Computer</text:span><text:span text:style-name="T4_2"><text:s/></text:span><text:span text:style-name="T4_3">Science</text:span><text:span text:style-name="T4_4"><text:s/></text:span><text:span text:style-name="T4_5">Genie</text:span><text:span text:style-name="T4_6"><text:s/>(</text:span><text:span text:style-name="T4_7">or</text:span><text:span text:style-name="T4_8"><text:s/></text:span><text:span text:style-name="T4_9">just</text:span><text:span text:style-name="T4_10"><text:s/></text:span><text:span text:style-name="T4_11">Genie</text:span><text:span text:style-name="T4_12">)—</text:span><text:span text:style-name="T4_13">GWA</text:span></text:p>
        </text:list-item>
      </text:list>
      <text:p text:style-name="P5"/>
      <text:p text:style-name="P6"><text:span text:style-name="T6_1">Overview</text:span><text:span text:style-name="T6_2">:</text:span></text:p>
      <text:p text:style-name="P7"/>
      <text:p text:style-name="P8"><text:span text:style-name="T8_1">After</text:span><text:span text:style-name="T8_2"><text:s/></text:span><text:span text:style-name="T8_3">the</text:span><text:span text:style-name="T8_4"><text:s/></text:span><text:span text:style-name="T8_5">Dorky</text:span><text:span text:style-name="T8_6"><text:s/></text:span><text:span text:style-name="T8_7">Computer</text:span><text:span text:style-name="T8_8"><text:s/></text:span><text:span text:style-name="T8_9">Scientist</text:span><text:span text:style-name="T8_10"><text:s/></text:span><text:span text:style-name="T8_11">summons</text:span><text:span text:style-name="T8_12"><text:s/></text:span><text:span text:style-name="T8_13">the</text:span><text:span text:style-name="T8_14"><text:s/></text:span><text:span text:style-name="T8_15">Power</text:span><text:span text:style-name="T8_16"><text:s/></text:span><text:span text:style-name="T8_17">Agile</text:span><text:span text:style-name="T8_18"><text:s/></text:span><text:span text:style-name="T8_19">Genie</text:span><text:span text:style-name="T8_20"><text:s/>(</text:span><text:span text:style-name="T8_21">with</text:span><text:span text:style-name="T8_22"><text:s/></text:span><text:span text:style-name="T8_23">the</text:span><text:span text:style-name="T8_24"><text:s/></text:span><text:span text:style-name="T8_25">help</text:span><text:span text:style-name="T8_26"><text:s/></text:span><text:span text:style-name="T8_27">of</text:span><text:span text:style-name="T8_28"><text:s/></text:span><text:span text:style-name="T8_29">the</text:span><text:span text:style-name="T8_30"><text:s/></text:span><text:span text:style-name="T8_31">crowd</text:span><text:span text:style-name="T8_32">)<text:s/></text:span><text:span text:style-name="T8_33">he</text:span><text:span text:style-name="T8_34"><text:s/></text:span><text:span text:style-name="T8_35">is</text:span><text:span text:style-name="T8_36"><text:s/></text:span><text:span text:style-name="T8_37">granted</text:span><text:span text:style-name="T8_38"><text:s/></text:span><text:span text:style-name="T8_39">three</text:span><text:span text:style-name="T8_40"><text:s/></text:span><text:span text:style-name="T8_41">wishes</text:span><text:span text:style-name="T8_42">.<text:s/></text:span><text:span text:style-name="T8_43">As</text:span><text:span text:style-name="T8_44"><text:s/></text:span><text:span text:style-name="T8_45">a</text:span><text:span text:style-name="T8_46"><text:s/></text:span><text:span text:style-name="T8_47">first</text:span><text:span text:style-name="T8_48"><text:s/></text:span><text:span text:style-name="T8_49">wish</text:span><text:span text:style-name="T8_50">,<text:s/></text:span><text:span text:style-name="T8_51">he</text:span><text:span text:style-name="T8_52"><text:s/></text:span><text:span text:style-name="T8_53">wishes</text:span><text:span text:style-name="T8_54"><text:s/></text:span><text:span text:style-name="T8_55">that</text:span><text:span text:style-name="T8_56"><text:s/></text:span><text:span text:style-name="T8_57">his</text:span><text:span text:style-name="T8_58"><text:s/></text:span><text:span text:style-name="T8_59">phone</text:span><text:span text:style-name="T8_60"><text:s/></text:span><text:span text:style-name="T8_61">would</text:span><text:span text:style-name="T8_62"><text:s/></text:span><text:span text:style-name="T8_63">do</text:span><text:span text:style-name="T8_64"><text:s/></text:span><text:span text:style-name="T8_65">more</text:span><text:span text:style-name="T8_66"><text:s/></text:span><text:span text:style-name="T8_67">and</text:span><text:span text:style-name="T8_68"><text:s/></text:span><text:span text:style-name="T8_69">last</text:span><text:span text:style-name="T8_70"><text:s/></text:span><text:span text:style-name="T8_71">longer</text:span><text:span text:style-name="T8_72">.<text:s/></text:span><text:span text:style-name="T8_73">The</text:span><text:span text:style-name="T8_74"><text:s/></text:span><text:span text:style-name="T8_75">Genie</text:span><text:span text:style-name="T8_76"><text:s/></text:span><text:span text:style-name="T8_77">points</text:span><text:span text:style-name="T8_78"><text:s/></text:span><text:span text:style-name="T8_79">out</text:span><text:span text:style-name="T8_80"><text:s/></text:span><text:span text:style-name="T8_81">that</text:span><text:span text:style-name="T8_82"><text:s/></text:span><text:span text:style-name="T8_83">this</text:span><text:span text:style-name="T8_84"><text:s/></text:span><text:span text:style-name="T8_85">is</text:span><text:span text:style-name="T8_86"><text:s/></text:span><text:span text:style-name="T8_87">actually</text:span><text:span text:style-name="T8_88"><text:s/></text:span><text:span text:style-name="T8_89">two</text:span><text:span text:style-name="T8_90"><text:s/></text:span><text:span text:style-name="T8_91">wishes</text:span><text:span text:style-name="T8_92"><text:s/></text:span><text:span text:style-name="T8_93">but</text:span><text:span text:style-name="T8_94"><text:s/></text:span><text:span text:style-name="T8_95">tries</text:span><text:span text:style-name="T8_96"><text:s/></text:span><text:span text:style-name="T8_97">to</text:span><text:span text:style-name="T8_98"><text:s/></text:span><text:span text:style-name="T8_99">comply</text:span><text:span text:style-name="T8_100">.<text:s/></text:span><text:span text:style-name="T8_101">The</text:span><text:span text:style-name="T8_102"><text:s/></text:span><text:span text:style-name="T8_103">Genie</text:span><text:span text:style-name="T8_104"><text:s/></text:span><text:span text:style-name="T8_105">comments</text:span><text:span text:style-name="T8_106"><text:s/></text:span><text:span text:style-name="T8_107">that</text:span><text:span text:style-name="T8_108"><text:s/></text:span><text:span text:style-name="T8_109">if</text:span><text:span text:style-name="T8_110"><text:s/></text:span><text:span text:style-name="T8_111">Dorky</text:span><text:span text:style-name="T8_112"><text:s/></text:span><text:span text:style-name="T8_113">Computer</text:span><text:span text:style-name="T8_114"><text:s/></text:span><text:span text:style-name="T8_115">Scientist</text:span><text:span text:style-name="T8_116">’</text:span><text:span text:style-name="T8_117">s</text:span><text:span text:style-name="T8_118"><text:s/></text:span><text:span text:style-name="T8_119">phone</text:span><text:span text:style-name="T8_120"><text:s/></text:span><text:span text:style-name="T8_121">could</text:span><text:span text:style-name="T8_122"><text:s/></text:span><text:span text:style-name="T8_123">transform</text:span><text:span text:style-name="T8_124"><text:s/></text:span><text:span text:style-name="T8_125">itself</text:span><text:span text:style-name="T8_126"><text:s/></text:span><text:span text:style-name="T8_127">to</text:span><text:span text:style-name="T8_128"><text:s/></text:span><text:span text:style-name="T8_129">match</text:span><text:span text:style-name="T8_130"><text:s/></text:span><text:span text:style-name="T8_131">the</text:span><text:span text:style-name="T8_132"><text:s/></text:span><text:span text:style-name="T8_133">task</text:span><text:span text:style-name="T8_134"><text:s/></text:span><text:span text:style-name="T8_135">that</text:span><text:span text:style-name="T8_136"><text:s/></text:span><text:span text:style-name="T8_137">he</text:span><text:span text:style-name="T8_138"><text:s/></text:span><text:span text:style-name="T8_139">is</text:span><text:span text:style-name="T8_140"><text:s/></text:span><text:span text:style-name="T8_141">trying</text:span><text:span text:style-name="T8_142"><text:s/></text:span><text:span text:style-name="T8_143">to</text:span><text:span text:style-name="T8_144"><text:s/></text:span><text:span text:style-name="T8_145">perform</text:span><text:span text:style-name="T8_146"><text:s/></text:span><text:span text:style-name="T8_147">that</text:span><text:span text:style-name="T8_148"><text:s/></text:span><text:span text:style-name="T8_149">would</text:span><text:span text:style-name="T8_150"><text:s/></text:span><text:span text:style-name="T8_151">allow</text:span><text:span text:style-name="T8_152"><text:s/></text:span><text:span text:style-name="T8_153">power</text:span><text:span text:style-name="T8_154"><text:s/></text:span><text:span text:style-name="T8_155">to</text:span><text:span text:style-name="T8_156"><text:s/></text:span><text:span text:style-name="T8_157">be</text:span><text:span text:style-name="T8_158"><text:s/></text:span><text:span text:style-name="T8_159">used</text:span><text:span text:style-name="T8_160"><text:s/></text:span><text:span text:style-name="T8_161">more</text:span><text:span text:style-name="T8_162"><text:s/></text:span><text:span text:style-name="T8_163">effectively</text:span><text:span text:style-name="T8_164">.<text:s/></text:span><text:span text:style-name="T8_165">Some</text:span><text:span text:style-name="T8_166"><text:s/></text:span><text:span text:style-name="T8_167">sample</text:span><text:span text:style-name="T8_168"><text:s/></text:span><text:span text:style-name="T8_169">workloads</text:span><text:span text:style-name="T8_170"><text:s/></text:span><text:span text:style-name="T8_171">are</text:span><text:span text:style-name="T8_172"><text:s/></text:span><text:span text:style-name="T8_173">discussed</text:span><text:span text:style-name="T8_174"><text:s/></text:span><text:span text:style-name="T8_175">and</text:span><text:span text:style-name="T8_176"><text:s/></text:span><text:span text:style-name="T8_177">used</text:span><text:span text:style-name="T8_178"><text:s/></text:span><text:span text:style-name="T8_179">to</text:span><text:span text:style-name="T8_180"><text:s/></text:span><text:span text:style-name="T8_181">motivate</text:span><text:span text:style-name="T8_182"><text:s/></text:span><text:span text:style-name="T8_183">the</text:span><text:span text:style-name="T8_184"><text:s/></text:span><text:span text:style-name="T8_185">problem</text:span><text:span text:style-name="T8_186">.<text:s/></text:span><text:span text:style-name="T8_187">To</text:span><text:span text:style-name="T8_188"><text:s/></text:span><text:span text:style-name="T8_189">comply</text:span><text:span text:style-name="T8_190"><text:s/></text:span><text:span text:style-name="T8_191">with</text:span><text:span text:style-name="T8_192"><text:s/></text:span><text:span text:style-name="T8_193">the</text:span><text:span text:style-name="T8_194"><text:s/></text:span><text:span text:style-name="T8_195">wish</text:span><text:span text:style-name="T8_196">,<text:s/></text:span><text:span text:style-name="T8_197">the</text:span><text:span text:style-name="T8_198"><text:s/></text:span><text:span text:style-name="T8_199">Genie</text:span><text:span text:style-name="T8_200"><text:s/></text:span><text:span text:style-name="T8_201">assembles</text:span><text:span text:style-name="T8_202"><text:s/></text:span><text:span text:style-name="T8_203">a</text:span><text:span text:style-name="T8_204"><text:s/></text:span><text:span text:style-name="T8_205">huge</text:span><text:span text:style-name="T8_206"><text:s/></text:span><text:span text:style-name="T8_207">class</text:span><text:span text:style-name="T8_208"><text:s/></text:span><text:span text:style-name="T8_209">of</text:span><text:span text:style-name="T8_210"><text:s/></text:span><text:span text:style-name="T8_211">devices</text:span><text:span text:style-name="T8_212"><text:s/></text:span><text:span text:style-name="T8_213">and</text:span><text:span text:style-name="T8_214"><text:s/></text:span><text:span text:style-name="T8_215">volunteers</text:span><text:span text:style-name="T8_216"><text:s/></text:span><text:span text:style-name="T8_217">to</text:span><text:span text:style-name="T8_218"><text:s/></text:span><text:span text:style-name="T8_219">follow</text:span><text:span text:style-name="T8_220"><text:s/></text:span><text:span text:style-name="T8_221">the</text:span><text:span text:style-name="T8_222"><text:s/></text:span><text:span text:style-name="T8_223">Dorky</text:span><text:span text:style-name="T8_224"><text:s/></text:span><text:span text:style-name="T8_225">Computer</text:span><text:span text:style-name="T8_226"><text:s/></text:span><text:span text:style-name="T8_227">Scientist</text:span><text:span text:style-name="T8_228"><text:s/></text:span><text:span text:style-name="T8_229">around</text:span><text:span text:style-name="T8_230">.<text:s/></text:span><text:span text:style-name="T8_231">This</text:span><text:span text:style-name="T8_232"><text:s/></text:span><text:span text:style-name="T8_233">is</text:span><text:span text:style-name="T8_234"><text:s/></text:span><text:span text:style-name="T8_235">the</text:span><text:span text:style-name="T8_236"><text:s/></text:span><text:span text:style-name="T8_237">end</text:span><text:span text:style-name="T8_238"><text:s/></text:span><text:span text:style-name="T8_239">of</text:span><text:span text:style-name="T8_240"><text:s/></text:span><text:span text:style-name="T8_241">wish</text:span><text:span text:style-name="T8_242"><text:s/></text:span><text:span text:style-name="T8_243">one</text:span><text:span text:style-name="T8_244">.</text:span></text:p>
      <text:p text:style-name="P9"/>
      <text:p text:style-name="P10"><text:span text:style-name="T10_1">As</text:span><text:span text:style-name="T10_2"><text:s/></text:span><text:span text:style-name="T10_3">the</text:span><text:span text:style-name="T10_4"><text:s/></text:span><text:span text:style-name="T10_5">second</text:span><text:span text:style-name="T10_6"><text:s/></text:span><text:span text:style-name="T10_7">wish</text:span><text:span text:style-name="T10_8">,<text:s/></text:span><text:span text:style-name="T10_9">the</text:span><text:span text:style-name="T10_10"><text:s/></text:span><text:span text:style-name="T10_11">Dorky</text:span><text:span text:style-name="T10_12"><text:s/></text:span><text:span text:style-name="T10_13">Computer</text:span><text:span text:style-name="T10_14"><text:s/></text:span><text:span text:style-name="T10_15">Scientist</text:span><text:span text:style-name="T10_16"><text:s/></text:span><text:span text:style-name="T10_17">wishes</text:span><text:span text:style-name="T10_18"><text:s/></text:span><text:span text:style-name="T10_19">that</text:span><text:span text:style-name="T10_20"><text:s/></text:span><text:span text:style-name="T10_21">the</text:span><text:span text:style-name="T10_22"><text:s/></text:span><text:span text:style-name="T10_23">Genie</text:span><text:span text:style-name="T10_24"><text:s/></text:span><text:span text:style-name="T10_25">would</text:span><text:span text:style-name="T10_26"><text:s/></text:span><text:span text:style-name="T10_27">stop</text:span><text:span text:style-name="T10_28"><text:s/></text:span><text:span text:style-name="T10_29">following</text:span><text:span text:style-name="T10_30"><text:s/></text:span><text:span text:style-name="T10_31">him</text:span><text:span text:style-name="T10_32"><text:s/></text:span><text:span text:style-name="T10_33">around</text:span><text:span text:style-name="T10_34">,<text:s/></text:span><text:span text:style-name="T10_35">leading</text:span><text:span text:style-name="T10_36"><text:s/></text:span><text:span text:style-name="T10_37">to</text:span><text:span text:style-name="T10_38"><text:s/></text:span><text:span text:style-name="T10_39">a</text:span><text:span text:style-name="T10_40"><text:s/></text:span><text:span text:style-name="T10_41">discussion</text:span><text:span text:style-name="T10_42"><text:s/></text:span><text:span text:style-name="T10_43">of</text:span><text:span text:style-name="T10_44"><text:s/></text:span><text:span text:style-name="T10_45">how</text:span><text:span text:style-name="T10_46"><text:s/></text:span><text:span text:style-name="T10_47">to</text:span><text:span text:style-name="T10_48"><text:s/></text:span><text:span text:style-name="T10_49">get</text:span><text:span text:style-name="T10_50"><text:s/></text:span><text:span text:style-name="T10_51">all</text:span><text:span text:style-name="T10_52"><text:s/></text:span><text:span text:style-name="T10_53">of</text:span><text:span text:style-name="T10_54"><text:s/></text:span><text:span text:style-name="T10_55">the</text:span><text:span text:style-name="T10_56"><text:s/></text:span><text:span text:style-name="T10_57">potential</text:span><text:span text:style-name="T10_58"><text:s/></text:span><text:span text:style-name="T10_59">devices</text:span><text:span text:style-name="T10_60"><text:s/></text:span><text:span text:style-name="T10_61">that</text:span><text:span text:style-name="T10_62"><text:s/></text:span><text:span text:style-name="T10_63">the</text:span><text:span text:style-name="T10_64"><text:s/></text:span><text:span text:style-name="T10_65">Genie</text:span><text:span text:style-name="T10_66"><text:s/></text:span><text:span text:style-name="T10_67">is</text:span><text:span text:style-name="T10_68"><text:s/></text:span><text:span text:style-name="T10_69">carrying</text:span><text:span text:style-name="T10_70"><text:s/></text:span><text:span text:style-name="T10_71">into</text:span><text:span text:style-name="T10_72"><text:s/></text:span><text:span text:style-name="T10_73">a</text:span><text:span text:style-name="T10_74"><text:s/></text:span><text:span text:style-name="T10_75">single</text:span><text:span text:style-name="T10_76"><text:s/></text:span><text:span text:style-name="T10_77">device</text:span><text:span text:style-name="T10_78">.<text:s/></text:span><text:span text:style-name="T10_79">The</text:span><text:span text:style-name="T10_80"><text:s/></text:span><text:span text:style-name="T10_81">Dorky</text:span><text:span text:style-name="T10_82"><text:s/></text:span><text:span text:style-name="T10_83">Computer</text:span><text:span text:style-name="T10_84"><text:s/></text:span><text:span text:style-name="T10_85">Scientist</text:span><text:span text:style-name="T10_86"><text:s/></text:span><text:span text:style-name="T10_87">points</text:span><text:span text:style-name="T10_88"><text:s/></text:span><text:span text:style-name="T10_89">out</text:span><text:span text:style-name="T10_90"><text:s/></text:span><text:span text:style-name="T10_91">that</text:span><text:span text:style-name="T10_92"><text:s/></text:span><text:span text:style-name="T10_93">most</text:span><text:span text:style-name="T10_94"><text:s/></text:span><text:span text:style-name="T10_95">components</text:span><text:span text:style-name="T10_96"><text:s/></text:span><text:span text:style-name="T10_97">have</text:span><text:span text:style-name="T10_98"><text:s/></text:span><text:span text:style-name="T10_99">narrow</text:span><text:span text:style-name="T10_100"><text:s/></text:span><text:span text:style-name="T10_101">power</text:span><text:span text:style-name="T10_102">-</text:span><text:span text:style-name="T10_103">performance</text:span><text:span text:style-name="T10_104"><text:s/></text:span><text:span text:style-name="T10_105">ranges</text:span><text:span text:style-name="T10_106">,<text:s/></text:span><text:span text:style-name="T10_107">leading</text:span><text:span text:style-name="T10_108"><text:s/></text:span><text:span text:style-name="T10_109">the</text:span><text:span text:style-name="T10_110"><text:s/></text:span><text:span text:style-name="T10_111">Genie</text:span><text:span text:style-name="T10_112"><text:s/></text:span><text:span text:style-name="T10_113">to</text:span><text:span text:style-name="T10_114"><text:s/></text:span><text:span text:style-name="T10_115">suggest</text:span><text:span text:style-name="T10_116"><text:s/></text:span><text:span text:style-name="T10_117">a</text:span><text:span text:style-name="T10_118"><text:s/></text:span><text:span text:style-name="T10_119">device</text:span><text:span text:style-name="T10_120"><text:s/></text:span><text:span text:style-name="T10_121">that</text:span><text:span text:style-name="T10_122"><text:s/></text:span><text:span text:style-name="T10_123">includes</text:span><text:span text:style-name="T10_124"><text:s/></text:span><text:span text:style-name="T10_125">multiple</text:span><text:span text:style-name="T10_126"><text:s/></text:span><text:span text:style-name="T10_127">components</text:span><text:span text:style-name="T10_128"><text:s/></text:span><text:span text:style-name="T10_129">and</text:span><text:span text:style-name="T10_130"><text:s/></text:span><text:span text:style-name="T10_131">switches</text:span><text:span text:style-name="T10_132"><text:s/></text:span><text:span text:style-name="T10_133">between</text:span><text:span text:style-name="T10_134"><text:s/></text:span><text:span text:style-name="T10_135">them</text:span><text:span text:style-name="T10_136">.<text:s/></text:span><text:span text:style-name="T10_137">Discussion</text:span><text:span text:style-name="T10_138"><text:s/></text:span><text:span text:style-name="T10_139">of</text:span><text:span text:style-name="T10_140"><text:s/></text:span><text:span text:style-name="T10_141">the</text:span><text:span text:style-name="T10_142"><text:s/></text:span><text:span text:style-name="T10_143">capabilties</text:span><text:span text:style-name="T10_144"><text:s/></text:span><text:span text:style-name="T10_145">of</text:span><text:span text:style-name="T10_146"><text:s/></text:span><text:span text:style-name="T10_147">this</text:span><text:span text:style-name="T10_148"><text:s/></text:span><text:span text:style-name="T10_149">device</text:span><text:span text:style-name="T10_150"><text:s/></text:span><text:span text:style-name="T10_151">and</text:span><text:span text:style-name="T10_152"><text:s/></text:span><text:span text:style-name="T10_153">the</text:span><text:span text:style-name="T10_154"><text:s/></text:span><text:span text:style-name="T10_155">transitions</text:span><text:span text:style-name="T10_156"><text:s/></text:span><text:span text:style-name="T10_157">between</text:span><text:span text:style-name="T10_158"><text:s/></text:span><text:span text:style-name="T10_159">components</text:span><text:span text:style-name="T10_160"><text:s/></text:span><text:span text:style-name="T10_161">fits</text:span><text:span text:style-name="T10_162"><text:s/></text:span><text:span text:style-name="T10_163">in</text:span><text:span text:style-name="T10_164"><text:s/></text:span><text:span text:style-name="T10_165">here</text:span><text:span text:style-name="T10_166">.<text:s/></text:span><text:span text:style-name="T10_167">With</text:span><text:span text:style-name="T10_168"><text:s/></text:span><text:span text:style-name="T10_169">a</text:span><text:span text:style-name="T10_170"><text:s/></text:span><text:span text:style-name="T10_171">Shazam</text:span><text:span text:style-name="T10_172">,<text:s/></text:span><text:span text:style-name="T10_173">the</text:span><text:span text:style-name="T10_174"><text:s/></text:span><text:span text:style-name="T10_175">Genie</text:span><text:span text:style-name="T10_176"><text:s/></text:span><text:span text:style-name="T10_177">creates</text:span><text:span text:style-name="T10_178"><text:s/></text:span><text:span text:style-name="T10_179">the</text:span><text:span text:style-name="T10_180"><text:s/></text:span><text:span text:style-name="T10_181">phone</text:span><text:span text:style-name="T10_182"><text:s/></text:span><text:span text:style-name="T10_183">of</text:span><text:span text:style-name="T10_184"><text:s/></text:span><text:span text:style-name="T10_185">the</text:span><text:span text:style-name="T10_186"><text:s/></text:span><text:span text:style-name="T10_187">future</text:span><text:span text:style-name="T10_188">.</text:span></text:p>
      <text:p text:style-name="P11"/>
      <text:p text:style-name="P12"><text:span text:style-name="T12_1">At</text:span><text:span text:style-name="T12_2"><text:s/></text:span><text:span text:style-name="T12_3">this</text:span><text:span text:style-name="T12_4"><text:s/></text:span><text:span text:style-name="T12_5">point</text:span><text:span text:style-name="T12_6"><text:s/></text:span><text:span text:style-name="T12_7">we</text:span><text:span text:style-name="T12_8">’</text:span><text:span text:style-name="T12_9">re</text:span><text:span text:style-name="T12_10"><text:s/></text:span><text:span text:style-name="T12_11">close</text:span><text:span text:style-name="T12_12"><text:s/></text:span><text:span text:style-name="T12_13">to</text:span><text:span text:style-name="T12_14"><text:s/></text:span><text:span text:style-name="T12_15">being</text:span><text:span text:style-name="T12_16"><text:s/></text:span><text:span text:style-name="T12_17">done</text:span><text:span text:style-name="T12_18">,<text:s/></text:span><text:span text:style-name="T12_19">but</text:span><text:span text:style-name="T12_20"><text:s/></text:span><text:span text:style-name="T12_21">as</text:span><text:span text:style-name="T12_22"><text:s/></text:span><text:span text:style-name="T12_23">a</text:span><text:span text:style-name="T12_24"><text:s/></text:span><text:span text:style-name="T12_25">third</text:span><text:span text:style-name="T12_26"><text:s/></text:span><text:span text:style-name="T12_27">wish</text:span><text:span text:style-name="T12_28"><text:s/></text:span><text:span text:style-name="T12_29">the</text:span><text:span text:style-name="T12_30"><text:s/></text:span><text:span text:style-name="T12_31">Dorky</text:span><text:span text:style-name="T12_32"><text:s/></text:span><text:span text:style-name="T12_33">Computer</text:span><text:span text:style-name="T12_34"><text:s/></text:span><text:span text:style-name="T12_35">Scientist</text:span><text:span text:style-name="T12_36"><text:s/></text:span><text:span text:style-name="T12_37">points</text:span><text:span text:style-name="T12_38"><text:s/></text:span><text:span text:style-name="T12_39">out</text:span><text:span text:style-name="T12_40"><text:s/></text:span><text:span text:style-name="T12_41">that</text:span><text:span text:style-name="T12_42"><text:s/></text:span><text:span text:style-name="T12_43">this</text:span><text:span text:style-name="T12_44"><text:s/></text:span><text:span text:style-name="T12_45">phone</text:span><text:span text:style-name="T12_46"><text:s/></text:span><text:span text:style-name="T12_47">is</text:span><text:span text:style-name="T12_48"><text:s/></text:span><text:span text:style-name="T12_49">now</text:span><text:span text:style-name="T12_50"><text:s/></text:span><text:span text:style-name="T12_51">more</text:span><text:span text:style-name="T12_52"><text:s/></text:span><text:span text:style-name="T12_53">expensive</text:span><text:span text:style-name="T12_54"><text:s/></text:span><text:span text:style-name="T12_55">and</text:span><text:span text:style-name="T12_56"><text:s/></text:span><text:span text:style-name="T12_57">complex</text:span><text:span text:style-name="T12_58">.<text:s/></text:span><text:span text:style-name="T12_59">The</text:span><text:span text:style-name="T12_60"><text:s/></text:span><text:span text:style-name="T12_61">Genie</text:span><text:span text:style-name="T12_62"><text:s/></text:span><text:span text:style-name="T12_63">replies</text:span><text:span text:style-name="T12_64"><text:s/></text:span><text:span text:style-name="T12_65">that</text:span><text:span text:style-name="T12_66"><text:s/></text:span><text:span text:style-name="T12_67">he</text:span><text:span text:style-name="T12_68">’</text:span><text:span text:style-name="T12_69">s</text:span><text:span text:style-name="T12_70"><text:s/></text:span><text:span text:style-name="T12_71">the</text:span><text:span text:style-name="T12_72"><text:s/></text:span><text:span text:style-name="T12_73">hardware</text:span><text:span text:style-name="T12_74"><text:s/></text:span><text:span text:style-name="T12_75">guy</text:span><text:span text:style-name="T12_76"><text:s/></text:span><text:span text:style-name="T12_77">and</text:span><text:span text:style-name="T12_78"><text:s/></text:span><text:span text:style-name="T12_79">should</text:span><text:span text:style-name="T12_80"><text:s/></text:span><text:span text:style-name="T12_81">figure</text:span><text:span text:style-name="T12_82"><text:s/></text:span><text:span text:style-name="T12_83">out</text:span><text:span text:style-name="T12_84"><text:s/></text:span><text:span text:style-name="T12_85">how</text:span><text:span text:style-name="T12_86"><text:s/></text:span><text:span text:style-name="T12_87">to</text:span><text:span text:style-name="T12_88"><text:s/></text:span><text:span text:style-name="T12_89">get</text:span><text:span text:style-name="T12_90"><text:s/></text:span><text:span text:style-name="T12_91">power</text:span><text:span text:style-name="T12_92">-</text:span><text:span text:style-name="T12_93">proportionality</text:span><text:span text:style-name="T12_94"><text:s/></text:span><text:span text:style-name="T12_95">out</text:span><text:span text:style-name="T12_96"><text:s/></text:span><text:span text:style-name="T12_97">of</text:span><text:span text:style-name="T12_98"><text:s/></text:span><text:span text:style-name="T12_99">single</text:span><text:span text:style-name="T12_100"><text:s/></text:span><text:span text:style-name="T12_101">components</text:span><text:span text:style-name="T12_102">.<text:s/></text:span><text:span text:style-name="T12_103">The</text:span><text:span text:style-name="T12_104"><text:s/></text:span><text:span text:style-name="T12_105">Dorky</text:span><text:span text:style-name="T12_106"><text:s/></text:span><text:span text:style-name="T12_107">Computer</text:span><text:span text:style-name="T12_108"><text:s/></text:span><text:span text:style-name="T12_109">Scientist</text:span><text:span text:style-name="T12_110"><text:s/></text:span><text:span text:style-name="T12_111">promises</text:span><text:span text:style-name="T12_112"><text:s/></text:span><text:span text:style-name="T12_113">to</text:span><text:span text:style-name="T12_114"><text:s/></text:span><text:span text:style-name="T12_115">work</text:span><text:span text:style-name="T12_116"><text:s/></text:span><text:span text:style-name="T12_117">on</text:span><text:span text:style-name="T12_118"><text:s/></text:span><text:span text:style-name="T12_119">this</text:span><text:span text:style-name="T12_120">,<text:s/></text:span><text:span text:style-name="T12_121">and</text:span><text:span text:style-name="T12_122"><text:s/></text:span><text:span text:style-name="T12_123">the</text:span><text:span text:style-name="T12_124"><text:s/></text:span><text:span text:style-name="T12_125">session</text:span><text:span text:style-name="T12_126"><text:s/></text:span><text:span text:style-name="T12_127">closes</text:span><text:span text:style-name="T12_128">.<text:s/></text:span><text:span text:style-name="T12_129">Could</text:span><text:span text:style-name="T12_130"><text:s/></text:span><text:span text:style-name="T12_131">use</text:span><text:span text:style-name="T12_132"><text:s/></text:span><text:span text:style-name="T12_133">a</text:span><text:span text:style-name="T12_134"><text:s/></text:span><text:span text:style-name="T12_135">more</text:span><text:span text:style-name="T12_136"><text:s/></text:span><text:span text:style-name="T12_137">clever</text:span><text:span text:style-name="T12_138"><text:s/></text:span><text:span text:style-name="T12_139">closing</text:span><text:span text:style-name="T12_140"><text:s/></text:span><text:span text:style-name="T12_141">here</text:span><text:span text:style-name="T12_142">.<text:line-break/><text:line-break/></text:span><text:span text:style-name="T12_143">MH</text:span><text:span text:style-name="T12_144">:<text:s/></text:span><text:span text:style-name="T12_145">Could</text:span><text:span text:style-name="T12_146"><text:s/></text:span><text:span text:style-name="T12_147">make</text:span><text:span text:style-name="T12_148"><text:s/></text:span><text:span text:style-name="T12_149">one</text:span><text:span text:style-name="T12_150"><text:s/></text:span><text:span text:style-name="T12_151">of</text:span><text:span text:style-name="T12_152"><text:s/></text:span><text:span text:style-name="T12_153">two</text:span><text:span text:style-name="T12_154"><text:s/></text:span><text:span text:style-name="T12_155">points</text:span><text:span text:style-name="T12_156"><text:s/></text:span><text:span text:style-name="T12_157">here</text:span></text:p>
      <text:p text:style-name="P13"><text:span text:style-name="T13_1"><text:tab/>1)<text:s/></text:span><text:span text:style-name="T13_2">Its</text:span><text:span text:style-name="T13_3"><text:s/></text:span><text:span text:style-name="T13_4">impossible</text:span><text:span text:style-name="T13_5"><text:s/></text:span><text:span text:style-name="T13_6">to</text:span><text:span text:style-name="T13_7"><text:s/></text:span><text:span text:style-name="T13_8">create</text:span><text:span text:style-name="T13_9"><text:s/></text:span><text:span text:style-name="T13_10">a</text:span><text:span text:style-name="T13_11"><text:s/></text:span><text:span text:style-name="T13_12">single</text:span><text:span text:style-name="T13_13"><text:s/></text:span><text:span text:style-name="T13_14">component</text:span><text:span text:style-name="T13_15"><text:s/></text:span><text:span text:style-name="T13_16">power</text:span><text:span text:style-name="T13_17"><text:s/></text:span><text:span text:style-name="T13_18">portional</text:span><text:span text:style-name="T13_19"><text:s/></text:span><text:span text:style-name="T13_20">machine</text:span><text:span text:style-name="T13_21"><text:s/></text:span><text:span text:style-name="T13_22">because</text:span><text:span text:style-name="T13_23"><text:s/></text:span><text:span text:style-name="T13_24">depending</text:span><text:span text:style-name="T13_25"><text:s/></text:span><text:span text:style-name="T13_26">on</text:span><text:span text:style-name="T13_27"><text:s/></text:span><text:span text:style-name="T13_28">the</text:span><text:span text:style-name="T13_29"><text:s/></text:span><text:span text:style-name="T13_30">application</text:span><text:span text:style-name="T13_31"><text:s/></text:span><text:span text:style-name="T13_32">the</text:span><text:span text:style-name="T13_33"><text:s/></text:span><text:span text:style-name="T13_34">processor</text:span><text:span text:style-name="T13_35"><text:s/></text:span><text:span text:style-name="T13_36">could</text:span><text:span text:style-name="T13_37"><text:s/></text:span><text:span text:style-name="T13_38">be</text:span><text:span text:style-name="T13_39"><text:s/></text:span><text:span text:style-name="T13_40">designed</text:span><text:span text:style-name="T13_41"><text:s/></text:span><text:span text:style-name="T13_42">for</text:span><text:span text:style-name="T13_43"><text:s/></text:span><text:span text:style-name="T13_44">power</text:span><text:span text:style-name="T13_45">,<text:s/></text:span><text:span text:style-name="T13_46">energy</text:span><text:span text:style-name="T13_47">,<text:s/></text:span><text:span text:style-name="T13_48">EDP</text:span><text:span text:style-name="T13_49">,<text:s/></text:span><text:span text:style-name="T13_50">ED</text:span><text:span text:style-name="T13_51">^</text:span><text:span text:style-name="T13_52">nP</text:span><text:span text:style-name="T13_53"><text:s/>(</text:span><text:span text:style-name="T13_54">MIPS</text:span><text:span text:style-name="T13_55">,<text:s/></text:span><text:span text:style-name="T13_56">W</text:span><text:span text:style-name="T13_57">,<text:s/></text:span><text:span text:style-name="T13_58">MIPS</text:span><text:span text:style-name="T13_59">/</text:span><text:span text:style-name="T13_60">W</text:span><text:span text:style-name="T13_61">,<text:s/></text:span><text:span text:style-name="T13_62">MIPS</text:span><text:span text:style-name="T13_63">^2/</text:span><text:span text:style-name="T13_64">W</text:span><text:span text:style-name="T13_65">,<text:s/></text:span><text:span text:style-name="T13_66">MIPS</text:span><text:span text:style-name="T13_67">^3/</text:span><text:span text:style-name="T13_68">W</text:span><text:span text:style-name="T13_69">).<text:s/></text:span><text:span text:style-name="T13_70">The</text:span><text:span text:style-name="T13_71"><text:s/></text:span><text:span text:style-name="T13_72">genie</text:span><text:span text:style-name="T13_73"><text:s/></text:span><text:span text:style-name="T13_74">might</text:span><text:span text:style-name="T13_75"><text:s/></text:span><text:span text:style-name="T13_76">be</text:span><text:span text:style-name="T13_77"><text:s/></text:span><text:span text:style-name="T13_78">magical</text:span><text:span text:style-name="T13_79"><text:s/>…<text:s/></text:span><text:span text:style-name="T13_80">but</text:span><text:span text:style-name="T13_81"><text:s/></text:span><text:span text:style-name="T13_82">he</text:span><text:span text:style-name="T13_83"><text:s/></text:span><text:span text:style-name="T13_84">can</text:span><text:span text:style-name="T13_85">’</text:span><text:span text:style-name="T13_86">t</text:span><text:span text:style-name="T13_87"><text:s/></text:span><text:span text:style-name="T13_88">change</text:span><text:span text:style-name="T13_89"><text:s/></text:span><text:span text:style-name="T13_90">physics</text:span></text:p>
      <text:p text:style-name="P14"><text:span text:style-name="T14_1"><text:tab/>2)<text:s/></text:span><text:span text:style-name="T14_2">We</text:span><text:span text:style-name="T14_3"><text:s/></text:span><text:span text:style-name="T14_4">already</text:span><text:span text:style-name="T14_5"><text:s/></text:span><text:span text:style-name="T14_6">have</text:span><text:span text:style-name="T14_7"><text:s/></text:span><text:span text:style-name="T14_8">a</text:span><text:span text:style-name="T14_9"><text:s/></text:span><text:span text:style-name="T14_10">collection</text:span><text:span text:style-name="T14_11"><text:s/></text:span><text:span text:style-name="T14_12">of</text:span><text:span text:style-name="T14_13"><text:s/></text:span><text:span text:style-name="T14_14">heterogenous</text:span><text:span text:style-name="T14_15"><text:s/></text:span><text:span text:style-name="T14_16">components</text:span><text:span text:style-name="T14_17"><text:s/></text:span><text:span text:style-name="T14_18">in</text:span><text:span text:style-name="T14_19"><text:s/></text:span><text:span text:style-name="T14_20">new</text:span><text:span text:style-name="T14_21"><text:s/></text:span><text:span text:style-name="T14_22">phones</text:span><text:span text:style-name="T14_23">.<text:s/></text:span><text:span text:style-name="T14_24">But</text:span><text:span text:style-name="T14_25"><text:s/></text:span><text:span text:style-name="T14_26">I</text:span><text:span text:style-name="T14_27"><text:s/></text:span><text:span text:style-name="T14_28">need</text:span><text:span text:style-name="T14_29"><text:s/></text:span><text:span text:style-name="T14_30">to</text:span><text:span text:style-name="T14_31"><text:s/></text:span><text:span text:style-name="T14_32">learn</text:span><text:span text:style-name="T14_33"><text:s/></text:span><text:span text:style-name="T14_34">to</text:span><text:span text:style-name="T14_35"><text:s/></text:span><text:span text:style-name="T14_36">program</text:span><text:span text:style-name="T14_37"><text:s/></text:span><text:span text:style-name="T14_38">them</text:span><text:span text:style-name="T14_39"><text:s/></text:span><text:span text:style-name="T14_40">i</text:span><text:span text:style-name="T14_41">.</text:span><text:span text:style-name="T14_42">e</text:span><text:span text:style-name="T14_43">.<text:s/></text:span><text:span text:style-name="T14_44">the</text:span><text:span text:style-name="T14_45"><text:s/></text:span><text:span text:style-name="T14_46">hardware</text:span><text:span text:style-name="T14_47"><text:s/></text:span><text:span text:style-name="T14_48">is</text:span><text:span text:style-name="T14_49"><text:s/></text:span><text:span text:style-name="T14_50">easy</text:span><text:span text:style-name="T14_51"><text:s/></text:span><text:span text:style-name="T14_52">but</text:span><text:span text:style-name="T14_53"><text:s/></text:span><text:span text:style-name="T14_54">the</text:span><text:span text:style-name="T14_55"><text:s/></text:span><text:span text:style-name="T14_56">OS</text:span><text:span text:style-name="T14_57"><text:s/></text:span><text:span text:style-name="T14_58">is</text:span><text:span text:style-name="T14_59"><text:s/></text:span><text:span text:style-name="T14_60">hard</text:span><text:span text:style-name="T14_61">.<text:s/>(</text:span><text:span text:style-name="T14_62">You</text:span><text:span text:style-name="T14_63"><text:s/></text:span><text:span text:style-name="T14_64">haven</text:span><text:span text:style-name="T14_65">’</text:span><text:span text:style-name="T14_66">t</text:span><text:span text:style-name="T14_67"><text:s/></text:span><text:span text:style-name="T14_68">learned</text:span><text:span text:style-name="T14_69"><text:s/></text:span><text:span text:style-name="T14_70">how</text:span><text:span text:style-name="T14_71"><text:s/></text:span><text:span text:style-name="T14_72">to</text:span><text:span text:style-name="T14_73"><text:s/></text:span><text:span text:style-name="T14_74">use</text:span><text:span text:style-name="T14_75"><text:s/></text:span><text:span text:style-name="T14_76">DVFS</text:span><text:span text:style-name="T14_77"><text:s/></text:span><text:span text:style-name="T14_78">properly</text:span><text:span text:style-name="T14_79"><text:s/></text:span><text:span text:style-name="T14_80">yet</text:span><text:span text:style-name="T14_81">)</text:span></text:p>
      <text:p text:style-name="P15"/>
      <text:p text:style-name="P16"><text:span text:style-name="T16_1">Directions</text:span></text:p>
      <text:p text:style-name="P17"/>
      <text:p text:style-name="P18"><text:span text:style-name="T18_1">Most</text:span><text:span text:style-name="T18_2"><text:s/></text:span><text:span text:style-name="T18_3">interaction</text:span><text:span text:style-name="T18_4"><text:s/></text:span><text:span text:style-name="T18_5">is</text:span><text:span text:style-name="T18_6"><text:s/></text:span><text:span text:style-name="T18_7">between</text:span><text:span text:style-name="T18_8"><text:s/></text:span><text:span text:style-name="T18_9">Dorky</text:span><text:span text:style-name="T18_10"><text:s/></text:span><text:span text:style-name="T18_11">Computer</text:span><text:span text:style-name="T18_12"><text:s/></text:span><text:span text:style-name="T18_13">Scientist</text:span><text:span text:style-name="T18_14">,<text:s/></text:span><text:span text:style-name="T18_15">the</text:span><text:span text:style-name="T18_16"><text:s/></text:span><text:span text:style-name="T18_17">Genie</text:span><text:span text:style-name="T18_18"><text:s/></text:span><text:span text:style-name="T18_19">and</text:span><text:span text:style-name="T18_20"><text:s/></text:span><text:span text:style-name="T18_21">the</text:span><text:span text:style-name="T18_22"><text:s/></text:span><text:span text:style-name="T18_23">crowd</text:span><text:span text:style-name="T18_24">.<text:s/></text:span><text:span text:style-name="T18_25">Dialogue</text:span><text:span text:style-name="T18_26"><text:s/></text:span><text:span text:style-name="T18_27">is</text:span><text:span text:style-name="T18_28"><text:s/></text:span><text:span text:style-name="T18_29">primary</text:span><text:span text:style-name="T18_30">.<text:s/></text:span><text:span text:style-name="T18_31">Slides</text:span><text:span text:style-name="T18_32"><text:s/></text:span><text:span text:style-name="T18_33">are</text:span><text:span text:style-name="T18_34"><text:s/></text:span><text:span text:style-name="T18_35">used</text:span><text:span text:style-name="T18_36"><text:s/></text:span><text:span text:style-name="T18_37">to</text:span><text:span text:style-name="T18_38"><text:s/></text:span><text:span text:style-name="T18_39">illustrate</text:span><text:span text:style-name="T18_40"><text:s/></text:span><text:span text:style-name="T18_41">various</text:span><text:span text:style-name="T18_42"><text:s/></text:span><text:span text:style-name="T18_43">points</text:span><text:span text:style-name="T18_44"><text:s/></text:span><text:span text:style-name="T18_45">using</text:span><text:span text:style-name="T18_46"><text:s/></text:span><text:span text:style-name="T18_47">cartoons</text:span><text:span text:style-name="T18_48"><text:s/></text:span><text:span text:style-name="T18_49">or</text:span><text:span text:style-name="T18_50"><text:s/></text:span><text:span text:style-name="T18_51">graphs</text:span><text:span text:style-name="T18_52"><text:s/></text:span><text:span text:style-name="T18_53">and</text:span><text:span text:style-name="T18_54"><text:s/></text:span><text:span text:style-name="T18_55">to</text:span><text:span text:style-name="T18_56"><text:s/></text:span><text:span text:style-name="T18_57">allow</text:span><text:span text:style-name="T18_58"><text:s/></text:span><text:span text:style-name="T18_59">the</text:span><text:span text:style-name="T18_60"><text:s/></text:span><text:span text:style-name="T18_61">Genie</text:span><text:span text:style-name="T18_62"><text:s/></text:span><text:span text:style-name="T18_63">to</text:span><text:span text:style-name="T18_64"><text:s/></text:span><text:span text:style-name="T18_65">perform</text:span><text:span text:style-name="T18_66"><text:s/></text:span><text:span text:style-name="T18_67">magic</text:span><text:span text:style-name="T18_68">—</text:span><text:span text:style-name="T18_69">having</text:span><text:span text:style-name="T18_70"><text:s/></text:span><text:span text:style-name="T18_71">a</text:span><text:span text:style-name="T18_72"><text:s/></text:span><text:span text:style-name="T18_73">mote</text:span><text:span text:style-name="T18_74"><text:s/></text:span><text:span text:style-name="T18_75">or</text:span><text:span text:style-name="T18_76"><text:s/></text:span><text:span text:style-name="T18_77">server</text:span><text:span text:style-name="T18_78"><text:s/>“</text:span><text:span text:style-name="T18_79">appear</text:span><text:span text:style-name="T18_80"><text:s/></text:span><text:span text:style-name="T18_81">at</text:span><text:span text:style-name="T18_82"><text:s/></text:span><text:span text:style-name="T18_83">his</text:span><text:span text:style-name="T18_84"><text:s/></text:span><text:span text:style-name="T18_85">command</text:span><text:span text:style-name="T18_86">.<text:s/>(</text:span><text:span text:style-name="T18_87">Shazam</text:span><text:span text:style-name="T18_88">!)<text:s/></text:span><text:span text:style-name="T18_89">Genie</text:span><text:span text:style-name="T18_90"><text:s/></text:span><text:span text:style-name="T18_91">is</text:span><text:span text:style-name="T18_92"><text:s/></text:span><text:span text:style-name="T18_93">triggering</text:span><text:span text:style-name="T18_94"><text:s/></text:span><text:span text:style-name="T18_95">the</text:span><text:span text:style-name="T18_96"><text:s/></text:span><text:span text:style-name="T18_97">slides</text:span><text:span text:style-name="T18_98"><text:s/></text:span><text:span text:style-name="T18_99">with</text:span><text:span text:style-name="T18_100"><text:s/></text:span><text:span text:style-name="T18_101">a</text:span><text:span text:style-name="T18_102"><text:s/></text:span><text:span text:style-name="T18_103">slide</text:span><text:span text:style-name="T18_104"><text:s/></text:span><text:span text:style-name="T18_105">pointer</text:span><text:span text:style-name="T18_106"><text:s/></text:span><text:span text:style-name="T18_107">while</text:span><text:span text:style-name="T18_108"><text:s/></text:span><text:span text:style-name="T18_109">DCS</text:span><text:span text:style-name="T18_110"><text:s/></text:span><text:span text:style-name="T18_111">is</text:span><text:span text:style-name="T18_112"><text:s/></text:span><text:span text:style-name="T18_113">triggering</text:span><text:span text:style-name="T18_114"><text:s/></text:span><text:span text:style-name="T18_115">advance</text:span><text:span text:style-name="T18_116"><text:s/></text:span><text:span text:style-name="T18_117">using</text:span><text:span text:style-name="T18_118"><text:s/></text:span><text:span text:style-name="T18_119">the</text:span><text:span text:style-name="T18_120"><text:s/></text:span><text:span text:style-name="T18_121">computer</text:span><text:span text:style-name="T18_122"><text:s/></text:span><text:span text:style-name="T18_123">if</text:span><text:span text:style-name="T18_124"><text:s/></text:span><text:span text:style-name="T18_125">necessary</text:span><text:span text:style-name="T18_126">.</text:span></text:p>
      <text:p text:style-name="P19"/>
      <text:p text:style-name="P20"><text:span text:style-name="T20_1">As</text:span><text:span text:style-name="T20_2"><text:s/></text:span><text:span text:style-name="T20_3">the</text:span><text:span text:style-name="T20_4"><text:s/></text:span><text:span text:style-name="T20_5">session</text:span><text:span text:style-name="T20_6"><text:s/></text:span><text:span text:style-name="T20_7">begins</text:span><text:span text:style-name="T20_8">,<text:s/></text:span><text:span text:style-name="T20_9">DCS</text:span><text:span text:style-name="T20_10"><text:s/></text:span><text:span text:style-name="T20_11">stands</text:span><text:span text:style-name="T20_12"><text:s/></text:span><text:span text:style-name="T20_13">in</text:span><text:span text:style-name="T20_14"><text:s/></text:span><text:span text:style-name="T20_15">front</text:span><text:span text:style-name="T20_16"><text:s/></text:span><text:span text:style-name="T20_17">of</text:span><text:span text:style-name="T20_18"><text:s/></text:span><text:span text:style-name="T20_19">the</text:span><text:span text:style-name="T20_20"><text:s/></text:span><text:span text:style-name="T20_21">crowd</text:span><text:span text:style-name="T20_22"><text:s/></text:span><text:span text:style-name="T20_23">looking</text:span><text:span text:style-name="T20_24"><text:s/></text:span><text:span text:style-name="T20_25">nervous</text:span><text:span text:style-name="T20_26">.<text:s/></text:span><text:span text:style-name="T20_27">Genie</text:span><text:span text:style-name="T20_28"><text:s/></text:span><text:span text:style-name="T20_29">is</text:span><text:span text:style-name="T20_30"><text:s/></text:span><text:span text:style-name="T20_31">hiding</text:span><text:span text:style-name="T20_32"><text:s/></text:span><text:span text:style-name="T20_33">behind</text:span><text:span text:style-name="T20_34"><text:s/></text:span><text:span text:style-name="T20_35">the</text:span><text:span text:style-name="T20_36"><text:s/></text:span><text:span text:style-name="T20_37">lectern</text:span><text:span text:style-name="T20_38"><text:s/></text:span><text:span text:style-name="T20_39">or</text:span><text:span text:style-name="T20_40"><text:s/></text:span><text:span text:style-name="T20_41">in</text:span><text:span text:style-name="T20_42"><text:s/></text:span><text:span text:style-name="T20_43">some</text:span><text:span text:style-name="T20_44"><text:s/></text:span><text:span text:style-name="T20_45">hidden</text:span><text:span text:style-name="T20_46"><text:s/></text:span><text:span text:style-name="T20_47">place</text:span><text:span text:style-name="T20_48"><text:s/></text:span><text:span text:style-name="T20_49">in</text:span><text:span text:style-name="T20_50"><text:s/></text:span><text:span text:style-name="T20_51">costume</text:span><text:span text:style-name="T20_52">.<text:s/></text:span><text:span text:style-name="T20_53">Dan</text:span><text:span text:style-name="T20_54"><text:s/></text:span><text:span text:style-name="T20_55">Wallach</text:span><text:span text:style-name="T20_56"><text:s/></text:span><text:span text:style-name="T20_57">introduces</text:span><text:span text:style-name="T20_58"><text:s/></text:span><text:span text:style-name="T20_59">DCS</text:span><text:span text:style-name="T20_60"><text:s/></text:span><text:span text:style-name="T20_61">also</text:span><text:span text:style-name="T20_62"><text:s/></text:span><text:span text:style-name="T20_63">looking</text:span><text:span text:style-name="T20_64"><text:s/></text:span><text:span text:style-name="T20_65">concerned</text:span><text:span text:style-name="T20_66">,<text:s/></text:span><text:span text:style-name="T20_67">mentions</text:span><text:span text:style-name="T20_68"><text:s/></text:span><text:span text:style-name="T20_69">that</text:span><text:span text:style-name="T20_70"><text:s/></text:span><text:span text:style-name="T20_71">he</text:span><text:span text:style-name="T20_72"><text:s/></text:span><text:span text:style-name="T20_73">thought</text:span><text:span text:style-name="T20_74"><text:s/></text:span><text:span text:style-name="T20_75">that</text:span><text:span text:style-name="T20_76"><text:s/></text:span><text:span text:style-name="T20_77">GWA</text:span><text:span text:style-name="T20_78"><text:s/></text:span><text:span text:style-name="T20_79">was</text:span><text:span text:style-name="T20_80"><text:s/></text:span><text:span text:style-name="T20_81">going</text:span><text:span text:style-name="T20_82"><text:s/></text:span><text:span text:style-name="T20_83">to</text:span><text:span text:style-name="T20_84"><text:s/></text:span><text:span text:style-name="T20_85">join</text:span><text:span text:style-name="T20_86"><text:s/></text:span><text:span text:style-name="T20_87">Mark</text:span><text:span text:style-name="T20_88"><text:s/></text:span><text:span text:style-name="T20_89">to</text:span><text:span text:style-name="T20_90"><text:s/></text:span><text:span text:style-name="T20_91">give</text:span><text:span text:style-name="T20_92"><text:s/></text:span><text:span text:style-name="T20_93">the</text:span><text:span text:style-name="T20_94"><text:s/></text:span><text:span text:style-name="T20_95">talk</text:span><text:span text:style-name="T20_96">.<text:s/></text:span><text:span text:style-name="T20_97">Perhaps</text:span><text:span text:style-name="T20_98"><text:s/></text:span><text:span text:style-name="T20_99">Dan</text:span><text:span text:style-name="T20_100"><text:s/></text:span><text:span text:style-name="T20_101">has</text:span><text:span text:style-name="T20_102"><text:s/></text:span><text:span text:style-name="T20_103">actually</text:span><text:span text:style-name="T20_104"><text:s/></text:span><text:span text:style-name="T20_105">paged</text:span><text:span text:style-name="T20_106"><text:s/></text:span><text:span text:style-name="T20_107">GWA</text:span><text:span text:style-name="T20_108"><text:s/></text:span><text:span text:style-name="T20_109">at</text:span><text:span text:style-name="T20_110"><text:s/></text:span><text:span text:style-name="T20_111">some</text:span><text:span text:style-name="T20_112"><text:s/></text:span><text:span text:style-name="T20_113">point</text:span><text:span text:style-name="T20_114"><text:s/></text:span><text:span text:style-name="T20_115">with</text:span><text:span text:style-name="T20_116"><text:s/></text:span><text:span text:style-name="T20_117">a</text:span><text:span text:style-name="T20_118"><text:s/></text:span><text:span text:style-name="T20_119">few</text:span><text:span text:style-name="T20_120"><text:s/></text:span><text:span text:style-name="T20_121">minutes</text:span><text:span text:style-name="T20_122"><text:s/></text:span><text:span text:style-name="T20_123">left</text:span><text:span text:style-name="T20_124"><text:s/></text:span><text:span text:style-name="T20_125">in</text:span><text:span text:style-name="T20_126"><text:s/></text:span><text:span text:style-name="T20_127">the</text:span><text:span text:style-name="T20_128"><text:s/></text:span><text:span text:style-name="T20_129">break</text:span><text:span text:style-name="T20_130"><text:s/></text:span><text:span text:style-name="T20_131">to</text:span><text:span text:style-name="T20_132"><text:s/></text:span><text:span text:style-name="T20_133">play</text:span><text:span text:style-name="T20_134"><text:s/></text:span><text:span text:style-name="T20_135">along</text:span><text:span text:style-name="T20_136">.</text:span></text:p>
      <text:p text:style-name="P21"/>
      <text:p text:style-name="P22"/>
      <text:p text:style-name="P23"><text:span text:style-name="T23_1">Introduction</text:span></text:p>
      <text:p text:style-name="P24"><text:span text:style-name="T24_1">This</text:span><text:span text:style-name="T24_2"><text:s/></text:span><text:span text:style-name="T24_3">section</text:span><text:span text:style-name="T24_4"><text:s/></text:span><text:span text:style-name="T24_5">sets</text:span><text:span text:style-name="T24_6"><text:s/></text:span><text:span text:style-name="T24_7">the</text:span><text:span text:style-name="T24_8"><text:s/></text:span><text:span text:style-name="T24_9">stage</text:span><text:span text:style-name="T24_10"><text:s/></text:span><text:span text:style-name="T24_11">for</text:span><text:span text:style-name="T24_12"><text:s/></text:span><text:span text:style-name="T24_13">the</text:span><text:span text:style-name="T24_14"><text:s/></text:span><text:span text:style-name="T24_15">rest</text:span><text:span text:style-name="T24_16"><text:s/></text:span><text:span text:style-name="T24_17">of</text:span><text:span text:style-name="T24_18"><text:s/></text:span><text:span text:style-name="T24_19">the</text:span><text:span text:style-name="T24_20"><text:s/></text:span><text:span text:style-name="T24_21">skit</text:span><text:span text:style-name="T24_22"><text:s/></text:span><text:span text:style-name="T24_23">and</text:span><text:span text:style-name="T24_24"><text:s/></text:span><text:span text:style-name="T24_25">introduces</text:span><text:span text:style-name="T24_26"><text:s/></text:span><text:span text:style-name="T24_27">the</text:span><text:span text:style-name="T24_28"><text:s/></text:span><text:span text:style-name="T24_29">Genie</text:span><text:span text:style-name="T24_30">.<text:s/></text:span><text:span text:style-name="T24_31">GWA</text:span><text:span text:style-name="T24_32">’</text:span><text:span text:style-name="T24_33">s</text:span><text:span text:style-name="T24_34"><text:s/></text:span><text:span text:style-name="T24_35">laptop</text:span><text:span text:style-name="T24_36"><text:s/></text:span><text:span text:style-name="T24_37">is</text:span><text:span text:style-name="T24_38"><text:s/></text:span><text:span text:style-name="T24_39">set</text:span><text:span text:style-name="T24_40"><text:s/></text:span><text:span text:style-name="T24_41">up</text:span><text:span text:style-name="T24_42"><text:s/></text:span><text:span text:style-name="T24_43">and</text:span><text:span text:style-name="T24_44"><text:s/></text:span><text:span text:style-name="T24_45">ready</text:span><text:span text:style-name="T24_46"><text:s/></text:span><text:span text:style-name="T24_47">to</text:span><text:span text:style-name="T24_48"><text:s/></text:span><text:span text:style-name="T24_49">go</text:span><text:span text:style-name="T24_50"><text:s/></text:span><text:span text:style-name="T24_51">with</text:span><text:span text:style-name="T24_52"><text:s/></text:span><text:span text:style-name="T24_53">the</text:span><text:span text:style-name="T24_54"><text:s/></text:span><text:span text:style-name="T24_55">title</text:span><text:span text:style-name="T24_56"><text:s/></text:span><text:span text:style-name="T24_57">slide</text:span><text:span text:style-name="T24_58">.<text:s/></text:span><text:span text:style-name="T24_59">Mark</text:span><text:span text:style-name="T24_60"><text:s/></text:span><text:span text:style-name="T24_61">is</text:span><text:span text:style-name="T24_62"><text:s/></text:span><text:span text:style-name="T24_63">in</text:span><text:span text:style-name="T24_64"><text:s/></text:span><text:span text:style-name="T24_65">the</text:span><text:span text:style-name="T24_66"><text:s/></text:span><text:span text:style-name="T24_67">audience</text:span><text:span text:style-name="T24_68">;<text:s/></text:span><text:span text:style-name="T24_69">GWA</text:span><text:span text:style-name="T24_70"><text:s/></text:span><text:span text:style-name="T24_71">is</text:span><text:span text:style-name="T24_72"><text:s/></text:span><text:span text:style-name="T24_73">hiding</text:span><text:span text:style-name="T24_74"><text:s/></text:span><text:span text:style-name="T24_75">behind</text:span><text:span text:style-name="T24_76"><text:s/></text:span><text:span text:style-name="T24_77">the</text:span><text:span text:style-name="T24_78"><text:s/></text:span><text:span text:style-name="T24_79">door</text:span><text:span text:style-name="T24_80"><text:s/></text:span><text:span text:style-name="T24_81">in</text:span><text:span text:style-name="T24_82"><text:s/></text:span><text:span text:style-name="T24_83">costume</text:span><text:span text:style-name="T24_84"><text:s/></text:span><text:span text:style-name="T24_85">with</text:span><text:span text:style-name="T24_86"><text:s/></text:span><text:span text:style-name="T24_87">a</text:span><text:span text:style-name="T24_88"><text:s/></text:span><text:span text:style-name="T24_89">microphone</text:span><text:span text:style-name="T24_90"><text:s/>(</text:span><text:span text:style-name="T24_91">hopefully</text:span><text:span text:style-name="T24_92">).<text:s/></text:span><text:span text:style-name="T24_93">Dan</text:span><text:span text:style-name="T24_94"><text:s/></text:span><text:span text:style-name="T24_95">is</text:span><text:span text:style-name="T24_96"><text:s/></text:span><text:span text:style-name="T24_97">paging</text:span><text:span text:style-name="T24_98"><text:s/></text:span><text:span text:style-name="T24_99">GWA</text:span><text:span text:style-name="T24_100"><text:s/></text:span><text:span text:style-name="T24_101">to</text:span><text:span text:style-name="T24_102"><text:s/></text:span><text:span text:style-name="T24_103">come</text:span><text:span text:style-name="T24_104"><text:s/></text:span><text:span text:style-name="T24_105">and</text:span><text:span text:style-name="T24_106"><text:s/></text:span><text:span text:style-name="T24_107">start</text:span><text:span text:style-name="T24_108"><text:s/></text:span><text:span text:style-name="T24_109">the</text:span><text:span text:style-name="T24_110"><text:s/></text:span><text:span text:style-name="T24_111">talk</text:span><text:span text:style-name="T24_112">.<text:s/></text:span><text:span text:style-name="T24_113">Finally</text:span><text:span text:style-name="T24_114"><text:s/></text:span><text:span text:style-name="T24_115">asks</text:span><text:span text:style-name="T24_116"><text:s/></text:span><text:span text:style-name="T24_117">if</text:span><text:span text:style-name="T24_118"><text:s/></text:span><text:span text:style-name="T24_119">GWA</text:span><text:span text:style-name="T24_120">’</text:span><text:span text:style-name="T24_121">s</text:span><text:span text:style-name="T24_122"><text:s/></text:span><text:span text:style-name="T24_123">collaborator</text:span><text:span text:style-name="T24_124"><text:s/></text:span><text:span text:style-name="T24_125">is</text:span><text:span text:style-name="T24_126"><text:s/></text:span><text:span text:style-name="T24_127">there</text:span><text:span text:style-name="T24_128"><text:s/></text:span><text:span text:style-name="T24_129">and</text:span><text:span text:style-name="T24_130"><text:s/></text:span><text:span text:style-name="T24_131">Mark</text:span><text:span text:style-name="T24_132"><text:s/></text:span><text:span text:style-name="T24_133">comes</text:span><text:span text:style-name="T24_134"><text:s/></text:span><text:span text:style-name="T24_135">forward</text:span><text:span text:style-name="T24_136">.</text:span></text:p>
      <text:p text:style-name="P25"/>
      <text:p text:style-name="P26"><text:span text:style-name="T26_1">Slide</text:span><text:span text:style-name="T26_2"><text:s/>(</text:span><text:span text:style-name="T26_3">Mark</text:span><text:span text:style-name="T26_4">):<text:s/></text:span><text:span text:style-name="T26_5">Title</text:span><text:span text:style-name="T26_6"><text:s/></text:span><text:span text:style-name="T26_7">Slide</text:span><text:span text:style-name="T26_8">,<text:s/></text:span><text:span text:style-name="T26_9">very</text:span><text:span text:style-name="T26_10"><text:s/></text:span><text:span text:style-name="T26_11">rudimentary</text:span><text:span text:style-name="T26_12">,<text:s/></text:span><text:span text:style-name="T26_13">paper</text:span><text:span text:style-name="T26_14"><text:s/></text:span><text:span text:style-name="T26_15">title</text:span><text:span text:style-name="T26_16"><text:s/></text:span><text:span text:style-name="T26_17">and</text:span><text:span text:style-name="T26_18"><text:s/></text:span><text:span text:style-name="T26_19">authors</text:span><text:span text:style-name="T26_20"><text:s/></text:span><text:span text:style-name="T26_21">names</text:span><text:span text:style-name="T26_22"><text:s/></text:span><text:span text:style-name="T26_23">and</text:span><text:span text:style-name="T26_24"><text:s/></text:span><text:span text:style-name="T26_25">affiliations</text:span><text:span text:style-name="T26_26">.</text:span></text:p>
      <text:p text:style-name="P27"/>
      <text:p text:style-name="P28"><text:span text:style-name="T28_1">DCS</text:span><text:span text:style-name="T28_2">:</text:span><text:span text:style-name="T28_3"><text:s/></text:span><text:span text:style-name="T28_4">OK</text:span><text:span text:style-name="T28_5">,<text:s/></text:span><text:span text:style-name="T28_6">well</text:span><text:span text:style-name="T28_7">,<text:s/></text:span><text:span text:style-name="T28_8">um</text:span><text:span text:style-name="T28_9">,<text:s/></text:span><text:span text:style-name="T28_10">I</text:span><text:span text:style-name="T28_11">’</text:span><text:span text:style-name="T28_12">m</text:span><text:span text:style-name="T28_13"><text:s/></text:span><text:span text:style-name="T28_14">not</text:span><text:span text:style-name="T28_15"><text:s/></text:span><text:span text:style-name="T28_16">sure</text:span><text:span text:style-name="T28_17"><text:s/></text:span><text:span text:style-name="T28_18">where</text:span><text:span text:style-name="T28_19"><text:s/></text:span><text:span text:style-name="T28_20">GWA</text:span><text:span text:style-name="T28_21"><text:s/></text:span><text:span text:style-name="T28_22">is</text:span><text:span text:style-name="T28_23">,<text:s/></text:span><text:span text:style-name="T28_24">but</text:span><text:span text:style-name="T28_25"><text:s/></text:span><text:span text:style-name="T28_26">OK</text:span><text:span text:style-name="T28_27">,<text:s/></text:span><text:span text:style-name="T28_28">I</text:span><text:span text:style-name="T28_29"><text:s/></text:span><text:span text:style-name="T28_30">guess</text:span><text:span text:style-name="T28_31">.<text:s/></text:span><text:span text:style-name="T28_32">These</text:span><text:span text:style-name="T28_33"><text:s/></text:span><text:span text:style-name="T28_34">are</text:span><text:span text:style-name="T28_35"><text:s/></text:span><text:span text:style-name="T28_36">his</text:span><text:span text:style-name="T28_37"><text:s/></text:span><text:span text:style-name="T28_38">slides</text:span><text:span text:style-name="T28_39"><text:s/></text:span><text:span text:style-name="T28_40">after</text:span><text:span text:style-name="T28_41"><text:s/></text:span><text:span text:style-name="T28_42">all</text:span><text:span text:style-name="T28_43">!<text:s/></text:span><text:span text:style-name="T28_44">But</text:span><text:span text:style-name="T28_45"><text:s/></text:span><text:span text:style-name="T28_46">OK</text:span><text:span text:style-name="T28_47">:<text:s/></text:span><text:span text:style-name="T28_48">I</text:span><text:span text:style-name="T28_49">'</text:span><text:span text:style-name="T28_50">ll</text:span><text:span text:style-name="T28_51"><text:s/></text:span><text:span text:style-name="T28_52">start</text:span><text:span text:style-name="T28_53">.<text:s/></text:span><text:span text:style-name="T28_54">(</text:span><text:span text:style-name="T28_55">Clearly</text:span><text:span text:style-name="T28_56"><text:s/></text:span><text:span text:style-name="T28_57">nervous</text:span><text:span text:style-name="T28_58">,<text:s/></text:span><text:span text:style-name="T28_59">essentially</text:span><text:span text:style-name="T28_60"><text:s/></text:span><text:span text:style-name="T28_61">reading</text:span><text:span text:style-name="T28_62"><text:s/></text:span><text:span text:style-name="T28_63">slide</text:span><text:span text:style-name="T28_64">.)</text:span><text:span text:style-name="T28_65"><text:s/></text:span><text:span text:style-name="T28_66">Today</text:span><text:span text:style-name="T28_67"><text:s/></text:span><text:span text:style-name="T28_68">I</text:span><text:span text:style-name="T28_69"><text:s/></text:span><text:span text:style-name="T28_70">am</text:span><text:span text:style-name="T28_71"><text:s/></text:span><text:span text:style-name="T28_72">going</text:span><text:span text:style-name="T28_73"><text:s/></text:span><text:span text:style-name="T28_74">to</text:span><text:span text:style-name="T28_75"><text:s/></text:span><text:span text:style-name="T28_76">be</text:span><text:span text:style-name="T28_77"><text:s/></text:span><text:span text:style-name="T28_78">talking</text:span><text:span text:style-name="T28_79"><text:s/></text:span><text:span text:style-name="T28_80">about</text:span><text:span text:style-name="T28_81"><text:s/></text:span><text:span text:style-name="T28_82">our</text:span><text:span text:style-name="T28_83"><text:s/></text:span><text:span text:style-name="T28_84">work</text:span><text:span text:style-name="T28_85">,<text:s/>“</text:span><text:span text:style-name="T28_86">The</text:span><text:span text:style-name="T28_87"><text:s/></text:span><text:span text:style-name="T28_88">Case</text:span><text:span text:style-name="T28_89"><text:s/></text:span><text:span text:style-name="T28_90">for</text:span><text:span text:style-name="T28_91"><text:s/></text:span><text:span text:style-name="T28_92">Power</text:span><text:span text:style-name="T28_93">-</text:span><text:span text:style-name="T28_94">Agile</text:span><text:span text:style-name="T28_95"><text:s/></text:span><text:span text:style-name="T28_96">Computing</text:span><text:span text:style-name="T28_97">.”<text:s/></text:span><text:span text:style-name="T28_98">My</text:span><text:span text:style-name="T28_99"><text:s/></text:span><text:span text:style-name="T28_100">name</text:span><text:span text:style-name="T28_101"><text:s/></text:span><text:span text:style-name="T28_102">is</text:span><text:span text:style-name="T28_103"><text:s/></text:span><text:span text:style-name="T28_104">Mark</text:span><text:span text:style-name="T28_105"><text:s/></text:span><text:span text:style-name="T28_106">Hempstead</text:span><text:span text:style-name="T28_107"><text:s/></text:span><text:span text:style-name="T28_108">and</text:span><text:span text:style-name="T28_109"><text:s/></text:span><text:span text:style-name="T28_110">I</text:span><text:span text:style-name="T28_111"><text:s/></text:span><text:span text:style-name="T28_112">am</text:span><text:span text:style-name="T28_113"><text:s/></text:span><text:span text:style-name="T28_114">from</text:span><text:span text:style-name="T28_115"><text:s/></text:span><text:span text:style-name="T28_116">Drexel</text:span><text:span text:style-name="T28_117"><text:s/></text:span><text:span text:style-name="T28_118">University</text:span><text:span text:style-name="T28_119">.<text:s/></text:span><text:span text:style-name="T28_120">This</text:span><text:span text:style-name="T28_121"><text:s/></text:span><text:span text:style-name="T28_122">is</text:span><text:span text:style-name="T28_123"><text:s/></text:span><text:span text:style-name="T28_124">joint</text:span><text:span text:style-name="T28_125"><text:s/></text:span><text:span text:style-name="T28_126">work</text:span><text:span text:style-name="T28_127"><text:s/></text:span><text:span text:style-name="T28_128">with</text:span><text:span text:style-name="T28_129"><text:s/></text:span><text:span text:style-name="T28_130">my</text:span><text:span text:style-name="T28_131"><text:s/></text:span><text:span text:style-name="T28_132">collaborator</text:span><text:span text:style-name="T28_133">,<text:s/></text:span><text:span text:style-name="T28_134">Geoffrey</text:span><text:span text:style-name="T28_135"><text:s/></text:span><text:span text:style-name="T28_136">Challen</text:span><text:span text:style-name="T28_137">,<text:s/></text:span><text:span text:style-name="T28_138">at</text:span><text:span text:style-name="T28_139"><text:s/></text:span><text:span text:style-name="T28_140">SUNY</text:span><text:span text:style-name="T28_141"><text:s/></text:span><text:span text:style-name="T28_142">Buffalo</text:span><text:span text:style-name="T28_143">.<text:s/></text:span><text:span text:style-name="T28_144">(</text:span><text:span text:style-name="T28_145">DCS</text:span><text:span text:style-name="T28_146"><text:s/></text:span><text:span text:style-name="T28_147">advances</text:span><text:span text:style-name="T28_148"><text:s/></text:span><text:span text:style-name="T28_149">slide</text:span><text:span text:style-name="T28_150">.)</text:span></text:p>
      <text:p text:style-name="P29"/>
      <text:p text:style-name="P30"><text:span text:style-name="T30_1">Slide</text:span><text:span text:style-name="T30_2"><text:s/>(</text:span><text:span text:style-name="T30_3">Mark</text:span><text:span text:style-name="T30_4">):<text:s/></text:span><text:span text:style-name="T30_5">No</text:span><text:span text:style-name="T30_6"><text:s/></text:span><text:span text:style-name="T30_7">text</text:span><text:span text:style-name="T30_8">,<text:s/></text:span><text:span text:style-name="T30_9">image</text:span><text:span text:style-name="T30_10"><text:s/></text:span><text:span text:style-name="T30_11">of</text:span><text:span text:style-name="T30_12"><text:s/></text:span><text:span text:style-name="T30_13">a</text:span><text:span text:style-name="T30_14"><text:s/></text:span><text:span text:style-name="T30_15">magic</text:span><text:span text:style-name="T30_16"><text:s/></text:span><text:span text:style-name="T30_17">lamp</text:span><text:span text:style-name="T30_18">.</text:span></text:p>
      <text:p text:style-name="P31"/>
      <text:p text:style-name="P32"><text:span text:style-name="T32_1">DCS</text:span><text:span text:style-name="T32_2">:</text:span><text:span text:style-name="T32_3"><text:s/></text:span><text:span text:style-name="T32_4">Hmmm</text:span><text:span text:style-name="T32_5">...<text:s/></text:span><text:span text:style-name="T32_6">um</text:span><text:span text:style-name="T32_7">,<text:s/></text:span><text:span text:style-name="T32_8">this</text:span><text:span text:style-name="T32_9"><text:s/></text:span><text:span text:style-name="T32_10">is</text:span><text:span text:style-name="T32_11"><text:s/></text:span><text:span text:style-name="T32_12">what</text:span><text:span text:style-name="T32_13"><text:s/></text:span><text:span text:style-name="T32_14">looks</text:span><text:span text:style-name="T32_15"><text:s/></text:span><text:span text:style-name="T32_16">like</text:span><text:span text:style-name="T32_17"><text:s/></text:span><text:span text:style-name="T32_18">a</text:span><text:span text:style-name="T32_19"><text:s/></text:span><text:span text:style-name="T32_20">magic</text:span><text:span text:style-name="T32_21"><text:s/></text:span><text:span text:style-name="T32_22">lamp</text:span><text:span text:style-name="T32_23">.<text:s/></text:span><text:span text:style-name="T32_24">I</text:span><text:span text:style-name="T32_25">'</text:span><text:span text:style-name="T32_26">m</text:span><text:span text:style-name="T32_27"><text:s/></text:span><text:span text:style-name="T32_28">not</text:span><text:span text:style-name="T32_29"><text:s/></text:span><text:span text:style-name="T32_30">sure</text:span><text:span text:style-name="T32_31"><text:s/></text:span><text:span text:style-name="T32_32">what</text:span><text:span text:style-name="T32_33"><text:s/></text:span><text:span text:style-name="T32_34">to</text:span><text:span text:style-name="T32_35"><text:s/></text:span><text:span text:style-name="T32_36">do</text:span><text:span text:style-name="T32_37">.<text:s/></text:span><text:span text:style-name="T32_38">GWA</text:span><text:span text:style-name="T32_39"><text:s/></text:span><text:span text:style-name="T32_40">writes</text:span><text:span text:style-name="T32_41"><text:s/></text:span><text:span text:style-name="T32_42">really</text:span><text:span text:style-name="T32_43"><text:s/></text:span><text:span text:style-name="T32_44">strange</text:span><text:span text:style-name="T32_45"><text:s/></text:span><text:span text:style-name="T32_46">slide</text:span><text:span text:style-name="T32_47"><text:s/></text:span><text:span text:style-name="T32_48">decks</text:span><text:span text:style-name="T32_49">.</text:span></text:p>
      <text:p text:style-name="P33"/>
      <text:p text:style-name="P34"><text:span text:style-name="T34_1">Genie</text:span><text:span text:style-name="T34_2">:</text:span><text:span text:style-name="T34_3"><text:s/>(</text:span><text:span text:style-name="T34_4">Off</text:span><text:span text:style-name="T34_5"><text:s/></text:span><text:span text:style-name="T34_6">stage</text:span><text:span text:style-name="T34_7">)<text:s/></text:span><text:span text:style-name="T34_8">Rub</text:span><text:span text:style-name="T34_9"><text:s/></text:span><text:span text:style-name="T34_10">the</text:span><text:span text:style-name="T34_11"><text:s/></text:span><text:span text:style-name="T34_12">lamp</text:span><text:span text:style-name="T34_13">!</text:span></text:p>
      <text:p text:style-name="P35"/>
      <text:p text:style-name="P36"><text:span text:style-name="T36_1">DCS</text:span><text:span text:style-name="T36_2">:</text:span><text:span text:style-name="T36_3"><text:s/></text:span><text:span text:style-name="T36_4">I</text:span><text:span text:style-name="T36_5"><text:s/></text:span><text:span text:style-name="T36_6">guess</text:span><text:span text:style-name="T36_7"><text:s/></text:span><text:span text:style-name="T36_8">I</text:span><text:span text:style-name="T36_9"><text:s/></text:span><text:span text:style-name="T36_10">should</text:span><text:span text:style-name="T36_11"><text:s/></text:span><text:span text:style-name="T36_12">try</text:span><text:span text:style-name="T36_13"><text:s/></text:span><text:span text:style-name="T36_14">rubbing</text:span><text:span text:style-name="T36_15"><text:s/></text:span><text:span text:style-name="T36_16">the</text:span><text:span text:style-name="T36_17"><text:s/></text:span><text:span text:style-name="T36_18">lamp</text:span><text:span text:style-name="T36_19">.<text:s/></text:span><text:span text:style-name="T36_20">(</text:span><text:span text:style-name="T36_21">Makes</text:span><text:span text:style-name="T36_22"><text:s/></text:span><text:span text:style-name="T36_23">rubbing</text:span><text:span text:style-name="T36_24"><text:s/></text:span><text:span text:style-name="T36_25">motion</text:span><text:span text:style-name="T36_26"><text:s/></text:span><text:span text:style-name="T36_27">towards</text:span><text:span text:style-name="T36_28"><text:s/></text:span><text:span text:style-name="T36_29">lamp</text:span><text:span text:style-name="T36_30"><text:s/></text:span><text:span text:style-name="T36_31">on</text:span><text:span text:style-name="T36_32"><text:s/></text:span><text:span text:style-name="T36_33">screen</text:span><text:span text:style-name="T36_34">.<text:s/></text:span><text:span text:style-name="T36_35">Waits</text:span><text:span text:style-name="T36_36"><text:s/></text:span><text:span text:style-name="T36_37">a</text:span><text:span text:style-name="T36_38"><text:s/></text:span><text:span text:style-name="T36_39">beat</text:span><text:span text:style-name="T36_40">.<text:s/></text:span><text:span text:style-name="T36_41">Nothing</text:span><text:span text:style-name="T36_42"><text:s/></text:span><text:span text:style-name="T36_43">happens</text:span><text:span text:style-name="T36_44">.)</text:span></text:p>
      <text:p text:style-name="P37"/>
      <text:p text:style-name="P38"><text:span text:style-name="T38_1">DCS</text:span><text:span text:style-name="T38_2">:</text:span><text:span text:style-name="T38_3"><text:s/></text:span><text:span text:style-name="T38_4">(</text:span><text:span text:style-name="T38_5">To</text:span><text:span text:style-name="T38_6"><text:s/></text:span><text:span text:style-name="T38_7">audience</text:span><text:span text:style-name="T38_8">)<text:s/></text:span><text:span text:style-name="T38_9">Maybe</text:span><text:span text:style-name="T38_10"><text:s/></text:span><text:span text:style-name="T38_11">we</text:span><text:span text:style-name="T38_12"><text:s/></text:span><text:span text:style-name="T38_13">all</text:span><text:span text:style-name="T38_14"><text:s/></text:span><text:span text:style-name="T38_15">need</text:span><text:span text:style-name="T38_16"><text:s/></text:span><text:span text:style-name="T38_17">to</text:span><text:span text:style-name="T38_18"><text:s/></text:span><text:span text:style-name="T38_19">rub</text:span><text:span text:style-name="T38_20"><text:s/></text:span><text:span text:style-name="T38_21">the</text:span><text:span text:style-name="T38_22"><text:s/></text:span><text:span text:style-name="T38_23">lamp</text:span><text:span text:style-name="T38_24"><text:s/></text:span><text:span text:style-name="T38_25">together</text:span><text:span text:style-name="T38_26">?<text:s/></text:span><text:span text:style-name="T38_27">(</text:span><text:span text:style-name="T38_28">Audience</text:span><text:span text:style-name="T38_29"><text:s/></text:span><text:span text:style-name="T38_30">and</text:span><text:span text:style-name="T38_31"><text:s/></text:span><text:span text:style-name="T38_32">DCS</text:span><text:span text:style-name="T38_33"><text:s/></text:span><text:span text:style-name="T38_34">make</text:span><text:span text:style-name="T38_35"><text:s/></text:span><text:span text:style-name="T38_36">rubbing</text:span><text:span text:style-name="T38_37"><text:s/></text:span><text:span text:style-name="T38_38">motion</text:span><text:span text:style-name="T38_39"><text:s/></text:span><text:span text:style-name="T38_40">towards</text:span><text:span text:style-name="T38_41"><text:s/></text:span><text:span text:style-name="T38_42">lamp</text:span><text:span text:style-name="T38_43"><text:s/></text:span><text:span text:style-name="T38_44">on</text:span><text:span text:style-name="T38_45"><text:s/></text:span><text:span text:style-name="T38_46">screen</text:span><text:span text:style-name="T38_47">.)</text:span></text:p>
      <text:p text:style-name="P39"/>
      <text:p text:style-name="P40"><text:span text:style-name="T40_1">Slide</text:span><text:span text:style-name="T40_2"><text:s/>(</text:span><text:span text:style-name="T40_3">GWA</text:span><text:span text:style-name="T40_4">):<text:s/></text:span><text:span text:style-name="T40_5">Lamps</text:span><text:span text:style-name="T40_6"><text:s/></text:span><text:span text:style-name="T40_7">starts</text:span><text:span text:style-name="T40_8"><text:s/></text:span><text:span text:style-name="T40_9">to</text:span><text:span text:style-name="T40_10"><text:s/></text:span><text:span text:style-name="T40_11">smoke</text:span><text:span text:style-name="T40_12">...</text:span></text:p>
      <text:p text:style-name="P41"/>
      <text:p text:style-name="P42"><text:span text:style-name="T42_1">(</text:span><text:span text:style-name="T42_2">Genie</text:span><text:span text:style-name="T42_3"><text:s/></text:span><text:span text:style-name="T42_4">appears</text:span><text:span text:style-name="T42_5">!)</text:span></text:p>
      <text:p text:style-name="P43"/>
      <text:p text:style-name="P44"><text:span text:style-name="T44_1">Genie</text:span><text:span text:style-name="T44_2">:</text:span><text:span text:style-name="T44_3"><text:s/></text:span><text:span text:style-name="T44_4">Master</text:span><text:span text:style-name="T44_5">,<text:s/></text:span><text:span text:style-name="T44_6">I</text:span><text:span text:style-name="T44_7"><text:s/></text:span><text:span text:style-name="T44_8">am</text:span><text:span text:style-name="T44_9"><text:s/></text:span><text:span text:style-name="T44_10">the</text:span><text:span text:style-name="T44_11"><text:s/></text:span><text:span text:style-name="T44_12">Computer</text:span><text:span text:style-name="T44_13"><text:s/></text:span><text:span text:style-name="T44_14">Science</text:span><text:span text:style-name="T44_15"><text:s/></text:span><text:span text:style-name="T44_16">Genie</text:span><text:span text:style-name="T44_17">,<text:s/></text:span><text:span text:style-name="T44_18">here</text:span><text:span text:style-name="T44_19"><text:s/></text:span><text:span text:style-name="T44_20">to</text:span><text:span text:style-name="T44_21"><text:s/></text:span><text:span text:style-name="T44_22">do</text:span><text:span text:style-name="T44_23"><text:s/></text:span><text:span text:style-name="T44_24">your</text:span><text:span text:style-name="T44_25"><text:s/></text:span><text:span text:style-name="T44_26">bidding</text:span><text:span text:style-name="T44_27">!<text:s/></text:span><text:span text:style-name="T44_28">What</text:span><text:span text:style-name="T44_29"><text:s/></text:span><text:span text:style-name="T44_30">do</text:span><text:span text:style-name="T44_31"><text:s/></text:span><text:span text:style-name="T44_32">you</text:span><text:span text:style-name="T44_33"><text:s/></text:span><text:span text:style-name="T44_34">command</text:span><text:span text:style-name="T44_35">,<text:s/></text:span><text:span text:style-name="T44_36">Master</text:span><text:span text:style-name="T44_37">!</text:span></text:p>
      <text:p text:style-name="P45"/>
      <text:p text:style-name="P46"><text:span text:style-name="T46_1">DCS</text:span><text:span text:style-name="T46_2">:</text:span><text:span text:style-name="T46_3"><text:s/></text:span><text:span text:style-name="T46_4">GWA</text:span><text:span text:style-name="T46_5">!<text:s/></text:span><text:span text:style-name="T46_6">I</text:span><text:span text:style-name="T46_7">’</text:span><text:span text:style-name="T46_8">ve</text:span><text:span text:style-name="T46_9"><text:s/></text:span><text:span text:style-name="T46_10">always</text:span><text:span text:style-name="T46_11"><text:s/></text:span><text:span text:style-name="T46_12">wondered</text:span><text:span text:style-name="T46_13"><text:s/></text:span><text:span text:style-name="T46_14">when</text:span><text:span text:style-name="T46_15"><text:s/></text:span><text:span text:style-name="T46_16">you</text:span><text:span text:style-name="T46_17"><text:s/></text:span><text:span text:style-name="T46_18">would</text:span><text:span text:style-name="T46_19"><text:s/></text:span><text:span text:style-name="T46_20">start</text:span><text:span text:style-name="T46_21"><text:s/></text:span><text:span text:style-name="T46_22">calling</text:span><text:span text:style-name="T46_23"><text:s/></text:span><text:span text:style-name="T46_24">me</text:span><text:span text:style-name="T46_25"><text:s/></text:span><text:span text:style-name="T46_26">Master</text:span><text:span text:style-name="T46_27">.</text:span></text:p>
      <text:p text:style-name="P47"/>
      <text:p text:style-name="P48"><text:span text:style-name="T48_1">Genie</text:span><text:span text:style-name="T48_2">:</text:span><text:span text:style-name="T48_3"><text:s/></text:span><text:span text:style-name="T48_4">Yes</text:span><text:span text:style-name="T48_5">,<text:s/></text:span><text:span text:style-name="T48_6">Master</text:span><text:span text:style-name="T48_7">.<text:s/></text:span><text:span text:style-name="T48_8">Tell</text:span><text:span text:style-name="T48_9"><text:s/></text:span><text:span text:style-name="T48_10">me</text:span><text:span text:style-name="T48_11"><text:s/></text:span><text:span text:style-name="T48_12">what</text:span><text:span text:style-name="T48_13"><text:s/></text:span><text:span text:style-name="T48_14">your</text:span><text:span text:style-name="T48_15"><text:s/></text:span><text:span text:style-name="T48_16">dorky</text:span><text:span text:style-name="T48_17"><text:s/></text:span><text:span text:style-name="T48_18">computer</text:span><text:span text:style-name="T48_19"><text:s/></text:span><text:span text:style-name="T48_20">science</text:span><text:span text:style-name="T48_21"><text:s/></text:span><text:span text:style-name="T48_22">heart</text:span><text:span text:style-name="T48_23"><text:s/></text:span><text:span text:style-name="T48_24">desires</text:span><text:span text:style-name="T48_25">!</text:span></text:p>
      <text:p text:style-name="P49"/>
      <text:p text:style-name="P50"><text:span text:style-name="T50_1">DCS</text:span><text:span text:style-name="T50_2">:</text:span><text:span text:style-name="T50_3"><text:s/></text:span><text:span text:style-name="T50_4">OK</text:span><text:span text:style-name="T50_5">,<text:s/></text:span><text:span text:style-name="T50_6">well</text:span><text:span text:style-name="T50_7">,<text:s/></text:span><text:span text:style-name="T50_8">let</text:span><text:span text:style-name="T50_9">'</text:span><text:span text:style-name="T50_10">s</text:span><text:span text:style-name="T50_11"><text:s/></text:span><text:span text:style-name="T50_12">see</text:span><text:span text:style-name="T50_13">...<text:s/></text:span><text:span text:style-name="T50_14">I</text:span><text:span text:style-name="T50_15"><text:s/></text:span><text:span text:style-name="T50_16">wish</text:span><text:span text:style-name="T50_17"><text:s/></text:span><text:span text:style-name="T50_18">my</text:span><text:span text:style-name="T50_19"><text:s/></text:span><text:span text:style-name="T50_20">phone</text:span><text:span text:style-name="T50_21"><text:s/></text:span><text:span text:style-name="T50_22">would</text:span><text:span text:style-name="T50_23"><text:s/></text:span><text:span text:style-name="T50_24">do</text:span><text:span text:style-name="T50_25"><text:s/></text:span><text:span text:style-name="T50_26">more</text:span><text:span text:style-name="T50_27"><text:s/></text:span><text:span text:style-name="T50_28">and</text:span><text:span text:style-name="T50_29"><text:s/></text:span><text:span text:style-name="T50_30">last</text:span><text:span text:style-name="T50_31"><text:s/></text:span><text:span text:style-name="T50_32">longer</text:span><text:span text:style-name="T50_33">!</text:span></text:p>
      <text:p text:style-name="P51"/>
      <text:p text:style-name="P52"><text:span text:style-name="T52_1">Genie</text:span><text:span text:style-name="T52_2">:</text:span><text:span text:style-name="T52_3"><text:s/></text:span><text:span text:style-name="T52_4">Look</text:span><text:span text:style-name="T52_5">,<text:s/></text:span><text:span text:style-name="T52_6">this</text:span><text:span text:style-name="T52_7"><text:s/></text:span><text:span text:style-name="T52_8">Genie</text:span><text:span text:style-name="T52_9"><text:s/></text:span><text:span text:style-name="T52_10">went</text:span><text:span text:style-name="T52_11"><text:s/></text:span><text:span text:style-name="T52_12">to</text:span><text:span text:style-name="T52_13"><text:s/></text:span><text:span text:style-name="T52_14">Harvard</text:span><text:span text:style-name="T52_15"><text:s/></text:span><text:span text:style-name="T52_16">and</text:span><text:span text:style-name="T52_17"><text:s/></text:span><text:span text:style-name="T52_18">can</text:span><text:span text:style-name="T52_19"><text:s/></text:span><text:span text:style-name="T52_20">count</text:span><text:span text:style-name="T52_21">,<text:s/></text:span><text:span text:style-name="T52_22">and</text:span><text:span text:style-name="T52_23"><text:s/></text:span><text:span text:style-name="T52_24">that</text:span><text:span text:style-name="T52_25"><text:s/></text:span><text:span text:style-name="T52_26">sounds</text:span><text:span text:style-name="T52_27"><text:s/></text:span><text:span text:style-name="T52_28">like</text:span><text:span text:style-name="T52_29"><text:s/></text:span><text:span text:style-name="T52_30">two</text:span><text:span text:style-name="T52_31"><text:s/></text:span><text:span text:style-name="T52_32">wishes</text:span><text:span text:style-name="T52_33">.<text:s/></text:span><text:span text:style-name="T52_34">But</text:span><text:span text:style-name="T52_35"><text:s/></text:span><text:span text:style-name="T52_36">today</text:span><text:span text:style-name="T52_37"><text:s/></text:span><text:span text:style-name="T52_38">is</text:span><text:span text:style-name="T52_39"><text:s/></text:span><text:span text:style-name="T52_40">your</text:span><text:span text:style-name="T52_41"><text:s/></text:span><text:span text:style-name="T52_42">lucky</text:span><text:span text:style-name="T52_43"><text:s/></text:span><text:span text:style-name="T52_44">day</text:span><text:span text:style-name="T52_45">!<text:s/></text:span><text:span text:style-name="T52_46">I</text:span><text:span text:style-name="T52_47"><text:s/></text:span><text:span text:style-name="T52_48">shall</text:span><text:span text:style-name="T52_49"><text:s/></text:span><text:span text:style-name="T52_50">comply</text:span><text:span text:style-name="T52_51">.<text:s/></text:span><text:span text:style-name="T52_52">Here</text:span><text:span text:style-name="T52_53"><text:s/></text:span><text:span text:style-name="T52_54">is</text:span><text:span text:style-name="T52_55"><text:s/></text:span><text:span text:style-name="T52_56">your</text:span><text:span text:style-name="T52_57"><text:s/></text:span><text:span text:style-name="T52_58">phone</text:span><text:span text:style-name="T52_59">.<text:s/></text:span><text:span text:style-name="T52_60">(</text:span><text:span text:style-name="T52_61">iPhone</text:span><text:span text:style-name="T52_62"><text:s/></text:span><text:span text:style-name="T52_63">appears</text:span><text:span text:style-name="T52_64"><text:s/></text:span><text:span text:style-name="T52_65">on</text:span><text:span text:style-name="T52_66"><text:s/></text:span><text:span text:style-name="T52_67">screen</text:span><text:span text:style-name="T52_68">.)</text:span></text:p>
      <text:p text:style-name="P53"/>
      <text:p text:style-name="P54"><text:span text:style-name="T54_1">Slide</text:span><text:span text:style-name="T54_2"><text:s/>(</text:span><text:span text:style-name="T54_3">GWA</text:span><text:span text:style-name="T54_4">):<text:s/></text:span><text:span text:style-name="T54_5">Phone</text:span><text:span text:style-name="T54_6"><text:s/></text:span><text:span text:style-name="T54_7">appears</text:span><text:span text:style-name="T54_8"><text:s/></text:span><text:span text:style-name="T54_9">on</text:span><text:span text:style-name="T54_10"><text:s/></text:span><text:span text:style-name="T54_11">slide</text:span><text:span text:style-name="T54_12">.</text:span></text:p>
      <text:p text:style-name="P55"/>
      <text:p text:style-name="P56"><text:span text:style-name="T56_1">Genie</text:span><text:span text:style-name="T56_2">:</text:span><text:span text:style-name="T56_3"><text:s/></text:span><text:span text:style-name="T56_4">I</text:span><text:span text:style-name="T56_5"><text:s/></text:span><text:span text:style-name="T56_6">will</text:span><text:span text:style-name="T56_7"><text:s/></text:span><text:span text:style-name="T56_8">make</text:span><text:span text:style-name="T56_9"><text:s/></text:span><text:span text:style-name="T56_10">it</text:span><text:span text:style-name="T56_11"><text:s/></text:span><text:span text:style-name="T56_12">do</text:span><text:span text:style-name="T56_13"><text:s/></text:span><text:span text:style-name="T56_14">more</text:span><text:span text:style-name="T56_15"><text:s/></text:span><text:span text:style-name="T56_16">and</text:span><text:span text:style-name="T56_17"><text:s/></text:span><text:span text:style-name="T56_18">last</text:span><text:span text:style-name="T56_19"><text:s/></text:span><text:span text:style-name="T56_20">longer</text:span><text:span text:style-name="T56_21">...<text:s/></text:span><text:span text:style-name="T56_22">Shazam</text:span><text:span text:style-name="T56_23">!<text:s/></text:span><text:span text:style-name="T56_24">(</text:span><text:span text:style-name="T56_25">tmote</text:span><text:span text:style-name="T56_26"><text:s/></text:span><text:span text:style-name="T56_27">appears</text:span><text:span text:style-name="T56_28"><text:s/></text:span><text:span text:style-name="T56_29">on</text:span><text:span text:style-name="T56_30"><text:s/></text:span><text:span text:style-name="T56_31">the</text:span><text:span text:style-name="T56_32"><text:s/></text:span><text:span text:style-name="T56_33">screen</text:span><text:span text:style-name="T56_34">.<text:s/></text:span><text:span text:style-name="T56_35">Genie</text:span><text:span text:style-name="T56_36"><text:s/></text:span><text:span text:style-name="T56_37">looks</text:span><text:span text:style-name="T56_38"><text:s/></text:span><text:span text:style-name="T56_39">impressed</text:span><text:span text:style-name="T56_40"><text:s/></text:span><text:span text:style-name="T56_41">with</text:span><text:span text:style-name="T56_42"><text:s/></text:span><text:span text:style-name="T56_43">himself</text:span><text:span text:style-name="T56_44">.)</text:span></text:p>
      <text:p text:style-name="P57"/>
      <text:p text:style-name="P58"><text:span text:style-name="T58_1">Slide</text:span><text:span text:style-name="T58_2"><text:s/>(</text:span><text:span text:style-name="T58_3">GWA</text:span><text:span text:style-name="T58_4">):<text:s/></text:span><text:span text:style-name="T58_5">Mote</text:span><text:span text:style-name="T58_6"><text:s/></text:span><text:span text:style-name="T58_7">appears</text:span><text:span text:style-name="T58_8"><text:s/></text:span><text:span text:style-name="T58_9">on</text:span><text:span text:style-name="T58_10"><text:s/></text:span><text:span text:style-name="T58_11">screen</text:span><text:span text:style-name="T58_12">.</text:span></text:p>
      <text:p text:style-name="P59"/>
      <text:p text:style-name="P60"><text:span text:style-name="T60_1">DCS</text:span><text:span text:style-name="T60_2">:</text:span><text:span text:style-name="T60_3"><text:s/></text:span><text:span text:style-name="T60_4">Genie</text:span><text:span text:style-name="T60_5">,<text:s/></text:span><text:span text:style-name="T60_6">that</text:span><text:span text:style-name="T60_7">'</text:span><text:span text:style-name="T60_8">s</text:span><text:span text:style-name="T60_9"><text:s/></text:span><text:span text:style-name="T60_10">a</text:span><text:span text:style-name="T60_11"><text:s/></text:span><text:span text:style-name="T60_12">mote</text:span><text:span text:style-name="T60_13">!</text:span></text:p>
      <text:p text:style-name="P61"/>
      <text:p text:style-name="P62"><text:span text:style-name="T62_1">Genie</text:span><text:span text:style-name="T62_2">:</text:span><text:span text:style-name="T62_3"><text:s/></text:span><text:span text:style-name="T62_4">Yes</text:span><text:span text:style-name="T62_5">!<text:s/></text:span><text:span text:style-name="T62_6">I</text:span><text:span text:style-name="T62_7"><text:s/></text:span><text:span text:style-name="T62_8">hear</text:span><text:span text:style-name="T62_9"><text:s/></text:span><text:span text:style-name="T62_10">it</text:span><text:span text:style-name="T62_11"><text:s/></text:span><text:span text:style-name="T62_12">last</text:span><text:span text:style-name="T62_13"><text:s/></text:span><text:span text:style-name="T62_14">for</text:span><text:span text:style-name="T62_15"><text:s/></text:span><text:span text:style-name="T62_16">years</text:span><text:span text:style-name="T62_17">!</text:span></text:p>
      <text:p text:style-name="P63"/>
      <text:p text:style-name="P64"><text:span text:style-name="T64_1">DCS</text:span><text:span text:style-name="T64_2">:</text:span><text:span text:style-name="T64_3"><text:s/></text:span><text:span text:style-name="T64_4">But</text:span><text:span text:style-name="T64_5"><text:s/></text:span><text:span text:style-name="T64_6">it</text:span><text:span text:style-name="T64_7"><text:s/></text:span><text:span text:style-name="T64_8">doesn</text:span><text:span text:style-name="T64_9">'</text:span><text:span text:style-name="T64_10">t</text:span><text:span text:style-name="T64_11"><text:s/></text:span><text:span text:style-name="T64_12">do</text:span><text:span text:style-name="T64_13"><text:s/></text:span><text:span text:style-name="T64_14">anything</text:span><text:span text:style-name="T64_15">!</text:span></text:p>
      <text:p text:style-name="P65"/>
      <text:p text:style-name="P66"><text:span text:style-name="T66_1">Genie</text:span><text:span text:style-name="T66_2">:</text:span><text:span text:style-name="T66_3"><text:s/></text:span><text:span text:style-name="T66_4">What</text:span><text:span text:style-name="T66_5">!<text:s/></text:span><text:span text:style-name="T66_6">Call</text:span><text:span text:style-name="T66_7"><text:s/></text:span><text:span text:style-name="T66_8">Phil</text:span><text:span text:style-name="T66_9"><text:s/></text:span><text:span text:style-name="T66_10">Levis</text:span><text:span text:style-name="T66_11">!<text:s/></text:span><text:span text:style-name="T66_12">OK</text:span><text:span text:style-name="T66_13">,<text:s/></text:span><text:span text:style-name="T66_14">let</text:span><text:span text:style-name="T66_15"><text:s/></text:span><text:span text:style-name="T66_16">me</text:span><text:span text:style-name="T66_17"><text:s/></text:span><text:span text:style-name="T66_18">try</text:span><text:span text:style-name="T66_19"><text:s/></text:span><text:span text:style-name="T66_20">again</text:span><text:span text:style-name="T66_21">...<text:s/></text:span><text:span text:style-name="T66_22">Shazam</text:span><text:span text:style-name="T66_23">!<text:s/></text:span><text:span text:style-name="T66_24">(</text:span><text:span text:style-name="T66_25">Laptop</text:span><text:span text:style-name="T66_26"><text:s/></text:span><text:span text:style-name="T66_27">appears</text:span><text:span text:style-name="T66_28"><text:s/></text:span><text:span text:style-name="T66_29">on</text:span><text:span text:style-name="T66_30"><text:s/></text:span><text:span text:style-name="T66_31">the</text:span><text:span text:style-name="T66_32"><text:s/></text:span><text:span text:style-name="T66_33">screen</text:span><text:span text:style-name="T66_34">.<text:s/></text:span><text:span text:style-name="T66_35">Genie</text:span><text:span text:style-name="T66_36"><text:s/></text:span><text:span text:style-name="T66_37">looks</text:span><text:span text:style-name="T66_38"><text:s/></text:span><text:span text:style-name="T66_39">impressed</text:span><text:span text:style-name="T66_40"><text:s/></text:span><text:span text:style-name="T66_41">with</text:span><text:span text:style-name="T66_42"><text:s/></text:span><text:span text:style-name="T66_43">himself</text:span><text:span text:style-name="T66_44">.)</text:span></text:p>
      <text:p text:style-name="P67"/>
      <text:p text:style-name="P68"><text:span text:style-name="T68_1">Slide</text:span><text:span text:style-name="T68_2"><text:s/>(</text:span><text:span text:style-name="T68_3">GWA</text:span><text:span text:style-name="T68_4">):<text:s/></text:span><text:span text:style-name="T68_5">Laptop</text:span><text:span text:style-name="T68_6"><text:s/></text:span><text:span text:style-name="T68_7">appears</text:span><text:span text:style-name="T68_8"><text:s/></text:span><text:span text:style-name="T68_9">on</text:span><text:span text:style-name="T68_10"><text:s/></text:span><text:span text:style-name="T68_11">screen</text:span><text:span text:style-name="T68_12">.</text:span></text:p>
      <text:p text:style-name="P69"/>
      <text:p text:style-name="P70"><text:span text:style-name="T70_1">DCS</text:span><text:span text:style-name="T70_2">:</text:span><text:span text:style-name="T70_3"><text:s/></text:span><text:span text:style-name="T70_4">Genie</text:span><text:span text:style-name="T70_5">,<text:s/></text:span><text:span text:style-name="T70_6">I</text:span><text:span text:style-name="T70_7"><text:s/></text:span><text:span text:style-name="T70_8">have</text:span><text:span text:style-name="T70_9"><text:s/></text:span><text:span text:style-name="T70_10">one</text:span><text:span text:style-name="T70_11"><text:s/></text:span><text:span text:style-name="T70_12">of</text:span><text:span text:style-name="T70_13"><text:s/></text:span><text:span text:style-name="T70_14">those</text:span><text:span text:style-name="T70_15">.<text:s/></text:span><text:span text:style-name="T70_16">It</text:span><text:span text:style-name="T70_17"><text:s/></text:span><text:span text:style-name="T70_18">doesn</text:span><text:span text:style-name="T70_19">'</text:span><text:span text:style-name="T70_20">t</text:span><text:span text:style-name="T70_21"><text:s/></text:span><text:span text:style-name="T70_22">fit</text:span><text:span text:style-name="T70_23"><text:s/></text:span><text:span text:style-name="T70_24">in</text:span><text:span text:style-name="T70_25"><text:s/></text:span><text:span text:style-name="T70_26">my</text:span><text:span text:style-name="T70_27"><text:s/></text:span><text:span text:style-name="T70_28">pocket</text:span><text:span text:style-name="T70_29">,<text:s/></text:span><text:span text:style-name="T70_30">or</text:span><text:span text:style-name="T70_31"><text:s/></text:span><text:span text:style-name="T70_32">last</text:span><text:span text:style-name="T70_33"><text:s/></text:span><text:span text:style-name="T70_34">all</text:span><text:span text:style-name="T70_35"><text:s/></text:span><text:span text:style-name="T70_36">day</text:span><text:span text:style-name="T70_37">.</text:span></text:p>
      <text:p text:style-name="P71"/>
      <text:p text:style-name="P72"><text:span text:style-name="T72_1">Genie</text:span><text:span text:style-name="T72_2">:</text:span><text:span text:style-name="T72_3"><text:s/></text:span><text:span text:style-name="T72_4">What</text:span><text:span text:style-name="T72_5">!<text:s/></text:span><text:span text:style-name="T72_6">Call</text:span><text:span text:style-name="T72_7"><text:s/></text:span><text:span text:style-name="T72_8">Steve</text:span><text:span text:style-name="T72_9"><text:s/></text:span><text:span text:style-name="T72_10">Jobs</text:span><text:span text:style-name="T72_11">!<text:s/></text:span><text:span text:style-name="T72_12">OK</text:span><text:span text:style-name="T72_13">,<text:s/></text:span><text:span text:style-name="T72_14">let</text:span><text:span text:style-name="T72_15"><text:s/></text:span><text:span text:style-name="T72_16">me</text:span><text:span text:style-name="T72_17"><text:s/></text:span><text:span text:style-name="T72_18">try</text:span><text:span text:style-name="T72_19"><text:s/></text:span><text:span text:style-name="T72_20">again</text:span><text:span text:style-name="T72_21">...<text:s/></text:span><text:span text:style-name="T72_22">you</text:span><text:span text:style-name="T72_23">'</text:span><text:span text:style-name="T72_24">re</text:span><text:span text:style-name="T72_25"><text:s/></text:span><text:span text:style-name="T72_26">getting</text:span><text:span text:style-name="T72_27"><text:s/></text:span><text:span text:style-name="T72_28">a</text:span><text:span text:style-name="T72_29"><text:s/></text:span><text:span text:style-name="T72_30">lot</text:span><text:span text:style-name="T72_31"><text:s/></text:span><text:span text:style-name="T72_32">of</text:span><text:span text:style-name="T72_33"><text:s/></text:span><text:span text:style-name="T72_34">mileage</text:span><text:span text:style-name="T72_35"><text:s/></text:span><text:span text:style-name="T72_36">out</text:span><text:span text:style-name="T72_37"><text:s/></text:span><text:span text:style-name="T72_38">of</text:span><text:span text:style-name="T72_39"><text:s/></text:span><text:span text:style-name="T72_40">this</text:span><text:span text:style-name="T72_41"><text:s/></text:span><text:span text:style-name="T72_42">single</text:span><text:span text:style-name="T72_43"><text:s/></text:span><text:span text:style-name="T72_44">wish</text:span><text:span text:style-name="T72_45">!<text:s/></text:span><text:span text:style-name="T72_46">Shazam</text:span><text:span text:style-name="T72_47">!<text:s/></text:span><text:span text:style-name="T72_48">(</text:span><text:span text:style-name="T72_49">Rack</text:span><text:span text:style-name="T72_50"><text:s/></text:span><text:span text:style-name="T72_51">server</text:span><text:span text:style-name="T72_52"><text:s/></text:span><text:span text:style-name="T72_53">appears</text:span><text:span text:style-name="T72_54"><text:s/></text:span><text:span text:style-name="T72_55">on</text:span><text:span text:style-name="T72_56"><text:s/></text:span><text:span text:style-name="T72_57">the</text:span><text:span text:style-name="T72_58"><text:s/></text:span><text:span text:style-name="T72_59">screen</text:span><text:span text:style-name="T72_60">.<text:s/></text:span><text:span text:style-name="T72_61">Genie</text:span><text:span text:style-name="T72_62"><text:s/></text:span><text:span text:style-name="T72_63">looks</text:span><text:span text:style-name="T72_64"><text:s/></text:span><text:span text:style-name="T72_65">impressed</text:span><text:span text:style-name="T72_66"><text:s/></text:span><text:span text:style-name="T72_67">with</text:span><text:span text:style-name="T72_68"><text:s/></text:span><text:span text:style-name="T72_69">himself</text:span><text:span text:style-name="T72_70">.)</text:span></text:p>
      <text:p text:style-name="P73"/>
      <text:p text:style-name="P74"><text:span text:style-name="T74_1">Slide</text:span><text:span text:style-name="T74_2"><text:s/>(</text:span><text:span text:style-name="T74_3">GWA</text:span><text:span text:style-name="T74_4">):<text:s/></text:span><text:span text:style-name="T74_5">Server</text:span><text:span text:style-name="T74_6"><text:s/></text:span><text:span text:style-name="T74_7">appears</text:span><text:span text:style-name="T74_8"><text:s/></text:span><text:span text:style-name="T74_9">on</text:span><text:span text:style-name="T74_10"><text:s/></text:span><text:span text:style-name="T74_11">screen</text:span><text:span text:style-name="T74_12">.</text:span></text:p>
      <text:p text:style-name="P75"/>
      <text:p text:style-name="P76"><text:span text:style-name="T76_1">DCS</text:span><text:span text:style-name="T76_2">:</text:span><text:span text:style-name="T76_3"><text:s/></text:span><text:span text:style-name="T76_4">You</text:span><text:span text:style-name="T76_5"><text:s/></text:span><text:span text:style-name="T76_6">think</text:span><text:span text:style-name="T76_7"><text:s/></text:span><text:span text:style-name="T76_8">that</text:span><text:span text:style-name="T76_9"><text:s/></text:span><text:span text:style-name="T76_10">this</text:span><text:span text:style-name="T76_11"><text:s/></text:span><text:span text:style-name="T76_12">will</text:span><text:span text:style-name="T76_13"><text:s/></text:span><text:span text:style-name="T76_14">fit</text:span><text:span text:style-name="T76_15"><text:s/></text:span><text:span text:style-name="T76_16">into</text:span><text:span text:style-name="T76_17"><text:s/></text:span><text:span text:style-name="T76_18">my</text:span><text:span text:style-name="T76_19"><text:s/></text:span><text:span text:style-name="T76_20">pants</text:span><text:span text:style-name="T76_21"><text:s/></text:span><text:span text:style-name="T76_22">pocket</text:span><text:span text:style-name="T76_23">?<text:s/></text:span><text:span text:style-name="T76_24">Plus</text:span><text:span text:style-name="T76_25"><text:s/></text:span><text:span text:style-name="T76_26">it</text:span><text:span text:style-name="T76_27"><text:s/></text:span><text:span text:style-name="T76_28">only</text:span><text:span text:style-name="T76_29"><text:s/></text:span><text:span text:style-name="T76_30">lasts</text:span><text:span text:style-name="T76_31"><text:s/>30<text:s/></text:span><text:span text:style-name="T76_32">seconds</text:span><text:span text:style-name="T76_33"><text:s/></text:span><text:span text:style-name="T76_34">on</text:span><text:span text:style-name="T76_35"><text:s/></text:span><text:span text:style-name="T76_36">a</text:span><text:span text:style-name="T76_37"><text:s/></text:span><text:span text:style-name="T76_38">battery</text:span><text:span text:style-name="T76_39"><text:s/></text:span><text:span text:style-name="T76_40">charge</text:span><text:span text:style-name="T76_41">!</text:span></text:p>
      <text:p text:style-name="P77"/>
      <text:p text:style-name="P78"><text:span text:style-name="T78_1">Genie</text:span><text:span text:style-name="T78_2">:</text:span><text:span text:style-name="T78_3"><text:s/></text:span><text:span text:style-name="T78_4">What</text:span><text:span text:style-name="T78_5">!<text:s/></text:span><text:span text:style-name="T78_6">Call</text:span><text:span text:style-name="T78_7"><text:s/></text:span><text:span text:style-name="T78_8">Bill</text:span><text:span text:style-name="T78_9"><text:s/></text:span><text:span text:style-name="T78_10">Weihl</text:span><text:span text:style-name="T78_11">!<text:s/></text:span><text:span text:style-name="T78_12">OK</text:span><text:span text:style-name="T78_13">,<text:s/></text:span><text:span text:style-name="T78_14">let</text:span><text:span text:style-name="T78_15"><text:s/></text:span><text:span text:style-name="T78_16">me</text:span><text:span text:style-name="T78_17"><text:s/></text:span><text:span text:style-name="T78_18">try</text:span><text:span text:style-name="T78_19"><text:s/></text:span><text:span text:style-name="T78_20">again</text:span><text:span text:style-name="T78_21">...<text:s/></text:span><text:span text:style-name="T78_22">Shazam</text:span><text:span text:style-name="T78_23">!<text:s/></text:span><text:span text:style-name="T78_24">(</text:span><text:span text:style-name="T78_25">A</text:span><text:span text:style-name="T78_26"><text:s/></text:span><text:span text:style-name="T78_27">huge</text:span><text:span text:style-name="T78_28"><text:s/></text:span><text:span text:style-name="T78_29">assortment</text:span><text:span text:style-name="T78_30"><text:s/></text:span><text:span text:style-name="T78_31">of</text:span><text:span text:style-name="T78_32"><text:s/></text:span><text:span text:style-name="T78_33">devices</text:span><text:span text:style-name="T78_34"><text:s/></text:span><text:span text:style-name="T78_35">with</text:span><text:span text:style-name="T78_36"><text:s/></text:span><text:span text:style-name="T78_37">different</text:span><text:span text:style-name="T78_38"><text:s/></text:span><text:span text:style-name="T78_39">performance</text:span><text:span text:style-name="T78_40"><text:s/></text:span><text:span text:style-name="T78_41">characteristics</text:span><text:span text:style-name="T78_42"><text:s/></text:span><text:span text:style-name="T78_43">appear</text:span><text:span text:style-name="T78_44">—</text:span><text:span text:style-name="T78_45">tMote</text:span><text:span text:style-name="T78_46">,<text:s/></text:span><text:span text:style-name="T78_47">iPhone</text:span><text:span text:style-name="T78_48">,<text:s/></text:span><text:span text:style-name="T78_49">MacBook</text:span><text:span text:style-name="T78_50">,<text:s/></text:span><text:span text:style-name="T78_51">iPad</text:span><text:span text:style-name="T78_52">,<text:s/></text:span><text:span text:style-name="T78_53">iPod</text:span><text:span text:style-name="T78_54">,<text:s/></text:span><text:span text:style-name="T78_55">Soekris</text:span><text:span text:style-name="T78_56"><text:s/></text:span><text:span text:style-name="T78_57">Box</text:span><text:span text:style-name="T78_58">,<text:s/></text:span><text:span text:style-name="T78_59">desktop</text:span><text:span text:style-name="T78_60">,<text:s/></text:span><text:span text:style-name="T78_61">rack</text:span><text:span text:style-name="T78_62"><text:s/></text:span><text:span text:style-name="T78_63">server</text:span><text:span text:style-name="T78_64">,<text:s/></text:span><text:span text:style-name="T78_65">etc</text:span><text:span text:style-name="T78_66">.—</text:span><text:span text:style-name="T78_67">appear</text:span><text:span text:style-name="T78_68"><text:s/></text:span><text:span text:style-name="T78_69">on</text:span><text:span text:style-name="T78_70"><text:s/></text:span><text:span text:style-name="T78_71">the</text:span><text:span text:style-name="T78_72"><text:s/></text:span><text:span text:style-name="T78_73">screen</text:span><text:span text:style-name="T78_74">,<text:s/></text:span><text:span text:style-name="T78_75">with</text:span><text:span text:style-name="T78_76"><text:s/></text:span><text:span text:style-name="T78_77">the</text:span><text:span text:style-name="T78_78"><text:s/></text:span><text:span text:style-name="T78_79">Genie</text:span><text:span text:style-name="T78_80">'</text:span><text:span text:style-name="T78_81">s</text:span><text:span text:style-name="T78_82"><text:s/></text:span><text:span text:style-name="T78_83">face</text:span><text:span text:style-name="T78_84"><text:s/></text:span><text:span text:style-name="T78_85">in</text:span><text:span text:style-name="T78_86"><text:s/></text:span><text:span text:style-name="T78_87">the</text:span><text:span text:style-name="T78_88"><text:s/></text:span><text:span text:style-name="T78_89">middle</text:span><text:span text:style-name="T78_90"><text:s/></text:span><text:span text:style-name="T78_91">of</text:span><text:span text:style-name="T78_92"><text:s/></text:span><text:span text:style-name="T78_93">it</text:span><text:span text:style-name="T78_94"><text:s/></text:span><text:span text:style-name="T78_95">all</text:span><text:span text:style-name="T78_96">.<text:s/></text:span><text:span text:style-name="T78_97">Genie</text:span><text:span text:style-name="T78_98"><text:s/></text:span><text:span text:style-name="T78_99">looks</text:span><text:span text:style-name="T78_100"><text:s/></text:span><text:span text:style-name="T78_101">impressed</text:span><text:span text:style-name="T78_102"><text:s/></text:span><text:span text:style-name="T78_103">with</text:span><text:span text:style-name="T78_104"><text:s/></text:span><text:span text:style-name="T78_105">himself</text:span><text:span text:style-name="T78_106">.)</text:span></text:p>
      <text:p text:style-name="P79"/>
      <text:p text:style-name="P80"><text:span text:style-name="T80_1">Slide</text:span><text:span text:style-name="T80_2"><text:s/>(</text:span><text:span text:style-name="T80_3">GWA</text:span><text:span text:style-name="T80_4">):<text:s/></text:span><text:span text:style-name="T80_5">Bunch</text:span><text:span text:style-name="T80_6"><text:s/></text:span><text:span text:style-name="T80_7">of</text:span><text:span text:style-name="T80_8"><text:s/></text:span><text:span text:style-name="T80_9">different</text:span><text:span text:style-name="T80_10"><text:s/></text:span><text:span text:style-name="T80_11">devices</text:span><text:span text:style-name="T80_12"><text:s/></text:span><text:span text:style-name="T80_13">with</text:span><text:span text:style-name="T80_14"><text:s/></text:span><text:span text:style-name="T80_15">different</text:span><text:span text:style-name="T80_16"><text:s/></text:span><text:span text:style-name="T80_17">power</text:span><text:span text:style-name="T80_18">-</text:span><text:span text:style-name="T80_19">performance</text:span><text:span text:style-name="T80_20"><text:s/></text:span><text:span text:style-name="T80_21">characteristics</text:span><text:span text:style-name="T80_22">.<text:s/></text:span><text:span text:style-name="T80_23">Picture</text:span><text:span text:style-name="T80_24"><text:s/></text:span><text:span text:style-name="T80_25">of</text:span><text:span text:style-name="T80_26"><text:s/></text:span><text:span text:style-name="T80_27">smiling</text:span><text:span text:style-name="T80_28"><text:s/></text:span><text:span text:style-name="T80_29">Genie</text:span><text:span text:style-name="T80_30"><text:s/></text:span><text:span text:style-name="T80_31">with</text:span><text:span text:style-name="T80_32"><text:s/></text:span><text:span text:style-name="T80_33">gold</text:span><text:span text:style-name="T80_34"><text:s/></text:span><text:span text:style-name="T80_35">hat</text:span><text:span text:style-name="T80_36"><text:s/></text:span><text:span text:style-name="T80_37">and</text:span><text:span text:style-name="T80_38"><text:s/></text:span><text:span text:style-name="T80_39">twinking</text:span><text:span text:style-name="T80_40"><text:s/></text:span><text:span text:style-name="T80_41">teeth</text:span><text:span text:style-name="T80_42"><text:s/></text:span><text:span text:style-name="T80_43">in</text:span><text:span text:style-name="T80_44"><text:s/></text:span><text:span text:style-name="T80_45">the</text:span><text:span text:style-name="T80_46"><text:s/></text:span><text:span text:style-name="T80_47">middle</text:span><text:span text:style-name="T80_48">.</text:span></text:p>
      <text:p text:style-name="P81"/>
      <text:p text:style-name="P82"><text:span text:style-name="T82_1">DCS</text:span><text:span text:style-name="T82_2">:</text:span><text:span text:style-name="T82_3"><text:s/></text:span><text:span text:style-name="T82_4">What</text:span><text:span text:style-name="T82_5"><text:s/></text:span><text:span text:style-name="T82_6">is</text:span><text:span text:style-name="T82_7"><text:s/></text:span><text:span text:style-name="T82_8">this</text:span><text:span text:style-name="T82_9">?</text:span></text:p>
      <text:p text:style-name="P83"/>
      <text:p text:style-name="P84"><text:span text:style-name="T84_1">Genie</text:span><text:span text:style-name="T84_2">:</text:span><text:span text:style-name="T84_3"><text:s/></text:span><text:span text:style-name="T84_4">Since</text:span><text:span text:style-name="T84_5"><text:s/></text:span><text:span text:style-name="T84_6">no</text:span><text:span text:style-name="T84_7"><text:s/></text:span><text:span text:style-name="T84_8">single</text:span><text:span text:style-name="T84_9"><text:s/></text:span><text:span text:style-name="T84_10">device</text:span><text:span text:style-name="T84_11"><text:s/></text:span><text:span text:style-name="T84_12">seems</text:span><text:span text:style-name="T84_13"><text:s/></text:span><text:span text:style-name="T84_14">to</text:span><text:span text:style-name="T84_15"><text:s/></text:span><text:span text:style-name="T84_16">exist</text:span><text:span text:style-name="T84_17"><text:s/></text:span><text:span text:style-name="T84_18">that</text:span><text:span text:style-name="T84_19"><text:s/></text:span><text:span text:style-name="T84_20">will</text:span><text:span text:style-name="T84_21"><text:s/></text:span><text:span text:style-name="T84_22">do</text:span><text:span text:style-name="T84_23"><text:s/></text:span><text:span text:style-name="T84_24">as</text:span><text:span text:style-name="T84_25"><text:s/></text:span><text:span text:style-name="T84_26">you</text:span><text:span text:style-name="T84_27"><text:s/></text:span><text:span text:style-name="T84_28">wish</text:span><text:span text:style-name="T84_29">,<text:s/></text:span><text:span text:style-name="T84_30">I</text:span><text:span text:style-name="T84_31"><text:s/></text:span><text:span text:style-name="T84_32">will</text:span><text:span text:style-name="T84_33"><text:s/></text:span><text:span text:style-name="T84_34">follow</text:span><text:span text:style-name="T84_35"><text:s/></text:span><text:span text:style-name="T84_36">you</text:span><text:span text:style-name="T84_37"><text:s/></text:span><text:span text:style-name="T84_38">around</text:span><text:span text:style-name="T84_39"><text:s/></text:span><text:span text:style-name="T84_40">with</text:span><text:span text:style-name="T84_41"><text:s/></text:span><text:span text:style-name="T84_42">a</text:span><text:span text:style-name="T84_43"><text:s/></text:span><text:span text:style-name="T84_44">whole</text:span><text:span text:style-name="T84_45"><text:s/></text:span><text:span text:style-name="T84_46">array</text:span><text:span text:style-name="T84_47"><text:s/></text:span><text:span text:style-name="T84_48">of</text:span><text:span text:style-name="T84_49"><text:s/></text:span><text:span text:style-name="T84_50">computing</text:span><text:span text:style-name="T84_51"><text:s/></text:span><text:span text:style-name="T84_52">hardware</text:span><text:span text:style-name="T84_53"><text:s/></text:span><text:span text:style-name="T84_54">and</text:span><text:span text:style-name="T84_55"><text:s/></text:span><text:span text:style-name="T84_56">transform</text:span><text:span text:style-name="T84_57"><text:s/></text:span><text:span text:style-name="T84_58">your</text:span><text:span text:style-name="T84_59"><text:s/></text:span><text:span text:style-name="T84_60">phone</text:span><text:span text:style-name="T84_61"><text:s/></text:span><text:span text:style-name="T84_62">on</text:span><text:span text:style-name="T84_63"><text:s/></text:span><text:span text:style-name="T84_64">demand</text:span><text:span text:style-name="T84_65">.<text:s/></text:span><text:span text:style-name="T84_66">When</text:span><text:span text:style-name="T84_67"><text:s/></text:span><text:span text:style-name="T84_68">you</text:span><text:span text:style-name="T84_69"><text:s/></text:span><text:span text:style-name="T84_70">need</text:span><text:span text:style-name="T84_71"><text:s/></text:span><text:span text:style-name="T84_72">it</text:span><text:span text:style-name="T84_73"><text:s/></text:span><text:span text:style-name="T84_74">to</text:span><text:span text:style-name="T84_75"><text:s/></text:span><text:span text:style-name="T84_76">act</text:span><text:span text:style-name="T84_77"><text:s/></text:span><text:span text:style-name="T84_78">like</text:span><text:span text:style-name="T84_79"><text:s/></text:span><text:span text:style-name="T84_80">a</text:span><text:span text:style-name="T84_81"><text:s/></text:span><text:span text:style-name="T84_82">mote</text:span><text:span text:style-name="T84_83">,<text:s/></text:span><text:span text:style-name="T84_84">it</text:span><text:span text:style-name="T84_85">'</text:span><text:span text:style-name="T84_86">s</text:span><text:span text:style-name="T84_87"><text:s/></text:span><text:span text:style-name="T84_88">a</text:span><text:span text:style-name="T84_89"><text:s/></text:span><text:span text:style-name="T84_90">mote</text:span><text:span text:style-name="T84_91">!<text:s/></text:span><text:span text:style-name="T84_92">When</text:span><text:span text:style-name="T84_93"><text:s/></text:span><text:span text:style-name="T84_94">you</text:span><text:span text:style-name="T84_95"><text:s/></text:span><text:span text:style-name="T84_96">need</text:span><text:span text:style-name="T84_97"><text:s/></text:span><text:span text:style-name="T84_98">laptop</text:span><text:span text:style-name="T84_99">-</text:span><text:span text:style-name="T84_100">like</text:span><text:span text:style-name="T84_101"><text:s/></text:span><text:span text:style-name="T84_102">powers</text:span><text:span text:style-name="T84_103">,<text:s/></text:span><text:span text:style-name="T84_104">it</text:span><text:span text:style-name="T84_105">'</text:span><text:span text:style-name="T84_106">s</text:span><text:span text:style-name="T84_107"><text:s/></text:span><text:span text:style-name="T84_108">a</text:span><text:span text:style-name="T84_109"><text:s/></text:span><text:span text:style-name="T84_110">laptop</text:span><text:span text:style-name="T84_111">!<text:s/></text:span><text:span text:style-name="T84_112">Desktop</text:span><text:span text:style-name="T84_113">!<text:s/></text:span><text:span text:style-name="T84_114">Server</text:span><text:span text:style-name="T84_115">!<text:s/></text:span><text:span text:style-name="T84_116">Whatever</text:span><text:span text:style-name="T84_117">!<text:s/></text:span><text:span text:style-name="T84_118">With</text:span><text:span text:style-name="T84_119"><text:s/></text:span><text:span text:style-name="T84_120">a</text:span><text:span text:style-name="T84_121"><text:s/></text:span><text:span text:style-name="T84_122">whole</text:span><text:span text:style-name="T84_123"><text:s/></text:span><text:span text:style-name="T84_124">variety</text:span><text:span text:style-name="T84_125"><text:s/></text:span><text:span text:style-name="T84_126">of</text:span><text:span text:style-name="T84_127"><text:s/></text:span><text:span text:style-name="T84_128">machines</text:span><text:span text:style-name="T84_129"><text:s/></text:span><text:span text:style-name="T84_130">we</text:span><text:span text:style-name="T84_131"><text:s/></text:span><text:span text:style-name="T84_132">can</text:span><text:span text:style-name="T84_133"><text:s/></text:span><text:span text:style-name="T84_134">match</text:span><text:span text:style-name="T84_135"><text:s/></text:span><text:span text:style-name="T84_136">the</text:span><text:span text:style-name="T84_137"><text:s/></text:span><text:span text:style-name="T84_138">power</text:span><text:span text:style-name="T84_139">-</text:span><text:span text:style-name="T84_140">performance</text:span><text:span text:style-name="T84_141"><text:s/></text:span><text:span text:style-name="T84_142">of</text:span><text:span text:style-name="T84_143"><text:s/></text:span><text:span text:style-name="T84_144">the</text:span><text:span text:style-name="T84_145"><text:s/></text:span><text:span text:style-name="T84_146">device</text:span><text:span text:style-name="T84_147"><text:s/></text:span><text:span text:style-name="T84_148">to</text:span><text:span text:style-name="T84_149"><text:s/></text:span><text:span text:style-name="T84_150">the</text:span><text:span text:style-name="T84_151"><text:s/></text:span><text:span text:style-name="T84_152">task</text:span><text:span text:style-name="T84_153"><text:s/></text:span><text:span text:style-name="T84_154">at</text:span><text:span text:style-name="T84_155"><text:s/></text:span><text:span text:style-name="T84_156">hand</text:span><text:span text:style-name="T84_157">,<text:s/></text:span><text:span text:style-name="T84_158">one</text:span><text:span text:style-name="T84_159"><text:s/></text:span><text:span text:style-name="T84_160">Shazam</text:span><text:span text:style-name="T84_161"><text:s/></text:span><text:span text:style-name="T84_162">at</text:span><text:span text:style-name="T84_163"><text:s/></text:span><text:span text:style-name="T84_164">a</text:span><text:span text:style-name="T84_165"><text:s/></text:span><text:span text:style-name="T84_166">time</text:span><text:span text:style-name="T84_167">.</text:span></text:p>
      <text:p text:style-name="P85"/>
      <text:p text:style-name="P86"><text:span text:style-name="T86_1">DCS</text:span><text:span text:style-name="T86_2">:</text:span><text:span text:style-name="T86_3"><text:s/></text:span><text:span text:style-name="T86_4">Oh</text:span><text:span text:style-name="T86_5"><text:s/></text:span><text:span text:style-name="T86_6">really</text:span><text:span text:style-name="T86_7">?<text:s/></text:span><text:span text:style-name="T86_8">Let</text:span><text:span text:style-name="T86_9">’</text:span><text:span text:style-name="T86_10">s</text:span><text:span text:style-name="T86_11"><text:s/></text:span><text:span text:style-name="T86_12">try</text:span><text:span text:style-name="T86_13"><text:s/></text:span><text:span text:style-name="T86_14">it</text:span><text:span text:style-name="T86_15">.</text:span></text:p>
      <text:p text:style-name="P87"/>
      <text:p text:style-name="P88"><text:span text:style-name="T88_1">Genie</text:span><text:span text:style-name="T88_2">:</text:span><text:span text:style-name="T88_3"><text:s/></text:span><text:span text:style-name="T88_4">Great</text:span><text:span text:style-name="T88_5">!<text:s/></text:span><text:span text:style-name="T88_6">OK</text:span><text:span text:style-name="T88_7">,<text:s/></text:span><text:span text:style-name="T88_8">it</text:span><text:span text:style-name="T88_9"><text:s/></text:span><text:span text:style-name="T88_10">doesn</text:span><text:span text:style-name="T88_11">’</text:span><text:span text:style-name="T88_12">t</text:span><text:span text:style-name="T88_13"><text:s/></text:span><text:span text:style-name="T88_14">look</text:span><text:span text:style-name="T88_15"><text:s/></text:span><text:span text:style-name="T88_16">like</text:span><text:span text:style-name="T88_17"><text:s/></text:span><text:span text:style-name="T88_18">you</text:span><text:span text:style-name="T88_19"><text:s/></text:span><text:span text:style-name="T88_20">are</text:span><text:span text:style-name="T88_21"><text:s/></text:span><text:span text:style-name="T88_22">doing</text:span><text:span text:style-name="T88_23"><text:s/></text:span><text:span text:style-name="T88_24">anything</text:span><text:span text:style-name="T88_25"><text:s/></text:span><text:span text:style-name="T88_26">with</text:span><text:span text:style-name="T88_27"><text:s/></text:span><text:span text:style-name="T88_28">your</text:span><text:span text:style-name="T88_29"><text:s/></text:span><text:span text:style-name="T88_30">phone</text:span><text:span text:style-name="T88_31">.<text:s/></text:span><text:span text:style-name="T88_32">Shazam</text:span><text:span text:style-name="T88_33">!</text:span></text:p>
      <text:p text:style-name="P89"/>
      <text:p text:style-name="P90"><text:span text:style-name="T90_1">Slide</text:span><text:span text:style-name="T90_2"><text:s/>(</text:span><text:span text:style-name="T90_3">GWA</text:span><text:span text:style-name="T90_4">):<text:s/></text:span><text:span text:style-name="T90_5">Start</text:span><text:span text:style-name="T90_6"><text:s/></text:span><text:span text:style-name="T90_7">new</text:span><text:span text:style-name="T90_8"><text:s/></text:span><text:span text:style-name="T90_9">scenario</text:span><text:span text:style-name="T90_10"><text:s/></text:span><text:span text:style-name="T90_11">slide</text:span><text:span text:style-name="T90_12"><text:s/></text:span><text:span text:style-name="T90_13">with</text:span><text:span text:style-name="T90_14"><text:s/></text:span><text:span text:style-name="T90_15">cartoon</text:span><text:span text:style-name="T90_16"><text:s/></text:span><text:span text:style-name="T90_17">diagrams</text:span><text:span text:style-name="T90_18">.<text:s/></text:span><text:span text:style-name="T90_19">Everything</text:span><text:span text:style-name="T90_20"><text:s/></text:span><text:span text:style-name="T90_21">is</text:span><text:span text:style-name="T90_22"><text:s/></text:span><text:span text:style-name="T90_23">very</text:span><text:span text:style-name="T90_24"><text:s/></text:span><text:span text:style-name="T90_25">small</text:span><text:span text:style-name="T90_26">,<text:s/></text:span><text:span text:style-name="T90_27">described</text:span><text:span text:style-name="T90_28"><text:s/></text:span><text:span text:style-name="T90_29">as</text:span><text:span text:style-name="T90_30"><text:s/></text:span><text:span text:style-name="T90_31">a</text:span><text:span text:style-name="T90_32"><text:s/></text:span><text:span text:style-name="T90_33">mote</text:span><text:span text:style-name="T90_34">.</text:span></text:p>
      <text:p text:style-name="P91"/>
      <text:p text:style-name="P92"><text:span text:style-name="T92_1">DCS</text:span><text:span text:style-name="T92_2">:</text:span><text:span text:style-name="T92_3"><text:s/></text:span><text:span text:style-name="T92_4">Impressive</text:span><text:span text:style-name="T92_5">.</text:span></text:p>
      <text:p text:style-name="P93"/>
      <text:p text:style-name="P94"><text:span text:style-name="T94_1">Genie</text:span><text:span text:style-name="T94_2">:</text:span><text:span text:style-name="T94_3"><text:s/></text:span><text:span text:style-name="T94_4">Yes</text:span><text:span text:style-name="T94_5">,<text:s/></text:span><text:span text:style-name="T94_6">I</text:span><text:span text:style-name="T94_7"><text:s/></text:span><text:span text:style-name="T94_8">thought</text:span><text:span text:style-name="T94_9"><text:s/></text:span><text:span text:style-name="T94_10">so</text:span><text:span text:style-name="T94_11">.<text:s/></text:span><text:span text:style-name="T94_12">Wait</text:span><text:span text:style-name="T94_13">...<text:s/></text:span><text:span text:style-name="T94_14">Shazam</text:span><text:span text:style-name="T94_15">!</text:span></text:p>
      <text:p text:style-name="P95"/>
      <text:p text:style-name="P96"><text:span text:style-name="T96_1">Slide</text:span><text:span text:style-name="T96_2"><text:s/>(</text:span><text:span text:style-name="T96_3">GWA</text:span><text:span text:style-name="T96_4">):<text:s/></text:span><text:span text:style-name="T96_5">Continue</text:span><text:span text:style-name="T96_6"><text:s/></text:span><text:span text:style-name="T96_7">previous</text:span><text:span text:style-name="T96_8"><text:s/></text:span><text:span text:style-name="T96_9">slide</text:span><text:span text:style-name="T96_10">.<text:s/></text:span><text:span text:style-name="T96_11">Everything</text:span><text:span text:style-name="T96_12"><text:s/></text:span><text:span text:style-name="T96_13">gets</text:span><text:span text:style-name="T96_14"><text:s/></text:span><text:span text:style-name="T96_15">to</text:span><text:span text:style-name="T96_16"><text:s/></text:span><text:span text:style-name="T96_17">medium</text:span><text:span text:style-name="T96_18"><text:s/></text:span><text:span text:style-name="T96_19">size</text:span><text:span text:style-name="T96_20">,<text:s/></text:span><text:span text:style-name="T96_21">like</text:span><text:span text:style-name="T96_22"><text:s/></text:span><text:span text:style-name="T96_23">a</text:span><text:span text:style-name="T96_24"><text:s/></text:span><text:span text:style-name="T96_25">phone</text:span><text:span text:style-name="T96_26">.</text:span></text:p>
      <text:p text:style-name="P97"/>
      <text:p text:style-name="P98"><text:span text:style-name="T98_1">DCS</text:span><text:span text:style-name="T98_2">:</text:span><text:span text:style-name="T98_3"><text:s/></text:span><text:span text:style-name="T98_4">What</text:span><text:span text:style-name="T98_5"><text:s/></text:span><text:span text:style-name="T98_6">happened</text:span><text:span text:style-name="T98_7">?</text:span></text:p>
      <text:p text:style-name="P99"/>
      <text:p text:style-name="P100"><text:span text:style-name="T100_1">Genie</text:span><text:span text:style-name="T100_2">:</text:span><text:span text:style-name="T100_3"><text:s/></text:span><text:span text:style-name="T100_4">It</text:span><text:span text:style-name="T100_5">’</text:span><text:span text:style-name="T100_6">s</text:span><text:span text:style-name="T100_7"><text:s/></text:span><text:span text:style-name="T100_8">running</text:span><text:span text:style-name="T100_9"><text:s/></text:span><text:span text:style-name="T100_10">a</text:span><text:span text:style-name="T100_11"><text:s/></text:span><text:span text:style-name="T100_12">background</text:span><text:span text:style-name="T100_13"><text:s/></text:span><text:span text:style-name="T100_14">task</text:span><text:span text:style-name="T100_15">.<text:s/></text:span><text:span text:style-name="T100_16">Should</text:span><text:span text:style-name="T100_17"><text:s/></text:span><text:span text:style-name="T100_18">be</text:span><text:span text:style-name="T100_19"><text:s/></text:span><text:span text:style-name="T100_20">just</text:span><text:span text:style-name="T100_21"><text:s/></text:span><text:span text:style-name="T100_22">a</text:span><text:span text:style-name="T100_23"><text:s/></text:span><text:span text:style-name="T100_24">minute</text:span><text:span text:style-name="T100_25"><text:s/></text:span><text:span text:style-name="T100_26">now</text:span><text:span text:style-name="T100_27">.</text:span></text:p>
      <text:p text:style-name="P101"/>
      <text:p text:style-name="P102"><text:span text:style-name="T102_1">(</text:span><text:span text:style-name="T102_2">DCS</text:span><text:span text:style-name="T102_3"><text:s/></text:span><text:span text:style-name="T102_4">reaches</text:span><text:span text:style-name="T102_5"><text:s/></text:span><text:span text:style-name="T102_6">in</text:span><text:span text:style-name="T102_7"><text:s/></text:span><text:span text:style-name="T102_8">pocket</text:span><text:span text:style-name="T102_9"><text:s/></text:span><text:span text:style-name="T102_10">for</text:span><text:span text:style-name="T102_11"><text:s/></text:span><text:span text:style-name="T102_12">phone</text:span><text:span text:style-name="T102_13">)</text:span></text:p>
      <text:p text:style-name="P103"/>
      <text:p text:style-name="P104"><text:span text:style-name="T104_1">Genie</text:span><text:span text:style-name="T104_2">:</text:span><text:span text:style-name="T104_3"><text:s/></text:span><text:span text:style-name="T104_4">Shazam</text:span><text:span text:style-name="T104_5">!</text:span></text:p>
      <text:p text:style-name="P105"/>
      <text:p text:style-name="P106"><text:span text:style-name="T106_1">Slide</text:span><text:span text:style-name="T106_2"><text:s/>(</text:span><text:span text:style-name="T106_3">GWA</text:span><text:span text:style-name="T106_4">):<text:s/></text:span><text:span text:style-name="T106_5">Continue</text:span><text:span text:style-name="T106_6"><text:s/></text:span><text:span text:style-name="T106_7">previous</text:span><text:span text:style-name="T106_8"><text:s/></text:span><text:span text:style-name="T106_9">slide</text:span><text:span text:style-name="T106_10">.<text:s/></text:span><text:span text:style-name="T106_11">Everything</text:span><text:span text:style-name="T106_12"><text:s/></text:span><text:span text:style-name="T106_13">gets</text:span><text:span text:style-name="T106_14"><text:s/></text:span><text:span text:style-name="T106_15">large</text:span><text:span text:style-name="T106_16">,<text:s/></text:span><text:span text:style-name="T106_17">like</text:span><text:span text:style-name="T106_18"><text:s/></text:span><text:span text:style-name="T106_19">a</text:span><text:span text:style-name="T106_20"><text:s/></text:span><text:span text:style-name="T106_21">laptop</text:span><text:span text:style-name="T106_22">.</text:span></text:p>
      <text:p text:style-name="P107"/>
      <text:p text:style-name="P108"><text:span text:style-name="T108_1">DCS</text:span><text:span text:style-name="T108_2">:<text:s/></text:span><text:span text:style-name="T108_3">(</text:span><text:span text:style-name="T108_4">Annoyed</text:span><text:span text:style-name="T108_5">)</text:span><text:span text:style-name="T108_6"><text:s/></text:span><text:span text:style-name="T108_7">What</text:span><text:span text:style-name="T108_8"><text:s/></text:span><text:span text:style-name="T108_9">now</text:span><text:span text:style-name="T108_10">?</text:span></text:p>
      <text:p text:style-name="P109"/>
      <text:p text:style-name="P110"><text:span text:style-name="T110_1">Genie</text:span><text:span text:style-name="T110_2">:<text:s/></text:span><text:span text:style-name="T110_3">It</text:span><text:span text:style-name="T110_4"><text:s/></text:span><text:span text:style-name="T110_5">looks</text:span><text:span text:style-name="T110_6"><text:s/></text:span><text:span text:style-name="T110_7">like</text:span><text:span text:style-name="T110_8"><text:s/></text:span><text:span text:style-name="T110_9">you</text:span><text:span text:style-name="T110_10">’</text:span><text:span text:style-name="T110_11">re</text:span><text:span text:style-name="T110_12"><text:s/></text:span><text:span text:style-name="T110_13">about</text:span><text:span text:style-name="T110_14"><text:s/></text:span><text:span text:style-name="T110_15">to</text:span><text:span text:style-name="T110_16"><text:s/></text:span><text:span text:style-name="T110_17">run</text:span><text:span text:style-name="T110_18"><text:s/></text:span><text:span text:style-name="T110_19">an</text:span><text:span text:style-name="T110_20"><text:s/></text:span><text:span text:style-name="T110_21">interactive</text:span><text:span text:style-name="T110_22"><text:s/></text:span><text:span text:style-name="T110_23">application</text:span><text:span text:style-name="T110_24">!</text:span></text:p>
      <text:p text:style-name="P111"/>
      <text:p text:style-name="P112"><text:span text:style-name="T112_1">DCS</text:span><text:span text:style-name="T112_2">:<text:s/></text:span><text:span text:style-name="T112_3">I</text:span><text:span text:style-name="T112_4"><text:s/></text:span><text:span text:style-name="T112_5">was</text:span><text:span text:style-name="T112_6"><text:s/></text:span><text:span text:style-name="T112_7">actually</text:span><text:span text:style-name="T112_8"><text:s/></text:span><text:span text:style-name="T112_9">going</text:span><text:span text:style-name="T112_10"><text:s/></text:span><text:span text:style-name="T112_11">to</text:span><text:span text:style-name="T112_12"><text:s/></text:span><text:span text:style-name="T112_13">play</text:span><text:span text:style-name="T112_14"><text:s/></text:span><text:span text:style-name="T112_15">Angry</text:span><text:span text:style-name="T112_16"><text:s/></text:span><text:span text:style-name="T112_17">Birds</text:span><text:span text:style-name="T112_18">.</text:span></text:p>
      <text:p text:style-name="P113"/>
      <text:p text:style-name="P114"><text:span text:style-name="T114_1">Genie</text:span><text:span text:style-name="T114_2">:<text:s/></text:span><text:span text:style-name="T114_3">Shazam</text:span><text:span text:style-name="T114_4">!</text:span></text:p>
      <text:p text:style-name="P115"/>
      <text:p text:style-name="P116"><text:span text:style-name="T116_1"><text:s/></text:span><text:span text:style-name="T116_2">Slide</text:span><text:span text:style-name="T116_3"><text:s/>(</text:span><text:span text:style-name="T116_4">GWA</text:span><text:span text:style-name="T116_5">):<text:s/></text:span><text:span text:style-name="T116_6">Continue</text:span><text:span text:style-name="T116_7"><text:s/></text:span><text:span text:style-name="T116_8">previous</text:span><text:span text:style-name="T116_9"><text:s/></text:span><text:span text:style-name="T116_10">slide</text:span><text:span text:style-name="T116_11">.<text:s/></text:span><text:span text:style-name="T116_12">Everything</text:span><text:span text:style-name="T116_13"><text:s/></text:span><text:span text:style-name="T116_14">gets</text:span><text:span text:style-name="T116_15"><text:s/></text:span><text:span text:style-name="T116_16">huge</text:span><text:span text:style-name="T116_17">,<text:s/></text:span><text:span text:style-name="T116_18">like</text:span><text:span text:style-name="T116_19"><text:s/></text:span><text:span text:style-name="T116_20">a</text:span><text:span text:style-name="T116_21"><text:s/></text:span><text:span text:style-name="T116_22">data</text:span><text:span text:style-name="T116_23"><text:s/></text:span><text:span text:style-name="T116_24">center</text:span><text:span text:style-name="T116_25">.</text:span></text:p>
      <text:p text:style-name="P117"/>
      <text:p text:style-name="P118"><text:span text:style-name="T118_1">DCS</text:span><text:span text:style-name="T118_2">:<text:s/></text:span><text:span text:style-name="T118_3">You</text:span><text:span text:style-name="T118_4"><text:s/></text:span><text:span text:style-name="T118_5">do</text:span><text:span text:style-name="T118_6"><text:s/></text:span><text:span text:style-name="T118_7">seem</text:span><text:span text:style-name="T118_8"><text:s/></text:span><text:span text:style-name="T118_9">powerful</text:span><text:span text:style-name="T118_10"><text:s/></text:span><text:span text:style-name="T118_11">Genie</text:span><text:span text:style-name="T118_12">,<text:s/></text:span><text:span text:style-name="T118_13">but</text:span><text:span text:style-name="T118_14"><text:s/></text:span><text:span text:style-name="T118_15">how</text:span><text:span text:style-name="T118_16"><text:s/></text:span><text:span text:style-name="T118_17">will</text:span><text:span text:style-name="T118_18"><text:s/></text:span><text:span text:style-name="T118_19">you</text:span><text:span text:style-name="T118_20"><text:s/></text:span><text:span text:style-name="T118_21">know</text:span><text:span text:style-name="T118_22"><text:s/></text:span><text:span text:style-name="T118_23">when</text:span><text:span text:style-name="T118_24"><text:s/></text:span><text:span text:style-name="T118_25">to</text:span><text:span text:style-name="T118_26"><text:s/></text:span><text:span text:style-name="T118_27">switch</text:span><text:span text:style-name="T118_28"><text:s/></text:span><text:span text:style-name="T118_29">devices</text:span><text:span text:style-name="T118_30">?</text:span></text:p>
      <text:p text:style-name="P119"/>
      <text:p text:style-name="P120"><text:span text:style-name="T120_1">Slide</text:span><text:span text:style-name="T120_2"><text:s/>(</text:span><text:span text:style-name="T120_3">GWA</text:span><text:span text:style-name="T120_4">):<text:s/></text:span><text:span text:style-name="T120_5">Start</text:span><text:span text:style-name="T120_6"><text:s/></text:span><text:span text:style-name="T120_7">list</text:span><text:span text:style-name="T120_8"><text:s/></text:span><text:span text:style-name="T120_9">of</text:span><text:span text:style-name="T120_10"><text:s/></text:span><text:span text:style-name="T120_11">challenges</text:span><text:span text:style-name="T120_12">.<text:s/></text:span><text:span text:style-name="T120_13">Transitioning</text:span><text:span text:style-name="T120_14"><text:s/></text:span><text:span text:style-name="T120_15">between</text:span><text:span text:style-name="T120_16"><text:s/></text:span><text:span text:style-name="T120_17">sets</text:span><text:span text:style-name="T120_18"><text:s/></text:span><text:span text:style-name="T120_19">of</text:span><text:span text:style-name="T120_20"><text:s/></text:span><text:span text:style-name="T120_21">components</text:span><text:span text:style-name="T120_22"><text:s/></text:span><text:span text:style-name="T120_23">appears</text:span><text:span text:style-name="T120_24">.</text:span></text:p>
      <text:p text:style-name="P121"/>
      <text:p text:style-name="P122"><text:span text:style-name="T122_1">Genie</text:span><text:span text:style-name="T122_2">:</text:span><text:span text:style-name="T122_3"><text:s/></text:span><text:span text:style-name="T122_4">Well</text:span><text:span text:style-name="T122_5">,<text:s/></text:span><text:span text:style-name="T122_6">you</text:span><text:span text:style-name="T122_7"><text:s/></text:span><text:span text:style-name="T122_8">could</text:span><text:span text:style-name="T122_9"><text:s/></text:span><text:span text:style-name="T122_10">just</text:span><text:span text:style-name="T122_11"><text:s/></text:span><text:span text:style-name="T122_12">rub</text:span><text:span text:style-name="T122_13"><text:s/></text:span><text:span text:style-name="T122_14">the</text:span><text:span text:style-name="T122_15"><text:s/></text:span><text:span text:style-name="T122_16">device</text:span><text:span text:style-name="T122_17"><text:s/></text:span><text:span text:style-name="T122_18">you</text:span><text:span text:style-name="T122_19">'</text:span><text:span text:style-name="T122_20">re</text:span><text:span text:style-name="T122_21"><text:s/></text:span><text:span text:style-name="T122_22">using</text:span><text:span text:style-name="T122_23"><text:s/></text:span><text:span text:style-name="T122_24">when</text:span><text:span text:style-name="T122_25"><text:s/></text:span><text:span text:style-name="T122_26">you</text:span><text:span text:style-name="T122_27"><text:s/></text:span><text:span text:style-name="T122_28">get</text:span><text:span text:style-name="T122_29"><text:s/></text:span><text:span text:style-name="T122_30">frustrated</text:span><text:span text:style-name="T122_31">.<text:s/></text:span><text:span text:style-name="T122_32">Over</text:span><text:span text:style-name="T122_33"><text:s/></text:span><text:span text:style-name="T122_34">time</text:span><text:span text:style-name="T122_35"><text:s/></text:span><text:span text:style-name="T122_36">I</text:span><text:span text:style-name="T122_37">'</text:span><text:span text:style-name="T122_38">ll</text:span><text:span text:style-name="T122_39"><text:s/></text:span><text:span text:style-name="T122_40">start</text:span><text:span text:style-name="T122_41"><text:s/></text:span><text:span text:style-name="T122_42">to</text:span><text:span text:style-name="T122_43"><text:s/></text:span><text:span text:style-name="T122_44">learn</text:span><text:span text:style-name="T122_45"><text:s/></text:span><text:span text:style-name="T122_46">your</text:span><text:span text:style-name="T122_47"><text:s/></text:span><text:span text:style-name="T122_48">activity</text:span><text:span text:style-name="T122_49"><text:s/></text:span><text:span text:style-name="T122_50">patterns</text:span><text:span text:style-name="T122_51"><text:s/></text:span><text:span text:style-name="T122_52">and</text:span><text:span text:style-name="T122_53"><text:s/></text:span><text:span text:style-name="T122_54">be</text:span><text:span text:style-name="T122_55"><text:s/></text:span><text:span text:style-name="T122_56">able</text:span><text:span text:style-name="T122_57"><text:s/></text:span><text:span text:style-name="T122_58">to</text:span><text:span text:style-name="T122_59"><text:s/></text:span><text:span text:style-name="T122_60">anticipate</text:span><text:span text:style-name="T122_61"><text:s/></text:span><text:span text:style-name="T122_62">the</text:span><text:span text:style-name="T122_63"><text:s/></text:span><text:span text:style-name="T122_64">device</text:span><text:span text:style-name="T122_65"><text:s/></text:span><text:span text:style-name="T122_66">you</text:span><text:span text:style-name="T122_67"><text:s/></text:span><text:span text:style-name="T122_68">might</text:span><text:span text:style-name="T122_69"><text:s/></text:span><text:span text:style-name="T122_70">need</text:span><text:span text:style-name="T122_71"><text:s/></text:span><text:span text:style-name="T122_72">at</text:span><text:span text:style-name="T122_73"><text:s/></text:span><text:span text:style-name="T122_74">any</text:span><text:span text:style-name="T122_75"><text:s/></text:span><text:span text:style-name="T122_76">moment</text:span><text:span text:style-name="T122_77">.<text:s/></text:span><text:span text:style-name="T122_78">I</text:span><text:span text:style-name="T122_79"><text:s/></text:span><text:span text:style-name="T122_80">might</text:span><text:span text:style-name="T122_81"><text:s/></text:span><text:span text:style-name="T122_82">need</text:span><text:span text:style-name="T122_83"><text:s/></text:span><text:span text:style-name="T122_84">to</text:span><text:span text:style-name="T122_85"><text:s/></text:span><text:span text:style-name="T122_86">embed</text:span><text:span text:style-name="T122_87"><text:s/></text:span><text:span text:style-name="T122_88">hints</text:span><text:span text:style-name="T122_89"><text:s/></text:span><text:span text:style-name="T122_90">in</text:span><text:span text:style-name="T122_91"><text:s/></text:span><text:span text:style-name="T122_92">applications</text:span><text:span text:style-name="T122_93"><text:s/></text:span><text:span text:style-name="T122_94">indicating</text:span><text:span text:style-name="T122_95"><text:s/></text:span><text:span text:style-name="T122_96">their</text:span><text:span text:style-name="T122_97"><text:s/></text:span><text:span text:style-name="T122_98">resource</text:span><text:span text:style-name="T122_99"><text:s/></text:span><text:span text:style-name="T122_100">needs</text:span><text:span text:style-name="T122_101">.</text:span></text:p>
      <text:p text:style-name="P123"/>
      <text:p text:style-name="P124"><text:span text:style-name="T124_1">DCS</text:span><text:span text:style-name="T124_2">:</text:span><text:span text:style-name="T124_3"><text:s/></text:span><text:span text:style-name="T124_4">That</text:span><text:span text:style-name="T124_5"><text:s/></text:span><text:span text:style-name="T124_6">sounds</text:span><text:span text:style-name="T124_7"><text:s/></text:span><text:span text:style-name="T124_8">plausible</text:span><text:span text:style-name="T124_9">.<text:s/></text:span><text:span text:style-name="T124_10">But</text:span><text:span text:style-name="T124_11"><text:s/></text:span><text:span text:style-name="T124_12">how</text:span><text:span text:style-name="T124_13"><text:s/></text:span><text:span text:style-name="T124_14">will</text:span><text:span text:style-name="T124_15"><text:s/></text:span><text:span text:style-name="T124_16">you</text:span><text:span text:style-name="T124_17"><text:s/></text:span><text:span text:style-name="T124_18">know</text:span><text:span text:style-name="T124_19"><text:s/></text:span><text:span text:style-name="T124_20">what</text:span><text:span text:style-name="T124_21"><text:s/></text:span><text:span text:style-name="T124_22">each</text:span><text:span text:style-name="T124_23"><text:s/></text:span><text:span text:style-name="T124_24">application</text:span><text:span text:style-name="T124_25"><text:s/></text:span><text:span text:style-name="T124_26">needs</text:span><text:span text:style-name="T124_27"><text:s/></text:span><text:span text:style-name="T124_28">when</text:span><text:span text:style-name="T124_29">?</text:span></text:p>
      <text:p text:style-name="P125"/>
      <text:p text:style-name="P126"><text:span text:style-name="T126_1">Genie</text:span><text:span text:style-name="T126_2">:</text:span><text:span text:style-name="T126_3"><text:s/></text:span><text:span text:style-name="T126_4">Well</text:span><text:span text:style-name="T126_5">,<text:s/></text:span><text:span text:style-name="T126_6">they</text:span><text:span text:style-name="T126_7">'</text:span><text:span text:style-name="T126_8">ll</text:span><text:span text:style-name="T126_9"><text:s/></text:span><text:span text:style-name="T126_10">have</text:span><text:span text:style-name="T126_11"><text:s/></text:span><text:span text:style-name="T126_12">to</text:span><text:span text:style-name="T126_13"><text:s/></text:span><text:span text:style-name="T126_14">tell</text:span><text:span text:style-name="T126_15"><text:s/></text:span><text:span text:style-name="T126_16">me</text:span><text:span text:style-name="T126_17"><text:s/></text:span><text:span text:style-name="T126_18">of</text:span><text:span text:style-name="T126_19"><text:s/></text:span><text:span text:style-name="T126_20">course</text:span><text:span text:style-name="T126_21">!<text:s/></text:span><text:span text:style-name="T126_22">Some</text:span><text:span text:style-name="T126_23"><text:s/></text:span><text:span text:style-name="T126_24">applications</text:span><text:span text:style-name="T126_25"><text:s/></text:span><text:span text:style-name="T126_26">will</text:span><text:span text:style-name="T126_27"><text:s/></text:span><text:span text:style-name="T126_28">prefer</text:span><text:span text:style-name="T126_29"><text:s/></text:span><text:span text:style-name="T126_30">performance</text:span><text:span text:style-name="T126_31"><text:s/></text:span><text:span text:style-name="T126_32">to</text:span><text:span text:style-name="T126_33"><text:s/></text:span><text:span text:style-name="T126_34">power</text:span><text:span text:style-name="T126_35"><text:s/></text:span><text:span text:style-name="T126_36">savings</text:span><text:span text:style-name="T126_37">.<text:s/></text:span><text:span text:style-name="T126_38">Others</text:span><text:span text:style-name="T126_39"><text:s/></text:span><text:span text:style-name="T126_40">will</text:span><text:span text:style-name="T126_41"><text:s/></text:span><text:span text:style-name="T126_42">be</text:span><text:span text:style-name="T126_43"><text:s/></text:span><text:span text:style-name="T126_44">willing</text:span><text:span text:style-name="T126_45"><text:s/></text:span><text:span text:style-name="T126_46">to</text:span><text:span text:style-name="T126_47"><text:s/></text:span><text:span text:style-name="T126_48">trade</text:span><text:span text:style-name="T126_49"><text:s/></text:span><text:span text:style-name="T126_50">off</text:span><text:span text:style-name="T126_51"><text:s/></text:span><text:span text:style-name="T126_52">performance</text:span><text:span text:style-name="T126_53"><text:s/></text:span><text:span text:style-name="T126_54">for</text:span><text:span text:style-name="T126_55"><text:s/></text:span><text:span text:style-name="T126_56">power</text:span><text:span text:style-name="T126_57">.<text:s/></text:span><text:span text:style-name="T126_58">I</text:span><text:span text:style-name="T126_59">'</text:span><text:span text:style-name="T126_60">ll</text:span><text:span text:style-name="T126_61"><text:s/></text:span><text:span text:style-name="T126_62">reward</text:span><text:span text:style-name="T126_63"><text:s/></text:span><text:span text:style-name="T126_64">the</text:span><text:span text:style-name="T126_65"><text:s/></text:span><text:span text:style-name="T126_66">latter</text:span><text:span text:style-name="T126_67"><text:s/></text:span><text:span text:style-name="T126_68">and</text:span><text:span text:style-name="T126_69"><text:s/></text:span><text:span text:style-name="T126_70">punish</text:span><text:span text:style-name="T126_71"><text:s/></text:span><text:span text:style-name="T126_72">the</text:span><text:span text:style-name="T126_73"><text:s/></text:span><text:span text:style-name="T126_74">former</text:span><text:span text:style-name="T126_75">.</text:span></text:p>
      <text:p text:style-name="P127"/>
      <text:p text:style-name="P128"><text:span text:style-name="T128_1">Slide</text:span><text:span text:style-name="T128_2"><text:s/>(</text:span><text:span text:style-name="T128_3">GWA</text:span><text:span text:style-name="T128_4">):<text:s/></text:span><text:span text:style-name="T128_5">Challenges</text:span><text:span text:style-name="T128_6"><text:s/></text:span><text:span text:style-name="T128_7">slide</text:span><text:span text:style-name="T128_8">.<text:s/></text:span><text:span text:style-name="T128_9">Application</text:span><text:span text:style-name="T128_10"><text:s/></text:span><text:span text:style-name="T128_11">power</text:span><text:span text:style-name="T128_12">-</text:span><text:span text:style-name="T128_13">performance</text:span><text:span text:style-name="T128_14"><text:s/></text:span><text:span text:style-name="T128_15">metrics</text:span><text:span text:style-name="T128_16">.</text:span></text:p>
      <text:p text:style-name="P129"/>
      <text:p text:style-name="P130"><text:span text:style-name="T130_1">DCS</text:span><text:span text:style-name="T130_2">:</text:span><text:span text:style-name="T130_3"><text:s/></text:span><text:span text:style-name="T130_4">Well</text:span><text:span text:style-name="T130_5">,<text:s/></text:span><text:span text:style-name="T130_6">you</text:span><text:span text:style-name="T130_7"><text:s/></text:span><text:span text:style-name="T130_8">know</text:span><text:span text:style-name="T130_9"><text:s/></text:span><text:span text:style-name="T130_10">that</text:span><text:span text:style-name="T130_11"><text:s/></text:span><text:span text:style-name="T130_12">applications</text:span><text:span text:style-name="T130_13"><text:s/></text:span><text:span text:style-name="T130_14">have</text:span><text:span text:style-name="T130_15"><text:s/></text:span><text:span text:style-name="T130_16">unpredictable</text:span><text:span text:style-name="T130_17"><text:s/></text:span><text:span text:style-name="T130_18">executions</text:span><text:span text:style-name="T130_19"><text:s/></text:span><text:span text:style-name="T130_20">and</text:span><text:span text:style-name="T130_21"><text:s/></text:span><text:span text:style-name="T130_22">might</text:span><text:span text:style-name="T130_23"><text:s/></text:span><text:span text:style-name="T130_24">run</text:span><text:span text:style-name="T130_25"><text:s/></text:span><text:span text:style-name="T130_26">in</text:span><text:span text:style-name="T130_27"><text:s/></text:span><text:span text:style-name="T130_28">parallel</text:span><text:span text:style-name="T130_29"><text:s/></text:span><text:span text:style-name="T130_30">with</text:span><text:span text:style-name="T130_31"><text:s/></text:span><text:span text:style-name="T130_32">other</text:span><text:span text:style-name="T130_33"><text:s/></text:span><text:span text:style-name="T130_34">applications</text:span><text:span text:style-name="T130_35">!</text:span></text:p>
      <text:p text:style-name="P131"/>
      <text:p text:style-name="P132"><text:span text:style-name="T132_1">Slide</text:span><text:span text:style-name="T132_2"><text:s/>(</text:span><text:span text:style-name="T132_3">GWA</text:span><text:span text:style-name="T132_4">):<text:s/></text:span><text:span text:style-name="T132_5">Challenges</text:span><text:span text:style-name="T132_6"><text:s/></text:span><text:span text:style-name="T132_7">slide</text:span><text:span text:style-name="T132_8">.<text:s/></text:span><text:span text:style-name="T132_9">Selecting</text:span><text:span text:style-name="T132_10"><text:s/></text:span><text:span text:style-name="T132_11">the</text:span><text:span text:style-name="T132_12"><text:s/></text:span><text:span text:style-name="T132_13">right</text:span><text:span text:style-name="T132_14"><text:s/></text:span><text:span text:style-name="T132_15">device</text:span><text:span text:style-name="T132_16"><text:s/>(</text:span><text:span text:style-name="T132_17">or</text:span><text:span text:style-name="T132_18"><text:s/></text:span><text:span text:style-name="T132_19">set</text:span><text:span text:style-name="T132_20"><text:s/></text:span><text:span text:style-name="T132_21">of</text:span><text:span text:style-name="T132_22"><text:s/></text:span><text:span text:style-name="T132_23">components</text:span><text:span text:style-name="T132_24">)<text:s/></text:span><text:span text:style-name="T132_25">for</text:span><text:span text:style-name="T132_26"><text:s/></text:span><text:span text:style-name="T132_27">each</text:span><text:span text:style-name="T132_28"><text:s/></text:span><text:span text:style-name="T132_29">application</text:span><text:span text:style-name="T132_30"><text:s/></text:span><text:span text:style-name="T132_31">appears</text:span><text:span text:style-name="T132_32">.</text:span></text:p>
      <text:p text:style-name="P133"/>
      <text:p text:style-name="P134"><text:span text:style-name="T134_1">Genie</text:span><text:span text:style-name="T134_2">:</text:span><text:span text:style-name="T134_3"><text:s/></text:span><text:span text:style-name="T134_4">Look</text:span><text:span text:style-name="T134_5">,<text:s/></text:span><text:span text:style-name="T134_6">I</text:span><text:span text:style-name="T134_7">'</text:span><text:span text:style-name="T134_8">m</text:span><text:span text:style-name="T134_9"><text:s/></text:span><text:span text:style-name="T134_10">a</text:span><text:span text:style-name="T134_11"><text:s/></text:span><text:span text:style-name="T134_12">Computer</text:span><text:span text:style-name="T134_13"><text:s/></text:span><text:span text:style-name="T134_14">Science</text:span><text:span text:style-name="T134_15"><text:s/></text:span><text:span text:style-name="T134_16">Genie</text:span><text:span text:style-name="T134_17">,<text:s/></text:span><text:span text:style-name="T134_18">not</text:span><text:span text:style-name="T134_19"><text:s/></text:span><text:span text:style-name="T134_20">a</text:span><text:span text:style-name="T134_21"><text:s/></text:span><text:span text:style-name="T134_22">Computer</text:span><text:span text:style-name="T134_23"><text:s/></text:span><text:span text:style-name="T134_24">Science</text:span><text:span text:style-name="T134_25"><text:s/></text:span><text:span text:style-name="T134_26">Genius</text:span><text:span text:style-name="T134_27">.<text:s/></text:span><text:span text:style-name="T134_28">You</text:span><text:span text:style-name="T134_29"><text:s/></text:span><text:span text:style-name="T134_30">figure</text:span><text:span text:style-name="T134_31"><text:s/></text:span><text:span text:style-name="T134_32">that</text:span><text:span text:style-name="T134_33"><text:s/></text:span><text:span text:style-name="T134_34">out</text:span><text:span text:style-name="T134_35">!</text:span></text:p>
      <text:p text:style-name="P135"/>
      <text:p text:style-name="P136"><text:span text:style-name="T136_1">DCS</text:span><text:span text:style-name="T136_2">:</text:span><text:span text:style-name="T136_3"><text:s/></text:span><text:span text:style-name="T136_4">OK</text:span><text:span text:style-name="T136_5">,<text:s/></text:span><text:span text:style-name="T136_6">right</text:span><text:span text:style-name="T136_7">.<text:s/></text:span><text:span text:style-name="T136_8">But</text:span><text:span text:style-name="T136_9"><text:s/></text:span><text:span text:style-name="T136_10">also</text:span><text:span text:style-name="T136_11">,<text:s/></text:span><text:span text:style-name="T136_12">how</text:span><text:span text:style-name="T136_13"><text:s/></text:span><text:span text:style-name="T136_14">you</text:span><text:span text:style-name="T136_15"><text:s/></text:span><text:span text:style-name="T136_16">will</text:span><text:span text:style-name="T136_17"><text:s/></text:span><text:span text:style-name="T136_18">move</text:span><text:span text:style-name="T136_19"><text:s/></text:span><text:span text:style-name="T136_20">state</text:span><text:span text:style-name="T136_21"><text:s/></text:span><text:span text:style-name="T136_22">from</text:span><text:span text:style-name="T136_23"><text:s/></text:span><text:span text:style-name="T136_24">device</text:span><text:span text:style-name="T136_25"><text:s/></text:span><text:span text:style-name="T136_26">to</text:span><text:span text:style-name="T136_27"><text:s/></text:span><text:span text:style-name="T136_28">device</text:span><text:span text:style-name="T136_29">?</text:span></text:p>
      <text:p text:style-name="P137"/>
      <text:p text:style-name="P138"><text:span text:style-name="T138_1">Slide</text:span><text:span text:style-name="T138_2"><text:s/>(</text:span><text:span text:style-name="T138_3">GWA</text:span><text:span text:style-name="T138_4">):<text:s/></text:span><text:span text:style-name="T138_5">Challenges</text:span><text:span text:style-name="T138_6"><text:s/></text:span><text:span text:style-name="T138_7">slide</text:span><text:span text:style-name="T138_8">.<text:s/></text:span><text:span text:style-name="T138_9">Choosing</text:span><text:span text:style-name="T138_10"><text:s/></text:span><text:span text:style-name="T138_11">state</text:span><text:span text:style-name="T138_12"><text:s/></text:span><text:span text:style-name="T138_13">transitions</text:span><text:span text:style-name="T138_14"><text:s/></text:span><text:span text:style-name="T138_15">challenge</text:span><text:span text:style-name="T138_16"><text:s/></text:span><text:span text:style-name="T138_17">appears</text:span><text:span text:style-name="T138_18">.</text:span></text:p>
      <text:p text:style-name="P139"/>
      <text:p text:style-name="P140"><text:span text:style-name="T140_1">Genie</text:span><text:span text:style-name="T140_2">:</text:span><text:span text:style-name="T140_3"><text:s/></text:span><text:span text:style-name="T140_4">You</text:span><text:span text:style-name="T140_5"><text:s/></text:span><text:span text:style-name="T140_6">don</text:span><text:span text:style-name="T140_7">'</text:span><text:span text:style-name="T140_8">t</text:span><text:span text:style-name="T140_9"><text:s/></text:span><text:span text:style-name="T140_10">think</text:span><text:span text:style-name="T140_11"><text:s/></text:span><text:span text:style-name="T140_12">that</text:span><text:span text:style-name="T140_13">'</text:span><text:span text:style-name="T140_14">s</text:span><text:span text:style-name="T140_15"><text:s/></text:span><text:span text:style-name="T140_16">covered</text:span><text:span text:style-name="T140_17"><text:s/></text:span><text:span text:style-name="T140_18">by</text:span><text:span text:style-name="T140_19"><text:s/></text:span><text:span text:style-name="T140_20">Shazam</text:span><text:span text:style-name="T140_21">!?</text:span></text:p>
      <text:p text:style-name="P141"/>
      <text:p text:style-name="P142"><text:span text:style-name="T142_1">DCS</text:span><text:span text:style-name="T142_2">:</text:span><text:span text:style-name="T142_3"><text:s/></text:span><text:span text:style-name="T142_4">It</text:span><text:span text:style-name="T142_5">'</text:span><text:span text:style-name="T142_6">s</text:span><text:span text:style-name="T142_7"><text:s/></text:span><text:span text:style-name="T142_8">a</text:span><text:span text:style-name="T142_9"><text:s/></text:span><text:span text:style-name="T142_10">bit</text:span><text:span text:style-name="T142_11"><text:s/></text:span><text:span text:style-name="T142_12">more</text:span><text:span text:style-name="T142_13"><text:s/></text:span><text:span text:style-name="T142_14">complicated</text:span><text:span text:style-name="T142_15"><text:s/></text:span><text:span text:style-name="T142_16">than</text:span><text:span text:style-name="T142_17"><text:s/></text:span><text:span text:style-name="T142_18">that</text:span><text:span text:style-name="T142_19">.<text:s/></text:span><text:span text:style-name="T142_20">It</text:span><text:span text:style-name="T142_21"><text:s/></text:span><text:span text:style-name="T142_22">might</text:span><text:span text:style-name="T142_23"><text:s/></text:span><text:span text:style-name="T142_24">be</text:span><text:span text:style-name="T142_25"><text:s/></text:span><text:span text:style-name="T142_26">expensive</text:span><text:span text:style-name="T142_27"><text:s/></text:span><text:span text:style-name="T142_28">too</text:span><text:span text:style-name="T142_29">!</text:span></text:p>
      <text:p text:style-name="P143"/>
      <text:p text:style-name="P144"><text:span text:style-name="T144_1">Slide</text:span><text:span text:style-name="T144_2"><text:s/>(</text:span><text:span text:style-name="T144_3">GWA</text:span><text:span text:style-name="T144_4">):<text:s/></text:span><text:span text:style-name="T144_5">Challenges</text:span><text:span text:style-name="T144_6"><text:s/></text:span><text:span text:style-name="T144_7">slide</text:span><text:span text:style-name="T144_8">.<text:s/></text:span><text:span text:style-name="T144_9">Executing</text:span><text:span text:style-name="T144_10"><text:s/></text:span><text:span text:style-name="T144_11">state</text:span><text:span text:style-name="T144_12"><text:s/></text:span><text:span text:style-name="T144_13">transitions</text:span><text:span text:style-name="T144_14"><text:s/></text:span><text:span text:style-name="T144_15">appears</text:span><text:span text:style-name="T144_16">.</text:span></text:p>
      <text:p text:style-name="P145"/>
      <text:p text:style-name="P146"><text:span text:style-name="T146_1">Genie</text:span><text:span text:style-name="T146_2">:</text:span><text:span text:style-name="T146_3"><text:s/></text:span><text:span text:style-name="T146_4">Sounds</text:span><text:span text:style-name="T146_5"><text:s/></text:span><text:span text:style-name="T146_6">like</text:span><text:span text:style-name="T146_7"><text:s/></text:span><text:span text:style-name="T146_8">another</text:span><text:span text:style-name="T146_9"><text:s/></text:span><text:span text:style-name="T146_10">job</text:span><text:span text:style-name="T146_11"><text:s/></text:span><text:span text:style-name="T146_12">for</text:span><text:span text:style-name="T146_13"><text:s/></text:span><text:span text:style-name="T146_14">the</text:span><text:span text:style-name="T146_15"><text:s/></text:span><text:span text:style-name="T146_16">genius</text:span><text:span text:style-name="T146_17"><text:s/></text:span><text:span text:style-name="T146_18">then</text:span><text:span text:style-name="T146_19">!</text:span></text:p>
      <text:p text:style-name="P147"/>
      <text:p text:style-name="P148"><text:span text:style-name="T148_1">DCS</text:span><text:span text:style-name="T148_2">:</text:span><text:span text:style-name="T148_3"><text:s/></text:span><text:span text:style-name="T148_4">OK</text:span><text:span text:style-name="T148_5">,<text:s/></text:span><text:span text:style-name="T148_6">well</text:span><text:span text:style-name="T148_7">,<text:s/></text:span><text:span text:style-name="T148_8">assuming</text:span><text:span text:style-name="T148_9"><text:s/></text:span><text:span text:style-name="T148_10">we</text:span><text:span text:style-name="T148_11"><text:s/></text:span><text:span text:style-name="T148_12">can</text:span><text:span text:style-name="T148_13"><text:s/></text:span><text:span text:style-name="T148_14">get</text:span><text:span text:style-name="T148_15"><text:s/></text:span><text:span text:style-name="T148_16">this</text:span><text:span text:style-name="T148_17"><text:s/></text:span><text:span text:style-name="T148_18">to</text:span><text:span text:style-name="T148_19"><text:s/></text:span><text:span text:style-name="T148_20">work</text:span><text:span text:style-name="T148_21"><text:s/></text:span><text:span text:style-name="T148_22">anyway</text:span><text:span text:style-name="T148_23">,<text:s/></text:span><text:span text:style-name="T148_24">will</text:span><text:span text:style-name="T148_25"><text:s/></text:span><text:span text:style-name="T148_26">you</text:span><text:span text:style-name="T148_27"><text:s/></text:span><text:span text:style-name="T148_28">still</text:span><text:span text:style-name="T148_29"><text:s/></text:span><text:span text:style-name="T148_30">have</text:span><text:span text:style-name="T148_31"><text:s/></text:span><text:span text:style-name="T148_32">to</text:span><text:span text:style-name="T148_33"><text:s/></text:span><text:span text:style-name="T148_34">say</text:span><text:span text:style-name="T148_35"><text:s/></text:span><text:span text:style-name="T148_36">Shazam</text:span><text:span text:style-name="T148_37"><text:s/></text:span><text:span text:style-name="T148_38">each</text:span><text:span text:style-name="T148_39"><text:s/></text:span><text:span text:style-name="T148_40">time</text:span><text:span text:style-name="T148_41">?</text:span></text:p>
      <text:p text:style-name="P149"/>
      <text:p text:style-name="P150"><text:span text:style-name="T150_1">Genie</text:span><text:span text:style-name="T150_2">:</text:span><text:span text:style-name="T150_3"><text:s/></text:span><text:span text:style-name="T150_4">I</text:span><text:span text:style-name="T150_5">'</text:span><text:span text:style-name="T150_6">m</text:span><text:span text:style-name="T150_7"><text:s/></text:span><text:span text:style-name="T150_8">a</text:span><text:span text:style-name="T150_9"><text:s/></text:span><text:span text:style-name="T150_10">genie</text:span><text:span text:style-name="T150_11">!<text:s/></text:span><text:span text:style-name="T150_12">That</text:span><text:span text:style-name="T150_13">'</text:span><text:span text:style-name="T150_14">s</text:span><text:span text:style-name="T150_15"><text:s/></text:span><text:span text:style-name="T150_16">how</text:span><text:span text:style-name="T150_17"><text:s/></text:span><text:span text:style-name="T150_18">the</text:span><text:span text:style-name="T150_19"><text:s/></text:span><text:span text:style-name="T150_20">magic</text:span><text:span text:style-name="T150_21"><text:s/></text:span><text:span text:style-name="T150_22">happens</text:span><text:span text:style-name="T150_23">!</text:span></text:p>
      <text:p text:style-name="P151"/>
      <text:p text:style-name="P152"><text:span text:style-name="T152_1">DCS</text:span><text:span text:style-name="T152_2">:</text:span><text:span text:style-name="T152_3"><text:s/></text:span><text:span text:style-name="T152_4">I</text:span><text:span text:style-name="T152_5"><text:s/></text:span><text:span text:style-name="T152_6">can</text:span><text:span text:style-name="T152_7"><text:s/></text:span><text:span text:style-name="T152_8">see</text:span><text:span text:style-name="T152_9"><text:s/></text:span><text:span text:style-name="T152_10">that</text:span><text:span text:style-name="T152_11"><text:s/></text:span><text:span text:style-name="T152_12">this</text:span><text:span text:style-name="T152_13"><text:s/></text:span><text:span text:style-name="T152_14">is</text:span><text:span text:style-name="T152_15"><text:s/></text:span><text:span text:style-name="T152_16">going</text:span><text:span text:style-name="T152_17"><text:s/></text:span><text:span text:style-name="T152_18">to</text:span><text:span text:style-name="T152_19"><text:s/></text:span><text:span text:style-name="T152_20">get</text:span><text:span text:style-name="T152_21"><text:s/></text:span><text:span text:style-name="T152_22">awkward</text:span><text:span text:style-name="T152_23"><text:s/></text:span><text:span text:style-name="T152_24">really</text:span><text:span text:style-name="T152_25"><text:s/></text:span><text:span text:style-name="T152_26">quickly</text:span><text:span text:style-name="T152_27">.<text:s/></text:span><text:span text:style-name="T152_28">And</text:span><text:span text:style-name="T152_29"><text:s/></text:span><text:span text:style-name="T152_30">not</text:span><text:span text:style-name="T152_31"><text:s/></text:span><text:span text:style-name="T152_32">everybody</text:span><text:span text:style-name="T152_33"><text:s/></text:span><text:span text:style-name="T152_34">has</text:span><text:span text:style-name="T152_35"><text:s/></text:span><text:span text:style-name="T152_36">their</text:span><text:span text:style-name="T152_37"><text:s/></text:span><text:span text:style-name="T152_38">own</text:span><text:span text:style-name="T152_39"><text:s/></text:span><text:span text:style-name="T152_40">personal</text:span><text:span text:style-name="T152_41"><text:s/></text:span><text:span text:style-name="T152_42">genie</text:span><text:span text:style-name="T152_43">.<text:s/></text:span><text:span text:style-name="T152_44">Can</text:span><text:span text:style-name="T152_45"><text:s/></text:span><text:span text:style-name="T152_46">we</text:span><text:span text:style-name="T152_47"><text:s/></text:span><text:span text:style-name="T152_48">find</text:span><text:span text:style-name="T152_49"><text:s/></text:span><text:span text:style-name="T152_50">a</text:span><text:span text:style-name="T152_51"><text:s/></text:span><text:span text:style-name="T152_52">way</text:span><text:span text:style-name="T152_53"><text:s/></text:span><text:span text:style-name="T152_54">to</text:span><text:span text:style-name="T152_55"><text:s/></text:span><text:span text:style-name="T152_56">get</text:span><text:span text:style-name="T152_57"><text:s/></text:span><text:span text:style-name="T152_58">you</text:span><text:span text:style-name="T152_59"><text:s/></text:span><text:span text:style-name="T152_60">out</text:span><text:span text:style-name="T152_61"><text:s/></text:span><text:span text:style-name="T152_62">of</text:span><text:span text:style-name="T152_63"><text:s/></text:span><text:span text:style-name="T152_64">the</text:span><text:span text:style-name="T152_65"><text:s/></text:span><text:span text:style-name="T152_66">picture</text:span><text:span text:style-name="T152_67">!</text:span></text:p>
      <text:p text:style-name="P153"/>
      <text:p text:style-name="P154"><text:span text:style-name="T154_1">Slide</text:span><text:span text:style-name="T154_2"><text:s/>(</text:span><text:span text:style-name="T154_3">GWA</text:span><text:span text:style-name="T154_4">):<text:s/></text:span><text:span text:style-name="T154_5">Four</text:span><text:span text:style-name="T154_6">-</text:span><text:span text:style-name="T154_7">part</text:span><text:span text:style-name="T154_8"><text:s/></text:span><text:span text:style-name="T154_9">slide</text:span><text:span text:style-name="T154_10"><text:s/></text:span><text:span text:style-name="T154_11">showing</text:span><text:span text:style-name="T154_12"><text:s/></text:span><text:span text:style-name="T154_13">people</text:span><text:span text:style-name="T154_14"><text:s/></text:span><text:span text:style-name="T154_15">walking</text:span><text:span text:style-name="T154_16">,<text:s/></text:span><text:span text:style-name="T154_17">having</text:span><text:span text:style-name="T154_18"><text:s/></text:span><text:span text:style-name="T154_19">dinner</text:span><text:span text:style-name="T154_20">,<text:s/></text:span><text:span text:style-name="T154_21">in</text:span><text:span text:style-name="T154_22"><text:s/></text:span><text:span text:style-name="T154_23">bed</text:span><text:span text:style-name="T154_24"><text:s/></text:span><text:span text:style-name="T154_25">and</text:span><text:span text:style-name="T154_26"><text:s/></text:span><text:span text:style-name="T154_27">in</text:span><text:span text:style-name="T154_28"><text:s/></text:span><text:span text:style-name="T154_29">class</text:span><text:span text:style-name="T154_30"><text:s/></text:span><text:span text:style-name="T154_31">using</text:span><text:span text:style-name="T154_32"><text:s/></text:span><text:span text:style-name="T154_33">their</text:span><text:span text:style-name="T154_34"><text:s/></text:span><text:span text:style-name="T154_35">phones</text:span><text:span text:style-name="T154_36"><text:s/></text:span><text:span text:style-name="T154_37">in</text:span><text:span text:style-name="T154_38"><text:s/></text:span><text:span text:style-name="T154_39">each</text:span><text:span text:style-name="T154_40"><text:s/></text:span><text:span text:style-name="T154_41">photo</text:span><text:span text:style-name="T154_42">.<text:s/></text:span><text:span text:style-name="T154_43">In</text:span><text:span text:style-name="T154_44"><text:s/></text:span><text:span text:style-name="T154_45">timed</text:span><text:span text:style-name="T154_46"><text:s/></text:span><text:span text:style-name="T154_47">appearances</text:span><text:span text:style-name="T154_48"><text:s/></text:span><text:span text:style-name="T154_49">the</text:span><text:span text:style-name="T154_50"><text:s/></text:span><text:span text:style-name="T154_51">Genie</text:span><text:span text:style-name="T154_52">'</text:span><text:span text:style-name="T154_53">s</text:span><text:span text:style-name="T154_54"><text:s/></text:span><text:span text:style-name="T154_55">smiling</text:span><text:span text:style-name="T154_56"><text:s/></text:span><text:span text:style-name="T154_57">head</text:span><text:span text:style-name="T154_58"><text:s/></text:span><text:span text:style-name="T154_59">appears</text:span><text:span text:style-name="T154_60"><text:s/></text:span><text:span text:style-name="T154_61">underneath</text:span><text:span text:style-name="T154_62"><text:s/></text:span><text:span text:style-name="T154_63">a</text:span><text:span text:style-name="T154_64"><text:s/></text:span><text:span text:style-name="T154_65">word</text:span><text:span text:style-name="T154_66"><text:s/></text:span><text:span text:style-name="T154_67">bubble</text:span><text:span text:style-name="T154_68"><text:s/></text:span><text:span text:style-name="T154_69">with</text:span><text:span text:style-name="T154_70"><text:s/></text:span><text:span text:style-name="T154_71">Shazam</text:span><text:span text:style-name="T154_72"><text:s/></text:span><text:span text:style-name="T154_73">written</text:span><text:span text:style-name="T154_74"><text:s/></text:span><text:span text:style-name="T154_75">in</text:span><text:span text:style-name="T154_76"><text:s/></text:span><text:span text:style-name="T154_77">bold</text:span><text:span text:style-name="T154_78"><text:s/></text:span><text:span text:style-name="T154_79">letters</text:span><text:span text:style-name="T154_80">.</text:span></text:p>
      <text:p text:style-name="P155"/>
      <text:p text:style-name="P156"><text:span text:style-name="T156_1">Genie</text:span><text:span text:style-name="T156_2">:</text:span><text:span text:style-name="T156_3"><text:s/></text:span><text:span text:style-name="T156_4">That</text:span><text:span text:style-name="T156_5"><text:s/></text:span><text:span text:style-name="T156_6">sounds</text:span><text:span text:style-name="T156_7"><text:s/></text:span><text:span text:style-name="T156_8">like</text:span><text:span text:style-name="T156_9"><text:s/></text:span><text:span text:style-name="T156_10">your</text:span><text:span text:style-name="T156_11"><text:s/></text:span><text:span text:style-name="T156_12">second</text:span><text:span text:style-name="T156_13"><text:s/></text:span><text:span text:style-name="T156_14">wish</text:span><text:span text:style-name="T156_15">!</text:span></text:p>
      <text:p text:style-name="P157"/>
      <text:p text:style-name="P158"><text:span text:style-name="T158_1">DCS</text:span><text:span text:style-name="T158_2">:</text:span><text:span text:style-name="T158_3"><text:s/></text:span><text:span text:style-name="T158_4">OK</text:span><text:span text:style-name="T158_5"><text:s/></text:span><text:span text:style-name="T158_6">fine</text:span><text:span text:style-name="T158_7">.<text:s/></text:span><text:span text:style-name="T158_8">I</text:span><text:span text:style-name="T158_9"><text:s/></text:span><text:span text:style-name="T158_10">wish</text:span><text:span text:style-name="T158_11"><text:s/></text:span><text:span text:style-name="T158_12">you</text:span><text:span text:style-name="T158_13"><text:s/></text:span><text:span text:style-name="T158_14">weren</text:span><text:span text:style-name="T158_15">'</text:span><text:span text:style-name="T158_16">t</text:span><text:span text:style-name="T158_17"><text:s/></text:span><text:span text:style-name="T158_18">following</text:span><text:span text:style-name="T158_19"><text:s/></text:span><text:span text:style-name="T158_20">me</text:span><text:span text:style-name="T158_21"><text:s/></text:span><text:span text:style-name="T158_22">around</text:span><text:span text:style-name="T158_23"><text:s/></text:span><text:span text:style-name="T158_24">any</text:span><text:span text:style-name="T158_25"><text:s/></text:span><text:span text:style-name="T158_26">more</text:span><text:span text:style-name="T158_27"><text:s/></text:span><text:span text:style-name="T158_28">saying</text:span><text:span text:style-name="T158_29"><text:s/></text:span><text:span text:style-name="T158_30">Shazam</text:span><text:span text:style-name="T158_31"><text:s/></text:span><text:span text:style-name="T158_32">Shazam</text:span><text:span text:style-name="T158_33">!<text:s/></text:span><text:span text:style-name="T158_34">My</text:span><text:span text:style-name="T158_35"><text:s/></text:span><text:span text:style-name="T158_36">wife</text:span><text:span text:style-name="T158_37"><text:s/></text:span><text:span text:style-name="T158_38">thinks</text:span><text:span text:style-name="T158_39"><text:s/></text:span><text:span text:style-name="T158_40">you</text:span><text:span text:style-name="T158_41">'</text:span><text:span text:style-name="T158_42">re</text:span><text:span text:style-name="T158_43"><text:s/></text:span><text:span text:style-name="T158_44">creepy</text:span><text:span text:style-name="T158_45">.</text:span></text:p>
      <text:p text:style-name="P159"/>
      <text:p text:style-name="P160"><text:span text:style-name="T160_1">Genie</text:span><text:span text:style-name="T160_2">:</text:span><text:span text:style-name="T160_3"><text:s/></text:span><text:span text:style-name="T160_4">What</text:span><text:span text:style-name="T160_5">?!<text:s/></text:span><text:span text:style-name="T160_6">My</text:span><text:span text:style-name="T160_7"><text:s/></text:span><text:span text:style-name="T160_8">wife</text:span><text:span text:style-name="T160_9"><text:s/></text:span><text:span text:style-name="T160_10">loves</text:span><text:span text:style-name="T160_11"><text:s/></text:span><text:span text:style-name="T160_12">Shazam</text:span><text:span text:style-name="T160_13">.<text:s/></text:span><text:span text:style-name="T160_14">But</text:span><text:span text:style-name="T160_15"><text:s/></text:span><text:span text:style-name="T160_16">OK</text:span><text:span text:style-name="T160_17">,<text:s/></text:span><text:span text:style-name="T160_18">I</text:span><text:span text:style-name="T160_19">’</text:span><text:span text:style-name="T160_20">ll</text:span><text:span text:style-name="T160_21"><text:s/></text:span><text:span text:style-name="T160_22">try</text:span><text:span text:style-name="T160_23"><text:s/></text:span><text:span text:style-name="T160_24">and</text:span><text:span text:style-name="T160_25"><text:s/></text:span><text:span text:style-name="T160_26">help</text:span><text:span text:style-name="T160_27"><text:s/></text:span><text:span text:style-name="T160_28">you</text:span><text:span text:style-name="T160_29"><text:s/></text:span><text:span text:style-name="T160_30">out</text:span><text:span text:style-name="T160_31">.<text:s/></text:span><text:span text:style-name="T160_32">Here</text:span><text:span text:style-name="T160_33"><text:s/></text:span><text:span text:style-name="T160_34">are</text:span><text:span text:style-name="T160_35"><text:s/></text:span><text:span text:style-name="T160_36">a</text:span><text:span text:style-name="T160_37"><text:s/></text:span><text:span text:style-name="T160_38">few</text:span><text:span text:style-name="T160_39"><text:s/></text:span><text:span text:style-name="T160_40">of</text:span><text:span text:style-name="T160_41"><text:s/></text:span><text:span text:style-name="T160_42">the</text:span><text:span text:style-name="T160_43"><text:s/></text:span><text:span text:style-name="T160_44">devices</text:span><text:span text:style-name="T160_45"><text:s/></text:span><text:span text:style-name="T160_46">I</text:span><text:span text:style-name="T160_47"><text:s/></text:span><text:span text:style-name="T160_48">had</text:span><text:span text:style-name="T160_49"><text:s/></text:span><text:span text:style-name="T160_50">planned</text:span><text:span text:style-name="T160_51"><text:s/></text:span><text:span text:style-name="T160_52">on</text:span><text:span text:style-name="T160_53"><text:s/></text:span><text:span text:style-name="T160_54">carrying</text:span><text:span text:style-name="T160_55"><text:s/></text:span><text:span text:style-name="T160_56">around</text:span><text:span text:style-name="T160_57"><text:s/></text:span><text:span text:style-name="T160_58">with</text:span><text:span text:style-name="T160_59"><text:s/></text:span><text:span text:style-name="T160_60">me</text:span><text:span text:style-name="T160_61">.</text:span></text:p>
      <text:p text:style-name="P161"/>
      <text:p text:style-name="P162"><text:span text:style-name="T162_1">Slide</text:span><text:span text:style-name="T162_2"><text:s/>(</text:span><text:span text:style-name="T162_3">GWA</text:span><text:span text:style-name="T162_4">):<text:s/></text:span><text:span text:style-name="T162_5">Show</text:span><text:span text:style-name="T162_6"><text:s/></text:span><text:span text:style-name="T162_7">several</text:span><text:span text:style-name="T162_8"><text:s/></text:span><text:span text:style-name="T162_9">representative</text:span><text:span text:style-name="T162_10"><text:s/></text:span><text:span text:style-name="T162_11">devices</text:span><text:span text:style-name="T162_12">:<text:s/></text:span><text:span text:style-name="T162_13">mote</text:span><text:span text:style-name="T162_14">,<text:s/></text:span><text:span text:style-name="T162_15">phone</text:span><text:span text:style-name="T162_16">,<text:s/></text:span><text:span text:style-name="T162_17">laptop</text:span><text:span text:style-name="T162_18">.</text:span></text:p>
      <text:p text:style-name="P163"/>
      <text:p text:style-name="P164"><text:span text:style-name="T164_1">DCS</text:span><text:span text:style-name="T164_2">:</text:span><text:span text:style-name="T164_3"><text:s/></text:span><text:span text:style-name="T164_4">What</text:span><text:span text:style-name="T164_5">,<text:s/></text:span><text:span text:style-name="T164_6">no</text:span><text:span text:style-name="T164_7"><text:s/></text:span><text:span text:style-name="T164_8">datacenter</text:span><text:span text:style-name="T164_9">!</text:span></text:p>
      <text:p text:style-name="P165"/>
      <text:p text:style-name="P166"><text:span text:style-name="T166_1">Genie</text:span><text:span text:style-name="T166_2">:</text:span><text:span text:style-name="T166_3"><text:s/></text:span><text:span text:style-name="T166_4">Too</text:span><text:span text:style-name="T166_5"><text:s/></text:span><text:span text:style-name="T166_6">heavy</text:span><text:span text:style-name="T166_7"><text:s/></text:span><text:span text:style-name="T166_8">for</text:span><text:span text:style-name="T166_9"><text:s/></text:span><text:span text:style-name="T166_10">me</text:span><text:span text:style-name="T166_11">.<text:s/></text:span><text:span text:style-name="T166_12">I</text:span><text:span text:style-name="T166_13"><text:s/></text:span><text:span text:style-name="T166_14">need</text:span><text:span text:style-name="T166_15"><text:s/></text:span><text:span text:style-name="T166_16">to</text:span><text:span text:style-name="T166_17"><text:s/></text:span><text:span text:style-name="T166_18">hit</text:span><text:span text:style-name="T166_19"><text:s/></text:span><text:span text:style-name="T166_20">the</text:span><text:span text:style-name="T166_21"><text:s/></text:span><text:span text:style-name="T166_22">gym</text:span><text:span text:style-name="T166_23"><text:s/></text:span><text:span text:style-name="T166_24">more</text:span><text:span text:style-name="T166_25">.<text:s/></text:span><text:span text:style-name="T166_26">Anyway</text:span><text:span text:style-name="T166_27">,<text:s/></text:span><text:span text:style-name="T166_28">here</text:span><text:span text:style-name="T166_29"><text:s/></text:span><text:span text:style-name="T166_30">we</text:span><text:span text:style-name="T166_31"><text:s/></text:span><text:span text:style-name="T166_32">go</text:span><text:span text:style-name="T166_33">...<text:s/></text:span><text:span text:style-name="T166_34">Shazam</text:span><text:span text:style-name="T166_35">!</text:span></text:p>
      <text:p text:style-name="P167"/>
      <text:p text:style-name="P168"><text:span text:style-name="T168_1">Slide</text:span><text:span text:style-name="T168_2">:<text:s/>(</text:span><text:span text:style-name="T168_3">GWA</text:span><text:span text:style-name="T168_4">):<text:s/></text:span><text:span text:style-name="T168_5">Shows</text:span><text:span text:style-name="T168_6"><text:s/></text:span><text:span text:style-name="T168_7">only</text:span><text:span text:style-name="T168_8"><text:s/></text:span><text:span text:style-name="T168_9">the</text:span><text:span text:style-name="T168_10"><text:s/></text:span><text:span text:style-name="T168_11">phone</text:span><text:span text:style-name="T168_12">.</text:span></text:p>
      <text:p text:style-name="P169"/>
      <text:p text:style-name="P170"><text:span text:style-name="T170_1">DCS</text:span><text:span text:style-name="T170_2">:</text:span><text:span text:style-name="T170_3"><text:s/></text:span><text:span text:style-name="T170_4">But</text:span><text:span text:style-name="T170_5"><text:s/></text:span><text:span text:style-name="T170_6">that</text:span><text:span text:style-name="T170_7">'</text:span><text:span text:style-name="T170_8">s</text:span><text:span text:style-name="T170_9"><text:s/></text:span><text:span text:style-name="T170_10">just</text:span><text:span text:style-name="T170_11"><text:s/></text:span><text:span text:style-name="T170_12">my</text:span><text:span text:style-name="T170_13"><text:s/></text:span><text:span text:style-name="T170_14">phone</text:span><text:span text:style-name="T170_15">!<text:s/></text:span><text:span text:style-name="T170_16">Where</text:span><text:span text:style-name="T170_17"><text:s/></text:span><text:span text:style-name="T170_18">the</text:span><text:span text:style-name="T170_19"><text:s/></text:span><text:span text:style-name="T170_20">the</text:span><text:span text:style-name="T170_21"><text:s/></text:span><text:span text:style-name="T170_22">mote</text:span><text:span text:style-name="T170_23"><text:s/></text:span><text:span text:style-name="T170_24">go</text:span><text:span text:style-name="T170_25">?</text:span></text:p>
      <text:p text:style-name="P171"/>
      <text:p text:style-name="P172"><text:span text:style-name="T172_1">Genie</text:span><text:span text:style-name="T172_2">:</text:span><text:span text:style-name="T172_3"><text:s/></text:span><text:span text:style-name="T172_4">Oh</text:span><text:span text:style-name="T172_5"><text:s/></text:span><text:span text:style-name="T172_6">it</text:span><text:span text:style-name="T172_7">'</text:span><text:span text:style-name="T172_8">s</text:span><text:span text:style-name="T172_9"><text:s/></text:span><text:span text:style-name="T172_10">in</text:span><text:span text:style-name="T172_11"><text:s/></text:span><text:span text:style-name="T172_12">there</text:span><text:span text:style-name="T172_13">.<text:s/></text:span><text:span text:style-name="T172_14">This</text:span><text:span text:style-name="T172_15"><text:s/></text:span><text:span text:style-name="T172_16">device</text:span><text:span text:style-name="T172_17"><text:s/></text:span><text:span text:style-name="T172_18">sleeps</text:span><text:span text:style-name="T172_19"><text:s/></text:span><text:span text:style-name="T172_20">like</text:span><text:span text:style-name="T172_21"><text:s/></text:span><text:span text:style-name="T172_22">a</text:span><text:span text:style-name="T172_23"><text:s/></text:span><text:span text:style-name="T172_24">mote</text:span><text:span text:style-name="T172_25">!</text:span></text:p>
      <text:p text:style-name="P173"/>
      <text:p text:style-name="P174"><text:span text:style-name="T174_1">DCS</text:span><text:span text:style-name="T174_2">:</text:span><text:span text:style-name="T174_3"><text:s/></text:span><text:span text:style-name="T174_4">OK</text:span><text:span text:style-name="T174_5"><text:s/></text:span><text:span text:style-name="T174_6">fine</text:span><text:span text:style-name="T174_7">.<text:s/></text:span><text:span text:style-name="T174_8">But</text:span><text:span text:style-name="T174_9"><text:s/></text:span><text:span text:style-name="T174_10">where</text:span><text:span text:style-name="T174_11">'</text:span><text:span text:style-name="T174_12">s</text:span><text:span text:style-name="T174_13"><text:s/></text:span><text:span text:style-name="T174_14">the</text:span><text:span text:style-name="T174_15"><text:s/></text:span><text:span text:style-name="T174_16">laptop</text:span><text:span text:style-name="T174_17">?</text:span></text:p>
      <text:p text:style-name="P175"/>
      <text:p text:style-name="P176"><text:span text:style-name="T176_1">Genie</text:span><text:span text:style-name="T176_2">:</text:span><text:span text:style-name="T176_3"><text:s/></text:span><text:span text:style-name="T176_4">It</text:span><text:span text:style-name="T176_5">'</text:span><text:span text:style-name="T176_6">s</text:span><text:span text:style-name="T176_7"><text:s/></text:span><text:span text:style-name="T176_8">in</text:span><text:span text:style-name="T176_9"><text:s/></text:span><text:span text:style-name="T176_10">there</text:span><text:span text:style-name="T176_11"><text:s/></text:span><text:span text:style-name="T176_12">too</text:span><text:span text:style-name="T176_13">,<text:s/></text:span><text:span text:style-name="T176_14">but</text:span><text:span text:style-name="T176_15"><text:s/></text:span><text:span text:style-name="T176_16">only</text:span><text:span text:style-name="T176_17"><text:s/></text:span><text:span text:style-name="T176_18">comes</text:span><text:span text:style-name="T176_19"><text:s/></text:span><text:span text:style-name="T176_20">out</text:span><text:span text:style-name="T176_21"><text:s/></text:span><text:span text:style-name="T176_22">when</text:span><text:span text:style-name="T176_23"><text:s/></text:span><text:span text:style-name="T176_24">you</text:span><text:span text:style-name="T176_25"><text:s/></text:span><text:span text:style-name="T176_26">need</text:span><text:span text:style-name="T176_27"><text:s/></text:span><text:span text:style-name="T176_28">it</text:span><text:span text:style-name="T176_29">,<text:s/></text:span><text:span text:style-name="T176_30">like</text:span><text:span text:style-name="T176_31"><text:s/></text:span><text:span text:style-name="T176_32">me</text:span><text:span text:style-name="T176_33">!</text:span></text:p>
      <text:p text:style-name="P177"/>
      <text:p text:style-name="P178"><text:span text:style-name="T178_1">DCS</text:span><text:span text:style-name="T178_2">:</text:span><text:span text:style-name="T178_3"><text:s/></text:span><text:span text:style-name="T178_4">What</text:span><text:span text:style-name="T178_5">'</text:span><text:span text:style-name="T178_6">s</text:span><text:span text:style-name="T178_7"><text:s/></text:span><text:span text:style-name="T178_8">the</text:span><text:span text:style-name="T178_9"><text:s/></text:span><text:span text:style-name="T178_10">trick</text:span><text:span text:style-name="T178_11">?</text:span></text:p>
      <text:p text:style-name="P179"/>
      <text:p text:style-name="P180"><text:span text:style-name="T180_1">Slide</text:span><text:span text:style-name="T180_2"><text:s/>(</text:span><text:span text:style-name="T180_3">GWA</text:span><text:span text:style-name="T180_4">):<text:s/></text:span><text:span text:style-name="T180_5">Show</text:span><text:span text:style-name="T180_6"><text:s/></text:span><text:span text:style-name="T180_7">multiple</text:span><text:span text:style-name="T180_8"><text:s/></text:span><text:span text:style-name="T180_9">components</text:span><text:span text:style-name="T180_10"><text:s/></text:span><text:span text:style-name="T180_11">in</text:span><text:span text:style-name="T180_12"><text:s/></text:span><text:span text:style-name="T180_13">each</text:span><text:span text:style-name="T180_14"><text:s/></text:span><text:span text:style-name="T180_15">class</text:span><text:span text:style-name="T180_16">,<text:s/></text:span><text:span text:style-name="T180_17">power</text:span><text:span text:style-name="T180_18"><text:s/></text:span><text:span text:style-name="T180_19">and</text:span><text:span text:style-name="T180_20"><text:s/></text:span><text:span text:style-name="T180_21">performance</text:span><text:span text:style-name="T180_22"><text:s/></text:span><text:span text:style-name="T180_23">ranges</text:span><text:span text:style-name="T180_24"><text:s/></text:span><text:span text:style-name="T180_25">for</text:span><text:span text:style-name="T180_26"><text:s/></text:span><text:span text:style-name="T180_27">each</text:span><text:span text:style-name="T180_28">.</text:span></text:p>
      <text:p text:style-name="P181"/>
      <text:p text:style-name="P182"><text:span text:style-name="T182_1">Genie</text:span><text:span text:style-name="T182_2">:</text:span><text:span text:style-name="T182_3"><text:s/></text:span><text:span text:style-name="T182_4">Since</text:span><text:span text:style-name="T182_5"><text:s/></text:span><text:span text:style-name="T182_6">the</text:span><text:span text:style-name="T182_7"><text:s/></text:span><text:span text:style-name="T182_8">hardware</text:span><text:span text:style-name="T182_9"><text:s/></text:span><text:span text:style-name="T182_10">guys</text:span><text:span text:style-name="T182_11"><text:s/></text:span><text:span text:style-name="T182_12">haven</text:span><text:span text:style-name="T182_13">'</text:span><text:span text:style-name="T182_14">t</text:span><text:span text:style-name="T182_15"><text:s/></text:span><text:span text:style-name="T182_16">figure</text:span><text:span text:style-name="T182_17"><text:s/></text:span><text:span text:style-name="T182_18">out</text:span><text:span text:style-name="T182_19"><text:s/></text:span><text:span text:style-name="T182_20">how</text:span><text:span text:style-name="T182_21"><text:s/></text:span><text:span text:style-name="T182_22">to</text:span><text:span text:style-name="T182_23"><text:s/></text:span><text:span text:style-name="T182_24">get</text:span><text:span text:style-name="T182_25"><text:s/></text:span><text:span text:style-name="T182_26">large</text:span><text:span text:style-name="T182_27"><text:s/></text:span><text:span text:style-name="T182_28">power</text:span><text:span text:style-name="T182_29">-</text:span><text:span text:style-name="T182_30">performance</text:span><text:span text:style-name="T182_31"><text:s/></text:span><text:span text:style-name="T182_32">range</text:span><text:span text:style-name="T182_33"><text:s/></text:span><text:span text:style-name="T182_34">from</text:span><text:span text:style-name="T182_35"><text:s/></text:span><text:span text:style-name="T182_36">a</text:span><text:span text:style-name="T182_37"><text:s/></text:span><text:span text:style-name="T182_38">single</text:span><text:span text:style-name="T182_39"><text:s/></text:span><text:span text:style-name="T182_40">component</text:span><text:span text:style-name="T182_41">,<text:s/></text:span><text:span text:style-name="T182_42">I</text:span><text:span text:style-name="T182_43"><text:s/></text:span><text:span text:style-name="T182_44">just</text:span><text:span text:style-name="T182_45"><text:s/></text:span><text:span text:style-name="T182_46">took</text:span><text:span text:style-name="T182_47"><text:s/></text:span><text:span text:style-name="T182_48">the</text:span><text:span text:style-name="T182_49"><text:s/></text:span><text:span text:style-name="T182_50">components</text:span><text:span text:style-name="T182_51"><text:s/></text:span><text:span text:style-name="T182_52">from</text:span><text:span text:style-name="T182_53"><text:s/></text:span><text:span text:style-name="T182_54">several</text:span><text:span text:style-name="T182_55"><text:s/></text:span><text:span text:style-name="T182_56">machines</text:span><text:span text:style-name="T182_57"><text:s/></text:span><text:span text:style-name="T182_58">and</text:span><text:span text:style-name="T182_59"><text:s/></text:span><text:span text:style-name="T182_60">collapsed</text:span><text:span text:style-name="T182_61"><text:s/></text:span><text:span text:style-name="T182_62">them</text:span><text:span text:style-name="T182_63"><text:s/></text:span><text:span text:style-name="T182_64">into</text:span><text:span text:style-name="T182_65"><text:s/></text:span><text:span text:style-name="T182_66">a</text:span><text:span text:style-name="T182_67"><text:s/></text:span><text:span text:style-name="T182_68">single</text:span><text:span text:style-name="T182_69"><text:s/></text:span><text:span text:style-name="T182_70">device</text:span><text:span text:style-name="T182_71">.<text:s/></text:span><text:span text:style-name="T182_72">It</text:span><text:span text:style-name="T182_73"><text:s/></text:span><text:span text:style-name="T182_74">has</text:span><text:span text:style-name="T182_75"><text:s/></text:span><text:span text:style-name="T182_76">two</text:span><text:span text:style-name="T182_77"><text:s/></text:span><text:span text:style-name="T182_78">processors</text:span><text:span text:style-name="T182_79">,<text:s/></text:span><text:span text:style-name="T182_80">two</text:span><text:span text:style-name="T182_81"><text:s/></text:span><text:span text:style-name="T182_82">memory</text:span><text:span text:style-name="T182_83"><text:s/></text:span><text:span text:style-name="T182_84">chips</text:span><text:span text:style-name="T182_85">,<text:s/></text:span><text:span text:style-name="T182_86">two</text:span><text:span text:style-name="T182_87"><text:s/></text:span><text:span text:style-name="T182_88">storage</text:span><text:span text:style-name="T182_89"><text:s/></text:span><text:span text:style-name="T182_90">devices</text:span><text:span text:style-name="T182_91"><text:s/></text:span><text:span text:style-name="T182_92">and</text:span><text:span text:style-name="T182_93"><text:s/></text:span><text:span text:style-name="T182_94">two</text:span><text:span text:style-name="T182_95"><text:s/></text:span><text:span text:style-name="T182_96">radios</text:span><text:span text:style-name="T182_97">.<text:s/></text:span><text:span text:style-name="T182_98">It</text:span><text:span text:style-name="T182_99"><text:s/></text:span><text:span text:style-name="T182_100">could</text:span><text:span text:style-name="T182_101"><text:s/></text:span><text:span text:style-name="T182_102">have</text:span><text:span text:style-name="T182_103"><text:s/></text:span><text:span text:style-name="T182_104">more</text:span><text:span text:style-name="T182_105">,<text:s/></text:span><text:span text:style-name="T182_106">but</text:span><text:span text:style-name="T182_107"><text:s/></text:span><text:span text:style-name="T182_108">even</text:span><text:span text:style-name="T182_109"><text:s/></text:span><text:span text:style-name="T182_110">with</text:span><text:span text:style-name="T182_111"><text:s/></text:span><text:span text:style-name="T182_112">just</text:span><text:span text:style-name="T182_113"><text:s/></text:span><text:span text:style-name="T182_114">that</text:span><text:span text:style-name="T182_115"><text:s/></text:span><text:span text:style-name="T182_116">set</text:span><text:span text:style-name="T182_117"><text:s/></text:span><text:span text:style-name="T182_118">I</text:span><text:span text:style-name="T182_119"><text:s/></text:span><text:span text:style-name="T182_120">can</text:span><text:span text:style-name="T182_121"><text:s/></text:span><text:span text:style-name="T182_122">already</text:span><text:span text:style-name="T182_123"><text:s/></text:span><text:span text:style-name="T182_124">transform</text:span><text:span text:style-name="T182_125"><text:s/></text:span><text:span text:style-name="T182_126">this</text:span><text:span text:style-name="T182_127"><text:s/></text:span><text:span text:style-name="T182_128">into</text:span><text:span text:style-name="T182_129"><text:s/>144<text:s/></text:span><text:span text:style-name="T182_130">devices</text:span><text:span text:style-name="T182_131">!<text:s/></text:span><text:span text:style-name="T182_132">Check</text:span><text:span text:style-name="T182_133"><text:s/></text:span><text:span text:style-name="T182_134">out</text:span><text:span text:style-name="T182_135"><text:s/></text:span><text:span text:style-name="T182_136">the</text:span><text:span text:style-name="T182_137"><text:s/></text:span><text:span text:style-name="T182_138">range</text:span><text:span text:style-name="T182_139"><text:s/></text:span><text:span text:style-name="T182_140">of</text:span><text:span text:style-name="T182_141"><text:s/></text:span><text:span text:style-name="T182_142">power</text:span><text:span text:style-name="T182_143"><text:s/></text:span><text:span text:style-name="T182_144">draws</text:span><text:span text:style-name="T182_145"><text:s/></text:span><text:span text:style-name="T182_146">for</text:span><text:span text:style-name="T182_147"><text:s/></text:span><text:span text:style-name="T182_148">all</text:span><text:span text:style-name="T182_149"><text:s/></text:span><text:span text:style-name="T182_150">of</text:span><text:span text:style-name="T182_151"><text:s/></text:span><text:span text:style-name="T182_152">the</text:span><text:span text:style-name="T182_153"><text:s/></text:span><text:span text:style-name="T182_154">possible</text:span><text:span text:style-name="T182_155"><text:s/></text:span><text:span text:style-name="T182_156">ensembles</text:span><text:span text:style-name="T182_157">!<text:s/></text:span><text:span text:style-name="T182_158">Amazing</text:span><text:span text:style-name="T182_159">!</text:span></text:p>
      <text:p text:style-name="P183"/>
      <text:p text:style-name="P184"><text:span text:style-name="T184_1">Slide</text:span><text:span text:style-name="T184_2"><text:s/>(</text:span><text:span text:style-name="T184_3">GWA</text:span><text:span text:style-name="T184_4">):<text:s/></text:span><text:span text:style-name="T184_5">Power</text:span><text:span text:style-name="T184_6"><text:s/></text:span><text:span text:style-name="T184_7">envelopes</text:span><text:span text:style-name="T184_8"><text:s/></text:span><text:span text:style-name="T184_9">for</text:span><text:span text:style-name="T184_10"><text:s/></text:span><text:span text:style-name="T184_11">all</text:span><text:span text:style-name="T184_12"><text:s/>144<text:s/></text:span><text:span text:style-name="T184_13">ensembles</text:span><text:span text:style-name="T184_14">.</text:span></text:p>
      <text:p text:style-name="P185"/>
      <text:p text:style-name="P186"><text:span text:style-name="T186_1">DCS</text:span><text:span text:style-name="T186_2">:</text:span><text:span text:style-name="T186_3"><text:s/></text:span><text:span text:style-name="T186_4">How</text:span><text:span text:style-name="T186_5"><text:s/></text:span><text:span text:style-name="T186_6">does</text:span><text:span text:style-name="T186_7"><text:s/></text:span><text:span text:style-name="T186_8">that</text:span><text:span text:style-name="T186_9"><text:s/></text:span><text:span text:style-name="T186_10">happen</text:span><text:span text:style-name="T186_11">?</text:span></text:p>
      <text:p text:style-name="P187"/>
      <text:p text:style-name="P188"><text:span text:style-name="T188_1">Genie</text:span><text:span text:style-name="T188_2">:</text:span><text:span text:style-name="T188_3"><text:s/></text:span><text:span text:style-name="T188_4">Well</text:span><text:span text:style-name="T188_5"><text:s/></text:span><text:span text:style-name="T188_6">let</text:span><text:span text:style-name="T188_7">’</text:span><text:span text:style-name="T188_8">s</text:span><text:span text:style-name="T188_9"><text:s/></text:span><text:span text:style-name="T188_10">start</text:span><text:span text:style-name="T188_11"><text:s/></text:span><text:span text:style-name="T188_12">our</text:span><text:span text:style-name="T188_13"><text:s/></text:span><text:span text:style-name="T188_14">earlier</text:span><text:span text:style-name="T188_15"><text:s/></text:span><text:span text:style-name="T188_16">scenario</text:span><text:span text:style-name="T188_17"><text:s/></text:span><text:span text:style-name="T188_18">again</text:span><text:span text:style-name="T188_19">.</text:span></text:p>
      <text:p text:style-name="P189"/>
      <text:p text:style-name="P190"><text:span text:style-name="T190_1">Slide</text:span><text:span text:style-name="T190_2"><text:s/>(</text:span><text:span text:style-name="T190_3">GWA</text:span><text:span text:style-name="T190_4">):<text:s/></text:span><text:span text:style-name="T190_5">Use</text:span><text:span text:style-name="T190_6"><text:s/></text:span><text:span text:style-name="T190_7">scenario</text:span><text:span text:style-name="T190_8"><text:s/></text:span><text:span text:style-name="T190_9">from</text:span><text:span text:style-name="T190_10"><text:s/></text:span><text:span text:style-name="T190_11">paper</text:span><text:span text:style-name="T190_12">.</text:span></text:p>
      <text:p text:style-name="P191"/>
      <text:p text:style-name="P192"><text:span text:style-name="T192_1">Genie</text:span><text:span text:style-name="T192_2">:</text:span><text:span text:style-name="T192_3"><text:s/></text:span><text:span text:style-name="T192_4">At</text:span><text:span text:style-name="T192_5"><text:s/></text:span><text:span text:style-name="T192_6">the</text:span><text:span text:style-name="T192_7"><text:s/></text:span><text:span text:style-name="T192_8">beginning</text:span><text:span text:style-name="T192_9"><text:s/></text:span><text:span text:style-name="T192_10">everything</text:span><text:span text:style-name="T192_11"><text:s/></text:span><text:span text:style-name="T192_12">is</text:span><text:span text:style-name="T192_13"><text:s/></text:span><text:span text:style-name="T192_14">asleep</text:span><text:span text:style-name="T192_15">.<text:s/></text:span><text:span text:style-name="T192_16">When</text:span><text:span text:style-name="T192_17"><text:s/></text:span><text:span text:style-name="T192_18">the</text:span><text:span text:style-name="T192_19"><text:s/></text:span><text:span text:style-name="T192_20">background</text:span><text:span text:style-name="T192_21"><text:s/></text:span><text:span text:style-name="T192_22">task</text:span><text:span text:style-name="T192_23"><text:s/></text:span><text:span text:style-name="T192_24">arrives</text:span><text:span text:style-name="T192_25">,<text:s/></text:span><text:span text:style-name="T192_26">I</text:span><text:span text:style-name="T192_27"><text:s/></text:span><text:span text:style-name="T192_28">fire</text:span><text:span text:style-name="T192_29"><text:s/></text:span><text:span text:style-name="T192_30">up</text:span><text:span text:style-name="T192_31"><text:s/></text:span><text:span text:style-name="T192_32">a</text:span><text:span text:style-name="T192_33"><text:s/></text:span><text:span text:style-name="T192_34">higher</text:span><text:span text:style-name="T192_35">-</text:span><text:span text:style-name="T192_36">bandwidth</text:span><text:span text:style-name="T192_37"><text:s/></text:span><text:span text:style-name="T192_38">radio</text:span><text:span text:style-name="T192_39"><text:s/></text:span><text:span text:style-name="T192_40">to</text:span><text:span text:style-name="T192_41"><text:s/></text:span><text:span text:style-name="T192_42">receive</text:span><text:span text:style-name="T192_43"><text:s/></text:span><text:span text:style-name="T192_44">it</text:span><text:span text:style-name="T192_45">.</text:span></text:p>
      <text:p text:style-name="P193"/>
      <text:p text:style-name="P194"><text:span text:style-name="T194_1">Slide</text:span><text:span text:style-name="T194_2"><text:s/>(</text:span><text:span text:style-name="T194_3">GWA</text:span><text:span text:style-name="T194_4">):<text:s/></text:span><text:span text:style-name="T194_5">Uncover</text:span><text:span text:style-name="T194_6"><text:s/></text:span><text:span text:style-name="T194_7">scenario</text:span><text:span text:style-name="T194_8">.</text:span></text:p>
      <text:p text:style-name="P195"/>
      <text:p text:style-name="P196"><text:span text:style-name="T196_1">Genie</text:span><text:span text:style-name="T196_2">:</text:span><text:span text:style-name="T196_3"><text:s/></text:span><text:span text:style-name="T196_4">Now</text:span><text:span text:style-name="T196_5"><text:s/></text:span><text:span text:style-name="T196_6">I</text:span><text:span text:style-name="T196_7">’</text:span><text:span text:style-name="T196_8">m</text:span><text:span text:style-name="T196_9"><text:s/></text:span><text:span text:style-name="T196_10">doing</text:span><text:span text:style-name="T196_11"><text:s/></text:span><text:span text:style-name="T196_12">some</text:span><text:span text:style-name="T196_13"><text:s/></text:span><text:span text:style-name="T196_14">processing</text:span><text:span text:style-name="T196_15"><text:s/></text:span><text:span text:style-name="T196_16">so</text:span><text:span text:style-name="T196_17"><text:s/></text:span><text:span text:style-name="T196_18">I</text:span><text:span text:style-name="T196_19"><text:s/></text:span><text:span text:style-name="T196_20">redirect</text:span><text:span text:style-name="T196_21"><text:s/></text:span><text:span text:style-name="T196_22">power</text:span><text:span text:style-name="T196_23"><text:s/></text:span><text:span text:style-name="T196_24">to</text:span><text:span text:style-name="T196_25"><text:s/></text:span><text:span text:style-name="T196_26">the</text:span><text:span text:style-name="T196_27"><text:s/></text:span><text:span text:style-name="T196_28">processor</text:span><text:span text:style-name="T196_29"><text:s/></text:span><text:span text:style-name="T196_30">and</text:span><text:span text:style-name="T196_31"><text:s/></text:span><text:span text:style-name="T196_32">shut</text:span><text:span text:style-name="T196_33"><text:s/></text:span><text:span text:style-name="T196_34">down</text:span><text:span text:style-name="T196_35"><text:s/></text:span><text:span text:style-name="T196_36">the</text:span><text:span text:style-name="T196_37"><text:s/></text:span><text:span text:style-name="T196_38">radio</text:span><text:span text:style-name="T196_39">.</text:span></text:p>
      <text:p text:style-name="P197"/>
      <text:p text:style-name="P198"><text:span text:style-name="T198_1">Slide</text:span><text:span text:style-name="T198_2"><text:s/>(</text:span><text:span text:style-name="T198_3">GWA</text:span><text:span text:style-name="T198_4">):<text:s/></text:span><text:span text:style-name="T198_5">Uncover</text:span><text:span text:style-name="T198_6"><text:s/></text:span><text:span text:style-name="T198_7">scenario</text:span><text:span text:style-name="T198_8">.</text:span></text:p>
      <text:p text:style-name="P199"/>
      <text:p text:style-name="P200"><text:span text:style-name="T200_1">DCS</text:span><text:span text:style-name="T200_2">:<text:s/></text:span><text:span text:style-name="T200_3">What</text:span><text:span text:style-name="T200_4"><text:s/></text:span><text:span text:style-name="T200_5">if</text:span><text:span text:style-name="T200_6"><text:s/></text:span><text:span text:style-name="T200_7">I</text:span><text:span text:style-name="T200_8"><text:s/></text:span><text:span text:style-name="T200_9">suddenly</text:span><text:span text:style-name="T200_10"><text:s/></text:span><text:span text:style-name="T200_11">start</text:span><text:span text:style-name="T200_12"><text:s/></text:span><text:span text:style-name="T200_13">using</text:span><text:span text:style-name="T200_14"><text:s/></text:span><text:span text:style-name="T200_15">the</text:span><text:span text:style-name="T200_16"><text:s/></text:span><text:span text:style-name="T200_17">phone</text:span><text:span text:style-name="T200_18">?</text:span></text:p>
      <text:p text:style-name="P201"/>
      <text:p text:style-name="P202"><text:span text:style-name="T202_1">Genie</text:span><text:span text:style-name="T202_2">:<text:s/></text:span><text:span text:style-name="T202_3">Check</text:span><text:span text:style-name="T202_4"><text:s/></text:span><text:span text:style-name="T202_5">this</text:span><text:span text:style-name="T202_6"><text:s/></text:span><text:span text:style-name="T202_7">out</text:span><text:span text:style-name="T202_8">.</text:span></text:p>
      <text:p text:style-name="P203"/>
      <text:p text:style-name="P204"><text:span text:style-name="T204_1">Slide</text:span><text:span text:style-name="T204_2"><text:s/>(</text:span><text:span text:style-name="T204_3">GWA</text:span><text:span text:style-name="T204_4">):<text:s/></text:span><text:span text:style-name="T204_5">Uncover</text:span><text:span text:style-name="T204_6"><text:s/></text:span><text:span text:style-name="T204_7">scenario</text:span><text:span text:style-name="T204_8">.</text:span></text:p>
      <text:p text:style-name="P205"/>
      <text:p text:style-name="P206"><text:span text:style-name="T206_1">DCS</text:span><text:span text:style-name="T206_2">:<text:s/></text:span><text:span text:style-name="T206_3">I</text:span><text:span text:style-name="T206_4"><text:s/></text:span><text:span text:style-name="T206_5">see</text:span><text:span text:style-name="T206_6"><text:s/></text:span><text:span text:style-name="T206_7">you</text:span><text:span text:style-name="T206_8">’</text:span><text:span text:style-name="T206_9">ve</text:span><text:span text:style-name="T206_10"><text:s/></text:span><text:span text:style-name="T206_11">started</text:span><text:span text:style-name="T206_12"><text:s/></text:span><text:span text:style-name="T206_13">up</text:span><text:span text:style-name="T206_14"><text:s/></text:span><text:span text:style-name="T206_15">a</text:span><text:span text:style-name="T206_16"><text:s/></text:span><text:span text:style-name="T206_17">bunch</text:span><text:span text:style-name="T206_18"><text:s/></text:span><text:span text:style-name="T206_19">of</text:span><text:span text:style-name="T206_20"><text:s/></text:span><text:span text:style-name="T206_21">beefier</text:span><text:span text:style-name="T206_22"><text:s/></text:span><text:span text:style-name="T206_23">components</text:span><text:span text:style-name="T206_24">.</text:span></text:p>
      <text:p text:style-name="P207"/>
      <text:p text:style-name="P208"><text:span text:style-name="T208_1">Genie</text:span><text:span text:style-name="T208_2">:</text:span><text:span text:style-name="T208_3"><text:s/></text:span><text:span text:style-name="T208_4">Right</text:span><text:span text:style-name="T208_5">.<text:s/></text:span><text:span text:style-name="T208_6">And</text:span><text:span text:style-name="T208_7"><text:s/></text:span><text:span text:style-name="T208_8">I</text:span><text:span text:style-name="T208_9"><text:s/></text:span><text:span text:style-name="T208_10">can</text:span><text:span text:style-name="T208_11"><text:s/></text:span><text:span text:style-name="T208_12">track</text:span><text:span text:style-name="T208_13"><text:s/></text:span><text:span text:style-name="T208_14">the</text:span><text:span text:style-name="T208_15"><text:s/></text:span><text:span text:style-name="T208_16">application</text:span><text:span text:style-name="T208_17"><text:s/></text:span><text:span text:style-name="T208_18">state</text:span><text:span text:style-name="T208_19"><text:s/></text:span><text:span text:style-name="T208_20">over</text:span><text:span text:style-name="T208_21"><text:s/></text:span><text:span text:style-name="T208_22">time</text:span><text:span text:style-name="T208_23">,<text:s/></text:span><text:span text:style-name="T208_24">redirecting</text:span><text:span text:style-name="T208_25"><text:s/></text:span><text:span text:style-name="T208_26">power</text:span><text:span text:style-name="T208_27"><text:s/></text:span><text:span text:style-name="T208_28">to</text:span><text:span text:style-name="T208_29"><text:s/></text:span><text:span text:style-name="T208_30">various</text:span><text:span text:style-name="T208_31"><text:s/></text:span><text:span text:style-name="T208_32">component</text:span><text:span text:style-name="T208_33"><text:s/></text:span><text:span text:style-name="T208_34">subsystems</text:span><text:span text:style-name="T208_35"><text:s/></text:span><text:span text:style-name="T208_36">as</text:span><text:span text:style-name="T208_37"><text:s/></text:span><text:span text:style-name="T208_38">application</text:span><text:span text:style-name="T208_39"><text:s/></text:span><text:span text:style-name="T208_40">needs</text:span><text:span text:style-name="T208_41"><text:s/></text:span><text:span text:style-name="T208_42">change</text:span><text:span text:style-name="T208_43">.</text:span></text:p>
      <text:p text:style-name="P209"/>
      <text:p text:style-name="P210"><text:span text:style-name="T210_1">Slide</text:span><text:span text:style-name="T210_2"><text:s/>(</text:span><text:span text:style-name="T210_3">GWA</text:span><text:span text:style-name="T210_4">):<text:s/></text:span><text:span text:style-name="T210_5">Complete</text:span><text:span text:style-name="T210_6"><text:s/></text:span><text:span text:style-name="T210_7">scenario</text:span><text:span text:style-name="T210_8">.</text:span></text:p>
      <text:p text:style-name="P211"/>
      <text:p text:style-name="P212"><text:span text:style-name="T212_1">DCS</text:span><text:span text:style-name="T212_2">:</text:span><text:span text:style-name="T212_3"><text:s/></text:span><text:span text:style-name="T212_4">So</text:span><text:span text:style-name="T212_5"><text:s/></text:span><text:span text:style-name="T212_6">by</text:span><text:span text:style-name="T212_7"><text:s/></text:span><text:span text:style-name="T212_8">adaptively</text:span><text:span text:style-name="T212_9"><text:s/></text:span><text:span text:style-name="T212_10">rebalancing</text:span><text:span text:style-name="T212_11"><text:s/></text:span><text:span text:style-name="T212_12">power</text:span><text:span text:style-name="T212_13"><text:s/></text:span><text:span text:style-name="T212_14">between</text:span><text:span text:style-name="T212_15"><text:s/></text:span><text:span text:style-name="T212_16">different</text:span><text:span text:style-name="T212_17"><text:s/></text:span><text:span text:style-name="T212_18">subsystems</text:span><text:span text:style-name="T212_19">,<text:s/></text:span><text:span text:style-name="T212_20">you</text:span><text:span text:style-name="T212_21"><text:s/></text:span><text:span text:style-name="T212_22">can</text:span><text:span text:style-name="T212_23"><text:s/></text:span><text:span text:style-name="T212_24">keep</text:span><text:span text:style-name="T212_25"><text:s/></text:span><text:span text:style-name="T212_26">up</text:span><text:span text:style-name="T212_27"><text:s/></text:span><text:span text:style-name="T212_28">with</text:span><text:span text:style-name="T212_29"><text:s/></text:span><text:span text:style-name="T212_30">application</text:span><text:span text:style-name="T212_31"><text:s/></text:span><text:span text:style-name="T212_32">and</text:span><text:span text:style-name="T212_33"><text:s/></text:span><text:span text:style-name="T212_34">user</text:span><text:span text:style-name="T212_35"><text:s/></text:span><text:span text:style-name="T212_36">demands</text:span><text:span text:style-name="T212_37"><text:s/></text:span><text:span text:style-name="T212_38">while</text:span><text:span text:style-name="T212_39"><text:s/></text:span><text:span text:style-name="T212_40">keeping</text:span><text:span text:style-name="T212_41"><text:s/></text:span><text:span text:style-name="T212_42">the</text:span><text:span text:style-name="T212_43"><text:s/></text:span><text:span text:style-name="T212_44">overall</text:span><text:span text:style-name="T212_45"><text:s/></text:span><text:span text:style-name="T212_46">power</text:span><text:span text:style-name="T212_47"><text:s/></text:span><text:span text:style-name="T212_48">draw</text:span><text:span text:style-name="T212_49"><text:s/></text:span><text:span text:style-name="T212_50">down</text:span><text:span text:style-name="T212_51">.<text:s/></text:span><text:span text:style-name="T212_52">With</text:span><text:span text:style-name="T212_53"><text:s/>144<text:s/></text:span><text:span text:style-name="T212_54">different</text:span><text:span text:style-name="T212_55"><text:s/></text:span><text:span text:style-name="T212_56">devices</text:span><text:span text:style-name="T212_57"><text:s/></text:span><text:span text:style-name="T212_58">to</text:span><text:span text:style-name="T212_59"><text:s/></text:span><text:span text:style-name="T212_60">choose</text:span><text:span text:style-name="T212_61"><text:s/></text:span><text:span text:style-name="T212_62">from</text:span><text:span text:style-name="T212_63">,<text:s/></text:span><text:span text:style-name="T212_64">I</text:span><text:span text:style-name="T212_65"><text:s/></text:span><text:span text:style-name="T212_66">bet</text:span><text:span text:style-name="T212_67"><text:s/></text:span><text:span text:style-name="T212_68">you</text:span><text:span text:style-name="T212_69"><text:s/></text:span><text:span text:style-name="T212_70">can</text:span><text:span text:style-name="T212_71"><text:s/></text:span><text:span text:style-name="T212_72">find</text:span><text:span text:style-name="T212_73"><text:s/></text:span><text:span text:style-name="T212_74">the</text:span><text:span text:style-name="T212_75"><text:s/></text:span><text:span text:style-name="T212_76">perfect</text:span><text:span text:style-name="T212_77"><text:s/></text:span><text:span text:style-name="T212_78">one</text:span><text:span text:style-name="T212_79"><text:s/></text:span><text:span text:style-name="T212_80">for</text:span><text:span text:style-name="T212_81"><text:s/></text:span><text:span text:style-name="T212_82">every</text:span><text:span text:style-name="T212_83"><text:s/></text:span><text:span text:style-name="T212_84">moment</text:span><text:span text:style-name="T212_85">.</text:span></text:p>
      <text:p text:style-name="P213"/>
      <text:p text:style-name="P214"><text:span text:style-name="T214_1">Genie</text:span><text:span text:style-name="T214_2">:</text:span><text:span text:style-name="T214_3"><text:s/></text:span><text:span text:style-name="T214_4">That</text:span><text:span text:style-name="T214_5">’</text:span><text:span text:style-name="T214_6">s</text:span><text:span text:style-name="T214_7"><text:s/></text:span><text:span text:style-name="T214_8">right</text:span><text:span text:style-name="T214_9">!<text:s/></text:span><text:span text:style-name="T214_10">And</text:span><text:span text:style-name="T214_11"><text:s/></text:span><text:span text:style-name="T214_12">once</text:span><text:span text:style-name="T214_13"><text:s/></text:span><text:span text:style-name="T214_14">you</text:span><text:span text:style-name="T214_15">’</text:span><text:span text:style-name="T214_16">re</text:span><text:span text:style-name="T214_17"><text:s/></text:span><text:span text:style-name="T214_18">finished</text:span><text:span text:style-name="T214_19"><text:s/></text:span><text:span text:style-name="T214_20">with</text:span><text:span text:style-name="T214_21"><text:s/></text:span><text:span text:style-name="T214_22">the</text:span><text:span text:style-name="T214_23"><text:s/></text:span><text:span text:style-name="T214_24">interactive</text:span><text:span text:style-name="T214_25"><text:s/></text:span><text:span text:style-name="T214_26">application</text:span><text:span text:style-name="T214_27">,<text:s/></text:span><text:span text:style-name="T214_28">the</text:span><text:span text:style-name="T214_29"><text:s/></text:span><text:span text:style-name="T214_30">background</text:span><text:span text:style-name="T214_31"><text:s/></text:span><text:span text:style-name="T214_32">task</text:span><text:span text:style-name="T214_33"><text:s/></text:span><text:span text:style-name="T214_34">completes</text:span><text:span text:style-name="T214_35"><text:s/></text:span><text:span text:style-name="T214_36">and</text:span><text:span text:style-name="T214_37"><text:s/></text:span><text:span text:style-name="T214_38">the</text:span><text:span text:style-name="T214_39"><text:s/></text:span><text:span text:style-name="T214_40">phone</text:span><text:span text:style-name="T214_41"><text:s/></text:span><text:span text:style-name="T214_42">goes</text:span><text:span text:style-name="T214_43"><text:s/></text:span><text:span text:style-name="T214_44">back</text:span><text:span text:style-name="T214_45"><text:s/></text:span><text:span text:style-name="T214_46">to</text:span><text:span text:style-name="T214_47"><text:s/></text:span><text:span text:style-name="T214_48">sleep</text:span><text:span text:style-name="T214_49">.</text:span></text:p>
      <text:p text:style-name="P215"/>
      <text:p text:style-name="P216"><text:span text:style-name="T216_1">Slide</text:span><text:span text:style-name="T216_2"><text:s/>(</text:span><text:span text:style-name="T216_3">GWA</text:span><text:span text:style-name="T216_4">):<text:s/></text:span><text:span text:style-name="T216_5">Complete</text:span><text:span text:style-name="T216_6"><text:s/></text:span><text:span text:style-name="T216_7">scenario</text:span><text:span text:style-name="T216_8">.</text:span></text:p>
      <text:p text:style-name="P217"/>
      <text:p text:style-name="P218"><text:span text:style-name="T218_1">DCS</text:span><text:span text:style-name="T218_2">:</text:span><text:span text:style-name="T218_3"><text:s/></text:span><text:span text:style-name="T218_4">This</text:span><text:span text:style-name="T218_5"><text:s/></text:span><text:span text:style-name="T218_6">is</text:span><text:span text:style-name="T218_7"><text:s/></text:span><text:span text:style-name="T218_8">really</text:span><text:span text:style-name="T218_9"><text:s/></text:span><text:span text:style-name="T218_10">cool</text:span><text:span text:style-name="T218_11">.<text:s/></text:span><text:span text:style-name="T218_12">I</text:span><text:span text:style-name="T218_13">'</text:span><text:span text:style-name="T218_14">m</text:span><text:span text:style-name="T218_15"><text:s/></text:span><text:span text:style-name="T218_16">still</text:span><text:span text:style-name="T218_17"><text:s/></text:span><text:span text:style-name="T218_18">wondering</text:span><text:span text:style-name="T218_19"><text:s/></text:span><text:span text:style-name="T218_20">about</text:span><text:span text:style-name="T218_21"><text:s/></text:span><text:span text:style-name="T218_22">how</text:span><text:span text:style-name="T218_23"><text:s/></text:span><text:span text:style-name="T218_24">you</text:span><text:span text:style-name="T218_25"><text:s/></text:span><text:span text:style-name="T218_26">pick</text:span><text:span text:style-name="T218_27"><text:s/></text:span><text:span text:style-name="T218_28">components</text:span><text:span text:style-name="T218_29"><text:s/></text:span><text:span text:style-name="T218_30">for</text:span><text:span text:style-name="T218_31"><text:s/></text:span><text:span text:style-name="T218_32">this</text:span><text:span text:style-name="T218_33"><text:s/></text:span><text:span text:style-name="T218_34">device</text:span><text:span text:style-name="T218_35"><text:s/></text:span><text:span text:style-name="T218_36">and</text:span><text:span text:style-name="T218_37"><text:s/></text:span><text:span text:style-name="T218_38">manage</text:span><text:span text:style-name="T218_39"><text:s/></text:span><text:span text:style-name="T218_40">the</text:span><text:span text:style-name="T218_41"><text:s/></text:span><text:span text:style-name="T218_42">transitions</text:span><text:span text:style-name="T218_43"><text:s/></text:span><text:span text:style-name="T218_44">between</text:span><text:span text:style-name="T218_45"><text:s/></text:span><text:span text:style-name="T218_46">component</text:span><text:span text:style-name="T218_47"><text:s/></text:span><text:span text:style-name="T218_48">ensembles</text:span><text:span text:style-name="T218_49">.</text:span></text:p>
      <text:p text:style-name="P219"/>
      <text:p text:style-name="P220"><text:span text:style-name="T220_1">Genie</text:span><text:span text:style-name="T220_2">:</text:span><text:span text:style-name="T220_3"><text:s/></text:span><text:span text:style-name="T220_4">Well</text:span><text:span text:style-name="T220_5">,<text:s/></text:span><text:span text:style-name="T220_6">dorky</text:span><text:span text:style-name="T220_7"><text:s/></text:span><text:span text:style-name="T220_8">computer</text:span><text:span text:style-name="T220_9"><text:s/></text:span><text:span text:style-name="T220_10">scientists</text:span><text:span text:style-name="T220_11"><text:s/></text:span><text:span text:style-name="T220_12">have</text:span><text:span text:style-name="T220_13"><text:s/></text:span><text:span text:style-name="T220_14">to</text:span><text:span text:style-name="T220_15"><text:s/></text:span><text:span text:style-name="T220_16">do</text:span><text:span text:style-name="T220_17"><text:s/></text:span><text:span text:style-name="T220_18">something</text:span><text:span text:style-name="T220_19"><text:s/></text:span><text:span text:style-name="T220_20">right</text:span><text:span text:style-name="T220_21">?<text:s/></text:span><text:span text:style-name="T220_22">Call</text:span><text:span text:style-name="T220_23"><text:s/></text:span><text:span text:style-name="T220_24">this</text:span><text:span text:style-name="T220_25"><text:s/></text:span><text:span text:style-name="T220_26">the</text:span><text:span text:style-name="T220_27"><text:s/></text:span><text:span text:style-name="T220_28">power</text:span><text:span text:style-name="T220_29">-</text:span><text:span text:style-name="T220_30">agile</text:span><text:span text:style-name="T220_31"><text:s/></text:span><text:span text:style-name="T220_32">multicomputer</text:span><text:span text:style-name="T220_33">.<text:s/></text:span><text:span text:style-name="T220_34">That</text:span><text:span text:style-name="T220_35">'</text:span><text:span text:style-name="T220_36">s</text:span><text:span text:style-name="T220_37"><text:s/></text:span><text:span text:style-name="T220_38">sure</text:span><text:span text:style-name="T220_39"><text:s/></text:span><text:span text:style-name="T220_40">to</text:span><text:span text:style-name="T220_41"><text:s/></text:span><text:span text:style-name="T220_42">catch</text:span><text:span text:style-name="T220_43"><text:s/></text:span><text:span text:style-name="T220_44">on</text:span><text:span text:style-name="T220_45">!</text:span></text:p>
      <text:p text:style-name="P221"/>
      <text:p text:style-name="P222"><text:span text:style-name="T222_1">Slide</text:span><text:span text:style-name="T222_2"><text:s/>(</text:span><text:span text:style-name="T222_3">GWA</text:span><text:span text:style-name="T222_4">):<text:s/></text:span><text:span text:style-name="T222_5">The</text:span><text:span text:style-name="T222_6"><text:s/></text:span><text:span text:style-name="T222_7">power</text:span><text:span text:style-name="T222_8">-</text:span><text:span text:style-name="T222_9">agile</text:span><text:span text:style-name="T222_10"><text:s/></text:span><text:span text:style-name="T222_11">multicomputer</text:span><text:span text:style-name="T222_12">.</text:span></text:p>
      <text:p text:style-name="P223"/>
      <text:p text:style-name="P224"><text:span text:style-name="T224_1">DCS</text:span><text:span text:style-name="T224_2">:</text:span><text:span text:style-name="T224_3"><text:s/></text:span><text:span text:style-name="T224_4">Also</text:span><text:span text:style-name="T224_5">,<text:s/></text:span><text:span text:style-name="T224_6">won</text:span><text:span text:style-name="T224_7">'</text:span><text:span text:style-name="T224_8">t</text:span><text:span text:style-name="T224_9"><text:s/></text:span><text:span text:style-name="T224_10">this</text:span><text:span text:style-name="T224_11"><text:s/></text:span><text:span text:style-name="T224_12">be</text:span><text:span text:style-name="T224_13"><text:s/></text:span><text:span text:style-name="T224_14">more</text:span><text:span text:style-name="T224_15"><text:s/></text:span><text:span text:style-name="T224_16">expensive</text:span><text:span text:style-name="T224_17">?</text:span></text:p>
      <text:p text:style-name="P225"/>
      <text:p text:style-name="P226"><text:span text:style-name="T226_1">Slide</text:span><text:span text:style-name="T226_2"><text:s/>(</text:span><text:span text:style-name="T226_3">GWA</text:span><text:span text:style-name="T226_4">):<text:s/></text:span><text:span text:style-name="T226_5">Challenges</text:span><text:span text:style-name="T226_6"><text:s/></text:span><text:span text:style-name="T226_7">slide</text:span><text:span text:style-name="T226_8">.<text:s/></text:span><text:span text:style-name="T226_9">Include</text:span><text:span text:style-name="T226_10"><text:s/></text:span><text:span text:style-name="T226_11">device</text:span><text:span text:style-name="T226_12"><text:s/></text:span><text:span text:style-name="T226_13">complexity</text:span><text:span text:style-name="T226_14"><text:s/></text:span><text:span text:style-name="T226_15">and</text:span><text:span text:style-name="T226_16"><text:s/></text:span><text:span text:style-name="T226_17">cost</text:span><text:span text:style-name="T226_18">.</text:span></text:p>
      <text:p text:style-name="P227"/>
      <text:p text:style-name="P228"><text:span text:style-name="T228_1">Genie</text:span><text:span text:style-name="T228_2">:</text:span><text:span text:style-name="T228_3"><text:s/></text:span><text:span text:style-name="T228_4">Probably</text:span><text:span text:style-name="T228_5">,<text:s/></text:span><text:span text:style-name="T228_6">but</text:span><text:span text:style-name="T228_7"><text:s/></text:span><text:span text:style-name="T228_8">it</text:span><text:span text:style-name="T228_9"><text:s/></text:span><text:span text:style-name="T228_10">might</text:span><text:span text:style-name="T228_11"><text:s/></text:span><text:span text:style-name="T228_12">last</text:span><text:span text:style-name="T228_13"><text:s/></text:span><text:span text:style-name="T228_14">longer</text:span><text:span text:style-name="T228_15"><text:s/></text:span><text:span text:style-name="T228_16">because</text:span><text:span text:style-name="T228_17"><text:s/></text:span><text:span text:style-name="T228_18">it</text:span><text:span text:style-name="T228_19"><text:s/></text:span><text:span text:style-name="T228_20">will</text:span><text:span text:style-name="T228_21"><text:s/></text:span><text:span text:style-name="T228_22">be</text:span><text:span text:style-name="T228_23"><text:s/></text:span><text:span text:style-name="T228_24">able</text:span><text:span text:style-name="T228_25"><text:s/></text:span><text:span text:style-name="T228_26">to</text:span><text:span text:style-name="T228_27"><text:s/></text:span><text:span text:style-name="T228_28">keep</text:span><text:span text:style-name="T228_29"><text:s/></text:span><text:span text:style-name="T228_30">up</text:span><text:span text:style-name="T228_31"><text:s/></text:span><text:span text:style-name="T228_32">with</text:span><text:span text:style-name="T228_33"><text:s/></text:span><text:span text:style-name="T228_34">changing</text:span><text:span text:style-name="T228_35"><text:s/></text:span><text:span text:style-name="T228_36">application</text:span><text:span text:style-name="T228_37"><text:s/></text:span><text:span text:style-name="T228_38">demands</text:span><text:span text:style-name="T228_39"><text:s/></text:span><text:span text:style-name="T228_40">over</text:span><text:span text:style-name="T228_41"><text:s/></text:span><text:span text:style-name="T228_42">time</text:span><text:span text:style-name="T228_43">.<text:s/></text:span><text:span text:style-name="T228_44">The</text:span><text:span text:style-name="T228_45"><text:s/></text:span><text:span text:style-name="T228_46">more</text:span><text:span text:style-name="T228_47"><text:s/></text:span><text:span text:style-name="T228_48">power</text:span><text:span text:style-name="T228_49"><text:s/></text:span><text:span text:style-name="T228_50">you</text:span><text:span text:style-name="T228_51"><text:s/></text:span><text:span text:style-name="T228_52">give</text:span><text:span text:style-name="T228_53"><text:s/></text:span><text:span text:style-name="T228_54">me</text:span><text:span text:style-name="T228_55"><text:s/></text:span><text:span text:style-name="T228_56">the</text:span><text:span text:style-name="T228_57"><text:s/></text:span><text:span text:style-name="T228_58">more</text:span><text:span text:style-name="T228_59"><text:s/></text:span><text:span text:style-name="T228_60">performance</text:span><text:span text:style-name="T228_61"><text:s/></text:span><text:span text:style-name="T228_62">I</text:span><text:span text:style-name="T228_63"><text:s/></text:span><text:span text:style-name="T228_64">give</text:span><text:span text:style-name="T228_65"><text:s/></text:span><text:span text:style-name="T228_66">you</text:span><text:span text:style-name="T228_67">,<text:s/></text:span><text:span text:style-name="T228_68">and</text:span><text:span text:style-name="T228_69"><text:s/></text:span><text:span text:style-name="T228_70">unless</text:span><text:span text:style-name="T228_71"><text:s/></text:span><text:span text:style-name="T228_72">you</text:span><text:span text:style-name="T228_73"><text:s/></text:span><text:span text:style-name="T228_74">have</text:span><text:span text:style-name="T228_75"><text:s/></text:span><text:span text:style-name="T228_76">an</text:span><text:span text:style-name="T228_77"><text:s/></text:span><text:span text:style-name="T228_78">Apple</text:span><text:span text:style-name="T228_79"><text:s/></text:span><text:span text:style-name="T228_80">product</text:span><text:span text:style-name="T228_81">,<text:s/></text:span><text:span text:style-name="T228_82">the</text:span><text:span text:style-name="T228_83"><text:s/></text:span><text:span text:style-name="T228_84">battery</text:span><text:span text:style-name="T228_85"><text:s/></text:span><text:span text:style-name="T228_86">is</text:span><text:span text:style-name="T228_87"><text:s/></text:span><text:span text:style-name="T228_88">the</text:span><text:span text:style-name="T228_89"><text:s/></text:span><text:span text:style-name="T228_90">easiest</text:span><text:span text:style-name="T228_91"><text:s/></text:span><text:span text:style-name="T228_92">part</text:span><text:span text:style-name="T228_93"><text:s/></text:span><text:span text:style-name="T228_94">of</text:span><text:span text:style-name="T228_95"><text:s/></text:span><text:span text:style-name="T228_96">the</text:span><text:span text:style-name="T228_97"><text:s/></text:span><text:span text:style-name="T228_98">phone</text:span><text:span text:style-name="T228_99"><text:s/></text:span><text:span text:style-name="T228_100">to</text:span><text:span text:style-name="T228_101"><text:s/></text:span><text:span text:style-name="T228_102">replace</text:span><text:span text:style-name="T228_103">.<text:s/></text:span><text:span text:style-name="T228_104">Plus</text:span><text:span text:style-name="T228_105">,<text:s/></text:span><text:span text:style-name="T228_106">your</text:span><text:span text:style-name="T228_107"><text:s/></text:span><text:span text:style-name="T228_108">phone</text:span><text:span text:style-name="T228_109"><text:s/></text:span><text:span text:style-name="T228_110">already</text:span><text:span text:style-name="T228_111"><text:s/></text:span><text:span text:style-name="T228_112">has</text:span><text:span text:style-name="T228_113"><text:s/></text:span><text:span text:style-name="T228_114">seven</text:span><text:span text:style-name="T228_115"><text:s/></text:span><text:span text:style-name="T228_116">processors</text:span><text:span text:style-name="T228_117"><text:s/></text:span><text:span text:style-name="T228_118">on</text:span><text:span text:style-name="T228_119"><text:s/></text:span><text:span text:style-name="T228_120">it</text:span><text:span text:style-name="T228_121">.<text:s/></text:span><text:span text:style-name="T228_122">Just</text:span><text:span text:style-name="T228_123"><text:s/></text:span><text:span text:style-name="T228_124">figure</text:span><text:span text:style-name="T228_125"><text:s/></text:span><text:span text:style-name="T228_126">out</text:span><text:span text:style-name="T228_127"><text:s/></text:span><text:span text:style-name="T228_128">how</text:span><text:span text:style-name="T228_129"><text:s/></text:span><text:span text:style-name="T228_130">to</text:span><text:span text:style-name="T228_131"><text:s/></text:span><text:span text:style-name="T228_132">use</text:span><text:span text:style-name="T228_133"><text:s/></text:span><text:span text:style-name="T228_134">them</text:span><text:span text:style-name="T228_135">.</text:span></text:p>
      <text:p text:style-name="P229"/>
      <text:p text:style-name="P230"><text:span text:style-name="T230_1">DCS</text:span><text:span text:style-name="T230_2">:</text:span><text:span text:style-name="T230_3"><text:s/></text:span><text:span text:style-name="T230_4">That</text:span><text:span text:style-name="T230_5">'</text:span><text:span text:style-name="T230_6">s</text:span><text:span text:style-name="T230_7"><text:s/></text:span><text:span text:style-name="T230_8">true</text:span><text:span text:style-name="T230_9">.<text:s/></text:span><text:span text:style-name="T230_10">But</text:span><text:span text:style-name="T230_11"><text:s/></text:span><text:span text:style-name="T230_12">you</text:span><text:span text:style-name="T230_13"><text:s/></text:span><text:span text:style-name="T230_14">know</text:span><text:span text:style-name="T230_15"><text:s/></text:span><text:span text:style-name="T230_16">what</text:span><text:span text:style-name="T230_17"><text:s/></text:span><text:span text:style-name="T230_18">the</text:span><text:span text:style-name="T230_19"><text:s/></text:span><text:span text:style-name="T230_20">best</text:span><text:span text:style-name="T230_21"><text:s/></text:span><text:span text:style-name="T230_22">thing</text:span><text:span text:style-name="T230_23"><text:s/></text:span><text:span text:style-name="T230_24">about</text:span><text:span text:style-name="T230_25"><text:s/></text:span><text:span text:style-name="T230_26">this</text:span><text:span text:style-name="T230_27"><text:s/></text:span><text:span text:style-name="T230_28">is</text:span><text:span text:style-name="T230_29">?</text:span></text:p>
      <text:p text:style-name="P231"/>
      <text:p text:style-name="P232"><text:span text:style-name="T232_1">Genie</text:span><text:span text:style-name="T232_2">:</text:span><text:span text:style-name="T232_3"><text:s/></text:span><text:span text:style-name="T232_4">What</text:span><text:span text:style-name="T232_5">?</text:span></text:p>
      <text:p text:style-name="P233"/>
      <text:p text:style-name="P234"><text:span text:style-name="T234_1">DCS</text:span><text:span text:style-name="T234_2">:</text:span><text:span text:style-name="T234_3"><text:s/></text:span><text:span text:style-name="T234_4">No</text:span><text:span text:style-name="T234_5"><text:s/></text:span><text:span text:style-name="T234_6">Shazam</text:span><text:span text:style-name="T234_7">!</text:span></text:p>
      <text:p text:style-name="P235"/>
      <text:p text:style-name="P236"><text:span text:style-name="T236_1">Genie</text:span><text:span text:style-name="T236_2">:</text:span><text:span text:style-name="T236_3"><text:s/></text:span><text:span text:style-name="T236_4">Right</text:span><text:span text:style-name="T236_5">.<text:s/></text:span><text:span text:style-name="T236_6">No</text:span><text:span text:style-name="T236_7"><text:s/></text:span><text:span text:style-name="T236_8">Shazam</text:span><text:span text:style-name="T236_9">.</text:span></text:p>
      <text:p text:style-name="P237"/>
      <text:p text:style-name="P238"><text:span text:style-name="T238_1">Slide</text:span><text:span text:style-name="T238_2"><text:s/>(</text:span><text:span text:style-name="T238_3">GWA</text:span><text:span text:style-name="T238_4">):<text:s/></text:span><text:span text:style-name="T238_5">No</text:span><text:span text:style-name="T238_6"><text:s/></text:span><text:span text:style-name="T238_7">Shazam</text:span><text:span text:style-name="T238_8"><text:s/></text:span><text:span text:style-name="T238_9">slide</text:span><text:span text:style-name="T238_10">.</text:span></text:p>
      <text:p text:style-name="P239"/>
      <text:p text:style-name="P240"><text:span text:style-name="T240_1">Genie</text:span><text:span text:style-name="T240_2">:</text:span><text:span text:style-name="T240_3"><text:s/></text:span><text:span text:style-name="T240_4">Well</text:span><text:span text:style-name="T240_5">,<text:s/></text:span><text:span text:style-name="T240_6">we</text:span><text:span text:style-name="T240_7">'</text:span><text:span text:style-name="T240_8">re</text:span><text:span text:style-name="T240_9"><text:s/></text:span><text:span text:style-name="T240_10">almost</text:span><text:span text:style-name="T240_11"><text:s/></text:span><text:span text:style-name="T240_12">out</text:span><text:span text:style-name="T240_13"><text:s/></text:span><text:span text:style-name="T240_14">of</text:span><text:span text:style-name="T240_15"><text:s/></text:span><text:span text:style-name="T240_16">time</text:span><text:span text:style-name="T240_17"><text:s/></text:span><text:span text:style-name="T240_18">here</text:span><text:span text:style-name="T240_19">,<text:s/></text:span><text:span text:style-name="T240_20">time</text:span><text:span text:style-name="T240_21"><text:s/></text:span><text:span text:style-name="T240_22">for</text:span><text:span text:style-name="T240_23"><text:s/></text:span><text:span text:style-name="T240_24">me</text:span><text:span text:style-name="T240_25"><text:s/></text:span><text:span text:style-name="T240_26">to</text:span><text:span text:style-name="T240_27"><text:s/></text:span><text:span text:style-name="T240_28">get</text:span><text:span text:style-name="T240_29"><text:s/></text:span><text:span text:style-name="T240_30">back</text:span><text:span text:style-name="T240_31"><text:s/></text:span><text:span text:style-name="T240_32">to</text:span><text:span text:style-name="T240_33"><text:s/></text:span><text:span text:style-name="T240_34">the</text:span><text:span text:style-name="T240_35"><text:s/></text:span><text:span text:style-name="T240_36">bottle</text:span><text:span text:style-name="T240_37">...</text:span></text:p>
      <text:p text:style-name="P241"/>
      <text:p text:style-name="P242"><text:span text:style-name="T242_1">Slide</text:span><text:span text:style-name="T242_2"><text:s/>(</text:span><text:span text:style-name="T242_3">GWA</text:span><text:span text:style-name="T242_4">):<text:s/></text:span><text:span text:style-name="T242_5">GWA</text:span><text:span text:style-name="T242_6"><text:s/></text:span><text:span text:style-name="T242_7">to</text:span><text:span text:style-name="T242_8"><text:s/></text:span><text:span text:style-name="T242_9">the</text:span><text:span text:style-name="T242_10"><text:s/></text:span><text:span text:style-name="T242_11">bottle</text:span><text:span text:style-name="T242_12"><text:s/></text:span><text:span text:style-name="T242_13">slide</text:span><text:span text:style-name="T242_14">.</text:span></text:p>
      <text:p text:style-name="P243"/>
      <text:p text:style-name="P244"><text:span text:style-name="T244_1">DCS</text:span><text:span text:style-name="T244_2">:</text:span><text:span text:style-name="T244_3"><text:s/></text:span><text:span text:style-name="T244_4">Wait</text:span><text:span text:style-name="T244_5">!<text:s/></text:span><text:span text:style-name="T244_6">I</text:span><text:span text:style-name="T244_7"><text:s/></text:span><text:span text:style-name="T244_8">still</text:span><text:span text:style-name="T244_9"><text:s/></text:span><text:span text:style-name="T244_10">have</text:span><text:span text:style-name="T244_11"><text:s/></text:span><text:span text:style-name="T244_12">one</text:span><text:span text:style-name="T244_13"><text:s/></text:span><text:span text:style-name="T244_14">wish</text:span><text:span text:style-name="T244_15"><text:s/></text:span><text:span text:style-name="T244_16">left</text:span><text:span text:style-name="T244_17">!</text:span></text:p>
      <text:p text:style-name="P245"/>
      <text:p text:style-name="P246"><text:span text:style-name="T246_1">Genie</text:span><text:span text:style-name="T246_2">:</text:span><text:span text:style-name="T246_3"><text:s/></text:span><text:span text:style-name="T246_4">OK</text:span><text:span text:style-name="T246_5">,<text:s/></text:span><text:span text:style-name="T246_6">quickly</text:span><text:span text:style-name="T246_7"><text:s/></text:span><text:span text:style-name="T246_8">then</text:span><text:span text:style-name="T246_9">...</text:span></text:p>
      <text:p text:style-name="P247"/>
      <text:p text:style-name="P248"><text:span text:style-name="T248_1">DCS</text:span><text:span text:style-name="T248_2">:</text:span><text:span text:style-name="T248_3"><text:s/></text:span><text:span text:style-name="T248_4">I</text:span><text:span text:style-name="T248_5"><text:s/></text:span><text:span text:style-name="T248_6">wish</text:span><text:span text:style-name="T248_7"><text:s/></text:span><text:span text:style-name="T248_8">for</text:span><text:span text:style-name="T248_9"><text:s/></text:span><text:span text:style-name="T248_10">world</text:span><text:span text:style-name="T248_11"><text:s/></text:span><text:span text:style-name="T248_12">peace</text:span><text:span text:style-name="T248_13">!</text:span></text:p>
      <text:p text:style-name="P249"/>
      <text:p text:style-name="P250"><text:span text:style-name="T250_1">Genie</text:span><text:span text:style-name="T250_2">:</text:span><text:span text:style-name="T250_3"><text:s/></text:span><text:span text:style-name="T250_4">That</text:span><text:span text:style-name="T250_5">'</text:span><text:span text:style-name="T250_6">s</text:span><text:span text:style-name="T250_7"><text:s/></text:span><text:span text:style-name="T250_8">easy</text:span><text:span text:style-name="T250_9">:<text:s/></text:span><text:span text:style-name="T250_10">Shazam</text:span><text:span text:style-name="T250_11">!</text:span></text:p>
      <text:p text:style-name="P251"/>
      <text:p text:style-name="P252"><text:span text:style-name="T252_1">Slide</text:span><text:span text:style-name="T252_2"><text:s/>(</text:span><text:span text:style-name="T252_3">GWA</text:span><text:span text:style-name="T252_4">):<text:s/></text:span><text:span text:style-name="T252_5">Picture</text:span><text:span text:style-name="T252_6"><text:s/></text:span><text:span text:style-name="T252_7">of</text:span><text:span text:style-name="T252_8"><text:s/></text:span><text:span text:style-name="T252_9">Matt</text:span><text:span text:style-name="T252_10"><text:s/></text:span><text:span text:style-name="T252_11">Welsh</text:span><text:span text:style-name="T252_12"><text:s/></text:span><text:span text:style-name="T252_13">over</text:span><text:span text:style-name="T252_14"><text:s/></text:span><text:span text:style-name="T252_15">the</text:span><text:span text:style-name="T252_16"><text:s/></text:span><text:span text:style-name="T252_17">title</text:span><text:span text:style-name="T252_18"><text:s/></text:span><text:span text:style-name="T252_19">of</text:span><text:span text:style-name="T252_20"><text:s/>“</text:span><text:span text:style-name="T252_21">Benevolent</text:span><text:span text:style-name="T252_22"><text:s/></text:span><text:span text:style-name="T252_23">Dictator</text:span><text:span text:style-name="T252_24">”.</text:span></text:p>
      <text:p text:style-name="P253"/>
      <text:p text:style-name="P254"><text:span text:style-name="T254_1">DCS</text:span><text:span text:style-name="T254_2">:</text:span><text:span text:style-name="T254_3"><text:s/></text:span><text:span text:style-name="T254_4">I</text:span><text:span text:style-name="T254_5"><text:s/></text:span><text:span text:style-name="T254_6">think</text:span><text:span text:style-name="T254_7"><text:s/></text:span><text:span text:style-name="T254_8">that</text:span><text:span text:style-name="T254_9"><text:s/></text:span><text:span text:style-name="T254_10">the</text:span><text:span text:style-name="T254_11"><text:s/></text:span><text:span text:style-name="T254_12">Genie</text:span><text:span text:style-name="T254_13"><text:s/></text:span><text:span text:style-name="T254_14">can</text:span><text:span text:style-name="T254_15"><text:s/></text:span><text:span text:style-name="T254_16">stick</text:span><text:span text:style-name="T254_17"><text:s/></text:span><text:span text:style-name="T254_18">around</text:span><text:span text:style-name="T254_19"><text:s/></text:span><text:span text:style-name="T254_20">for</text:span><text:span text:style-name="T254_21"><text:s/></text:span><text:span text:style-name="T254_22">a</text:span><text:span text:style-name="T254_23"><text:s/></text:span><text:span text:style-name="T254_24">few</text:span><text:span text:style-name="T254_25"><text:s/></text:span><text:span text:style-name="T254_26">questions</text:span><text:span text:style-name="T254_27">...</text:span></text:p>
      <text:p text:style-name="P255"/>
      <text:p text:style-name="P256"><text:span text:style-name="T256_1">Genie</text:span><text:span text:style-name="T256_2">:</text:span><text:span text:style-name="T256_3"><text:s/></text:span><text:span text:style-name="T256_4">Sure</text:span><text:span text:style-name="T256_5">!</text:span></text:p>
      <text:p text:style-name="P257"/>
      <text:p text:style-name="P258"><text:span text:style-name="T258_1">Slide</text:span><text:span text:style-name="T258_2"><text:s/>(</text:span><text:span text:style-name="T258_3">GWA</text:span><text:span text:style-name="T258_4">):<text:s/></text:span><text:span text:style-name="T258_5">Summary</text:span><text:span text:style-name="T258_6"><text:s/></text:span><text:span text:style-name="T258_7">slide</text:span><text:span text:style-name="T258_8"><text:s/></text:span><text:span text:style-name="T258_9">triggered</text:span><text:span text:style-name="T258_10"><text:s/></text:span><text:span text:style-name="T258_11">during</text:span><text:span text:style-name="T258_12"><text:s/></text:span><text:span text:style-name="T258_13">applause</text:span><text:span text:style-name="T258_14">.<text:s/></text:span><text:span text:style-name="T258_15">Shows</text:span><text:span text:style-name="T258_16"><text:s/></text:span><text:span text:style-name="T258_17">title</text:span><text:span text:style-name="T258_18">,<text:s/></text:span><text:span text:style-name="T258_19">main</text:span><text:span text:style-name="T258_20"><text:s/></text:span><text:span text:style-name="T258_21">ideas</text:span><text:span text:style-name="T258_22">,<text:s/></text:span><text:span text:style-name="T258_23">challenges</text:span><text:span text:style-name="T258_24">,<text:s/></text:span><text:span text:style-name="T258_25">etc</text:span><text:span text:style-name="T258_2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